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268E0000272DB944B69F.svm"/>
  <manifest:file-entry manifest:media-type="" manifest:full-path="Pictures/2000000700005AC100005627232717D6.svm"/>
  <manifest:file-entry manifest:media-type="" manifest:full-path="Pictures/2000000700002EB800001AABB157C4D9.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CMSY10" svg:font-family="CMSY10"/>
    <style:font-face style:name="Lucidasans1" svg:font-family="Lucidasans"/>
    <style:font-face style:name="OpenSymbol" svg:font-family="OpenSymbol"/>
    <style:font-face style:name="Segoe UI1" svg:font-family="'Segoe UI'"/>
    <style:font-face style:name="Segoe UI" svg:font-family="'Segoe UI'" style:font-adornments="Regular"/>
    <style:font-face style:name="monospace" svg:font-family="monospace"/>
    <style:font-face style:name="Times New Roman1" svg:font-family="'Times New Roman'" style:font-adornments="Regular" style:font-family-generic="roman"/>
    <style:font-face style:name="TimesNewRoman,Bold" svg:font-family="'TimesNewRoman,Bold'" style:font-family-generic="roman"/>
    <style:font-face style:name="Tahoma" svg:font-family="Tahoma" style:font-adornments="Regular" style:font-family-generic="swiss"/>
    <style:font-face style:name="GraphicSabon-Roman" svg:font-family="GraphicSabon-Roman" style:font-family-generic="system"/>
    <style:font-face style:name="Monospace" svg:font-family="Monospace" style:font-pitch="fixed"/>
    <style:font-face style:name="Courier" svg:font-family="Courier" style:font-adornments="Regular" style:font-family-generic="modern" style:font-pitch="fixed"/>
    <style:font-face style:name="Courier New" svg:font-family="'Courier New'" style:font-family-generic="modern" style:font-pitch="fixed"/>
    <style:font-face style:name="Bitstream Vera Sans" svg:font-family="'Bitstream Vera Sans'" style:font-pitch="variable"/>
    <style:font-face style:name="Lucidasans" svg:font-family="Lucidasans" style:font-pitch="variable"/>
    <style:font-face style:name="Mangal" svg:font-family="Mangal" style:font-pitch="variable"/>
    <style:font-face style:name="Segoe Print" svg:font-family="'Segoe Print'" style:font-pitch="variable"/>
    <style:font-face style:name="Arial" svg:font-family="Arial" style:font-family-generic="roman" style:font-pitch="variable"/>
    <style:font-face style:name="Bitstream Vera Serif" svg:font-family="'Bitstream Vera Serif'" style:font-family-generic="roman"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Times2" svg:font-family="Times, 'Times New Roman'" style:font-family-generic="roman" style:font-pitch="variable"/>
    <style:font-face style:name="Helvetica" svg:font-family="Helvetica" style:font-adornments="Bold" style:font-family-generic="swiss" style:font-pitch="variable"/>
    <style:font-face style:name="MS Mincho" svg:font-family="'MS Mincho'" style:font-family-generic="system" style:font-pitch="variable"/>
    <style:font-face style:name="Mangal1"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ela1" style:family="table">
      <style:table-properties style:width="15cm" table:align="margins" style:writing-mode="lr-tb"/>
    </style:style>
    <style:style style:name="Tabela1.A" style:family="table-column">
      <style:table-column-properties style:column-width="0.728cm" style:rel-column-width="3182*"/>
    </style:style>
    <style:style style:name="Tabela1.B" style:family="table-column">
      <style:table-column-properties style:column-width="2.293cm" style:rel-column-width="10018*"/>
    </style:style>
    <style:style style:name="Tabela1.C" style:family="table-column">
      <style:table-column-properties style:column-width="3.99cm" style:rel-column-width="17431*"/>
    </style:style>
    <style:style style:name="Tabela1.D" style:family="table-column">
      <style:table-column-properties style:column-width="0.926cm" style:rel-column-width="4045*"/>
    </style:style>
    <style:style style:name="Tabela1.E" style:family="table-column">
      <style:table-column-properties style:column-width="2.404cm" style:rel-column-width="10503*"/>
    </style:style>
    <style:style style:name="Tabela1.F" style:family="table-column">
      <style:table-column-properties style:column-width="3.725cm" style:rel-column-width="16275*"/>
    </style:style>
    <style:style style:name="Tabela1.G" style:family="table-column">
      <style:table-column-properties style:column-width="0.935cm" style:rel-column-width="4081*"/>
    </style:style>
    <style:style style:name="Tabela1.A1" style:family="table-cell">
      <style:table-cell-properties fo:padding="0.097cm" fo:border-left="0.002cm solid #000000" fo:border-right="none" fo:border-top="0.002cm solid #000000" fo:border-bottom="0.002cm solid #000000"/>
    </style:style>
    <style:style style:name="Tabela1.E1" style:family="table-cell">
      <style:table-cell-properties fo:padding="0.097cm" fo:border="0.002cm solid #000000"/>
    </style:style>
    <style:style style:name="Tabela1.A2" style:family="table-cell">
      <style:table-cell-properties fo:padding="0.097cm" fo:border-left="0.002cm solid #000000" fo:border-right="none" fo:border-top="none" fo:border-bottom="0.002cm solid #000000"/>
    </style:style>
    <style:style style:name="Tabela1.G2" style:family="table-cell">
      <style:table-cell-properties fo:padding="0.097cm" fo:border-left="0.002cm solid #000000" fo:border-right="0.002cm solid #000000" fo:border-top="none" fo:border-bottom="0.002cm solid #000000"/>
    </style:style>
    <style:style style:name="Tabela1.A3" style:family="table-cell" style:data-style-name="N0">
      <style:table-cell-properties fo:padding="0.097cm" fo:border-left="0.002cm solid #000000" fo:border-right="none" fo:border-top="none" fo:border-bottom="0.002cm solid #000000"/>
    </style:style>
    <style:style style:name="Tabela4" style:family="table">
      <style:table-properties style:width="15cm" table:align="margins" style:writing-mode="lr-tb"/>
    </style:style>
    <style:style style:name="Tabela4.A" style:family="table-column">
      <style:table-column-properties style:column-width="0.728cm" style:rel-column-width="3182*"/>
    </style:style>
    <style:style style:name="Tabela4.B" style:family="table-column">
      <style:table-column-properties style:column-width="2.293cm" style:rel-column-width="10018*"/>
    </style:style>
    <style:style style:name="Tabela4.C" style:family="table-column">
      <style:table-column-properties style:column-width="2.314cm" style:rel-column-width="10110*"/>
    </style:style>
    <style:style style:name="Tabela4.D" style:family="table-column">
      <style:table-column-properties style:column-width="2.757cm" style:rel-column-width="12045*"/>
    </style:style>
    <style:style style:name="Tabela4.E" style:family="table-column">
      <style:table-column-properties style:column-width="2.249cm" style:rel-column-width="9825*"/>
    </style:style>
    <style:style style:name="Tabela4.F" style:family="table-column">
      <style:table-column-properties style:column-width="3.725cm" style:rel-column-width="16275*"/>
    </style:style>
    <style:style style:name="Tabela4.G" style:family="table-column">
      <style:table-column-properties style:column-width="0.933cm" style:rel-column-width="4080*"/>
    </style:style>
    <style:style style:name="Tabela4.A1" style:family="table-cell">
      <style:table-cell-properties fo:padding="0.097cm" fo:border-left="0.002cm solid #000000" fo:border-right="none" fo:border-top="0.002cm solid #000000" fo:border-bottom="0.002cm solid #000000"/>
    </style:style>
    <style:style style:name="Tabela4.E1" style:family="table-cell">
      <style:table-cell-properties fo:padding="0.097cm" fo:border="0.002cm solid #000000"/>
    </style:style>
    <style:style style:name="Tabela4.A2" style:family="table-cell">
      <style:table-cell-properties fo:padding="0.097cm" fo:border-left="0.002cm solid #000000" fo:border-right="none" fo:border-top="none" fo:border-bottom="0.002cm solid #000000"/>
    </style:style>
    <style:style style:name="Tabela4.G2" style:family="table-cell">
      <style:table-cell-properties fo:padding="0.097cm" fo:border-left="0.002cm solid #000000" fo:border-right="0.002cm solid #000000" fo:border-top="none" fo:border-bottom="0.002cm solid #000000"/>
    </style:style>
    <style:style style:name="Tabela4.A3" style:family="table-cell" style:data-style-name="N0">
      <style:table-cell-properties fo:padding="0.097cm" fo:border-left="0.002cm solid #000000" fo:border-right="none" fo:border-top="none" fo:border-bottom="0.002cm solid #000000"/>
    </style:style>
    <style:style style:name="Tabela6" style:family="table" style:master-page-name="">
      <style:table-properties style:width="15cm" style:page-number="0" fo:break-before="auto" fo:break-after="auto" table:align="margins" fo:background-color="transparent" fo:keep-with-next="auto" style:may-break-between-rows="true" style:writing-mode="lr-tb">
        <style:background-image/>
      </style:table-properties>
    </style:style>
    <style:style style:name="Tabela6.A" style:family="table-column">
      <style:table-column-properties style:column-width="7.5cm" style:rel-column-width="32767*"/>
    </style:style>
    <style:style style:name="Tabela6.B" style:family="table-column">
      <style:table-column-properties style:column-width="7.5cm" style:rel-column-width="32768*"/>
    </style:style>
    <style:style style:name="Tabela6.A1" style:family="table-cell">
      <style:table-cell-properties fo:padding="0.097cm" fo:border-left="0.002cm solid #000000" fo:border-right="none" fo:border-top="0.002cm solid #000000" fo:border-bottom="0.002cm solid #000000"/>
    </style:style>
    <style:style style:name="Tabela6.B1" style:family="table-cell">
      <style:table-cell-properties fo:padding="0.097cm" fo:border="0.002cm solid #000000"/>
    </style:style>
    <style:style style:name="Tabela6.A2" style:family="table-cell">
      <style:table-cell-properties fo:padding="0.097cm" fo:border-left="0.002cm solid #000000" fo:border-right="none" fo:border-top="none" fo:border-bottom="0.002cm solid #000000"/>
    </style:style>
    <style:style style:name="Tabela6.B2" style:family="table-cell">
      <style:table-cell-properties fo:padding="0.097cm" fo:border-left="0.002cm solid #000000" fo:border-right="0.002cm solid #000000" fo:border-top="none" fo:border-bottom="0.002cm solid #000000"/>
    </style:style>
    <style:style style:name="Tabela6.5" style:family="table-row">
      <style:table-row-properties fo:background-color="transparent" style:keep-together="false" fo:keep-together="always">
        <style:background-image/>
      </style:table-row-properties>
    </style:style>
    <style:style style:name="Tabela6.B5" style:family="table-cell">
      <style:table-cell-properties style:vertical-align="" fo:background-color="transparent" fo:padding="0.097cm" fo:border-left="0.002cm solid #000000" fo:border-right="0.002cm solid #000000" fo:border-top="none" fo:border-bottom="none" style:writing-mode="page">
        <style:background-image/>
      </style:table-cell-properties>
    </style:style>
    <style:style style:name="Tabela6.B6" style:family="table-cell">
      <style:table-cell-properties style:vertical-align="" fo:background-color="transparent" fo:padding="0.097cm" fo:border-left="0.002cm solid #000000" fo:border-right="0.002cm solid #000000" fo:border-top="none" fo:border-bottom="0.002cm solid #000000" style:writing-mode="page">
        <style:background-image/>
      </style:table-cell-properties>
    </style:style>
    <style:style style:name="Tabela11" style:family="table">
      <style:table-properties style:width="15cm" table:align="margins" style:writing-mode="lr-tb"/>
    </style:style>
    <style:style style:name="Tabela11.A" style:family="table-column">
      <style:table-column-properties style:column-width="7.5cm" style:rel-column-width="32767*"/>
    </style:style>
    <style:style style:name="Tabela11.B" style:family="table-column">
      <style:table-column-properties style:column-width="7.5cm" style:rel-column-width="32768*"/>
    </style:style>
    <style:style style:name="Tabela11.A1" style:family="table-cell">
      <style:table-cell-properties fo:padding="0.097cm" fo:border-left="0.002cm solid #000000" fo:border-right="none" fo:border-top="0.002cm solid #000000" fo:border-bottom="0.002cm solid #000000"/>
    </style:style>
    <style:style style:name="Tabela11.B1" style:family="table-cell">
      <style:table-cell-properties fo:padding="0.097cm" fo:border="0.002cm solid #000000"/>
    </style:style>
    <style:style style:name="Tabela11.A2" style:family="table-cell">
      <style:table-cell-properties fo:padding="0.097cm" fo:border-left="0.002cm solid #000000" fo:border-right="none" fo:border-top="none" fo:border-bottom="0.002cm solid #000000"/>
    </style:style>
    <style:style style:name="Tabela11.B2" style:family="table-cell">
      <style:table-cell-properties fo:padding="0.097cm" fo:border-left="0.002cm solid #000000" fo:border-right="0.002cm solid #000000" fo:border-top="none" fo:border-bottom="0.002cm solid #000000"/>
    </style:style>
    <style:style style:name="Tabela12" style:family="table">
      <style:table-properties style:width="15cm" table:align="margins" style:writing-mode="lr-tb"/>
    </style:style>
    <style:style style:name="Tabela12.A" style:family="table-column">
      <style:table-column-properties style:column-width="7.5cm" style:rel-column-width="32767*"/>
    </style:style>
    <style:style style:name="Tabela12.B" style:family="table-column">
      <style:table-column-properties style:column-width="7.5cm" style:rel-column-width="32768*"/>
    </style:style>
    <style:style style:name="Tabela12.A1" style:family="table-cell">
      <style:table-cell-properties fo:padding="0.097cm" fo:border-left="0.002cm solid #000000" fo:border-right="none" fo:border-top="0.002cm solid #000000" fo:border-bottom="0.002cm solid #000000"/>
    </style:style>
    <style:style style:name="Tabela12.B1" style:family="table-cell">
      <style:table-cell-properties fo:padding="0.097cm" fo:border="0.002cm solid #000000"/>
    </style:style>
    <style:style style:name="Tabela12.A2" style:family="table-cell">
      <style:table-cell-properties fo:padding="0.097cm" fo:border-left="0.002cm solid #000000" fo:border-right="none" fo:border-top="none" fo:border-bottom="0.002cm solid #000000"/>
    </style:style>
    <style:style style:name="Tabela12.B2" style:family="table-cell">
      <style:table-cell-properties fo:padding="0.097cm" fo:border-left="0.002cm solid #000000" fo:border-right="0.002cm solid #000000" fo:border-top="none" fo:border-bottom="0.002cm solid #000000"/>
    </style:style>
    <style:style style:name="P1" style:family="paragraph" style:parent-style-name="SBC_3a_caption">
      <style:paragraph-properties fo:hyphenation-ladder-count="no-limit" style:writing-mode="lr-tb"/>
      <style:text-properties fo:hyphenate="false" fo:hyphenation-remain-char-count="2" fo:hyphenation-push-char-count="2"/>
    </style:style>
    <style:style style:name="P2" style:family="paragraph" style:parent-style-name="SBC_3a_paragraph">
      <style:paragraph-properties fo:margin-left="0cm" fo:margin-right="0cm" fo:text-align="justify" style:justify-single-word="false" fo:text-indent="0cm" style:auto-text-indent="false"/>
    </style:style>
    <style:style style:name="P3" style:family="paragraph" style:parent-style-name="SBC_3a_paragraph">
      <style:paragraph-properties fo:margin-left="0cm" fo:margin-right="0cm" fo:hyphenation-ladder-count="no-limit" fo:text-indent="0cm" style:auto-text-indent="false" style:writing-mode="lr-tb"/>
      <style:text-properties fo:hyphenate="false" fo:hyphenation-remain-char-count="2" fo:hyphenation-push-char-count="2"/>
    </style:style>
    <style:style style:name="P4" style:family="paragraph" style:parent-style-name="Standard">
      <style:paragraph-properties fo:margin-left="0cm" fo:margin-right="0cm" fo:text-align="center" style:justify-single-word="false" fo:text-indent="0cm" style:auto-text-indent="false" fo:background-color="transparent">
        <style:background-image/>
      </style:paragraph-properties>
      <style:text-properties style:use-window-font-color="true" style:font-name="Times" fo:font-size="12pt" fo:font-style="normal" fo:font-weight="normal" style:font-name-asian="CMSY10" style:font-size-asian="12pt" style:font-style-asian="normal" style:font-weight-asian="normal" style:font-name-complex="Times New Roman" style:font-size-complex="12pt" style:font-style-complex="normal" style:font-weight-complex="normal"/>
    </style:style>
    <style:style style:name="P5" style:family="paragraph" style:parent-style-name="Standard">
      <style:paragraph-properties fo:orphans="2" fo:widows="2" fo:hyphenation-ladder-count="no-limit" fo:background-color="transparent" fo:padding="0cm" fo:border="none" style:writing-mode="lr-tb">
        <style:background-image/>
      </style:paragraph-properties>
      <style:text-properties fo:font-variant="normal" fo:text-transform="none" fo:color="#000000" style:font-name="monospace" fo:font-size="9pt" fo:letter-spacing="normal" fo:font-style="normal" fo:font-weight="bold" style:font-size-asian="9pt" style:font-weight-asian="bold" style:font-size-complex="9pt" style:font-weight-complex="bold" fo:hyphenate="false" fo:hyphenation-remain-char-count="2" fo:hyphenation-push-char-count="2"/>
    </style:style>
    <style:style style:name="P6" style:family="paragraph" style:parent-style-name="Standard">
      <style:paragraph-properties fo:orphans="2" fo:widows="2" fo:background-color="transparent" fo:padding="0cm" fo:border="none">
        <style:background-image/>
      </style:paragraph-properties>
      <style:text-properties fo:font-variant="normal" fo:text-transform="none" fo:color="#000000" style:font-name="monospace" fo:font-size="9pt" fo:letter-spacing="normal" fo:font-style="normal" fo:font-weight="bold" style:font-size-asian="9pt" style:font-weight-asian="bold" style:font-size-complex="9pt" style:font-weight-complex="bold"/>
    </style:style>
    <style:style style:name="P7" style:family="paragraph" style:parent-style-name="Standard">
      <style:paragraph-properties fo:orphans="2" fo:widows="2" fo:background-color="transparent" fo:padding="0cm" fo:border="none">
        <style:background-image/>
      </style:paragraph-properties>
      <style:text-properties fo:font-variant="normal" fo:text-transform="none" fo:color="#000000" style:font-name="monospace" fo:font-size="8pt" fo:letter-spacing="normal" fo:font-style="normal" fo:font-weight="bold" style:font-size-asian="8pt" style:font-weight-asian="bold" style:font-size-complex="8pt" style:font-weight-complex="bold"/>
    </style:style>
    <style:style style:name="P8" style:family="paragraph" style:parent-style-name="SBC_3a_author_28_s_29_">
      <style:paragraph-properties fo:background-color="transparent">
        <style:background-image/>
      </style:paragraph-properties>
    </style:style>
    <style:style style:name="P9" style:family="paragraph" style:parent-style-name="Table_20_Contents">
      <style:paragraph-properties fo:text-align="center" style:justify-single-word="false" fo:background-color="transparent">
        <style:background-image/>
      </style:paragraph-properties>
      <style:text-properties fo:font-style="italic" style:font-style-asian="italic" style:font-style-complex="italic"/>
    </style:style>
    <style:style style:name="P10" style:family="paragraph" style:parent-style-name="Table_20_Contents">
      <style:paragraph-properties fo:text-align="center" style:justify-single-word="false" fo:background-color="transparent">
        <style:background-image/>
      </style:paragraph-properties>
      <style:text-properties fo:font-style="italic" fo:font-weight="bold" style:font-style-asian="italic" style:font-weight-asian="bold" style:font-style-complex="italic" style:font-weight-complex="bold"/>
    </style:style>
    <style:style style:name="P11" style:family="paragraph" style:parent-style-name="Table_20_Contents">
      <style:paragraph-properties fo:margin-left="0cm" fo:margin-right="0cm" fo:text-align="center" style:justify-single-word="false" fo:text-indent="0cm" style:auto-text-indent="false" fo:background-color="transparent">
        <style:background-image/>
      </style:paragraph-properties>
      <style:text-properties style:use-window-font-color="true" style:font-name="Times" fo:font-size="12pt" fo:font-style="italic" fo:font-weight="normal" style:font-name-asian="CMSY10" style:font-size-asian="12pt" style:font-style-asian="italic" style:font-weight-asian="normal" style:font-name-complex="Times New Roman" style:font-size-complex="12pt" style:font-style-complex="italic" style:font-weight-complex="normal"/>
    </style:style>
    <style:style style:name="P12" style:family="paragraph" style:parent-style-name="SBC_3a_address">
      <style:paragraph-properties fo:background-color="transparent">
        <style:background-image/>
      </style:paragraph-properties>
    </style:style>
    <style:style style:name="P13" style:family="paragraph" style:parent-style-name="SBC_3a_reference" style:list-style-name="L15">
      <style:paragraph-properties fo:background-color="transparent">
        <style:background-image/>
      </style:paragraph-properties>
    </style:style>
    <style:style style:name="P14" style:family="paragraph" style:parent-style-name="SBC_3a_reference" style:list-style-name="L15">
      <style:paragraph-properties fo:orphans="0" fo:widows="0" fo:hyphenation-ladder-count="no-limit" fo:background-color="transparent" style:writing-mode="lr-tb">
        <style:background-image/>
      </style:paragraph-properties>
      <style:text-properties style:font-name="Times" fo:font-size="12pt" style:font-name-asian="Times New Roman" style:font-size-asian="12pt" style:font-name-complex="Times New Roman" style:font-size-complex="10pt" fo:hyphenate="false" fo:hyphenation-remain-char-count="2" fo:hyphenation-push-char-count="2"/>
    </style:style>
    <style:style style:name="P15" style:family="paragraph" style:parent-style-name="SBC_3a_reference" style:list-style-name="L15">
      <style:paragraph-properties fo:orphans="0" fo:widows="0" fo:hyphenation-ladder-count="no-limit" fo:background-color="transparent" style:writing-mode="lr-tb">
        <style:background-image/>
      </style:paragraph-properties>
      <style:text-properties fo:hyphenate="false" fo:hyphenation-remain-char-count="2" fo:hyphenation-push-char-count="2"/>
    </style:style>
    <style:style style:name="P16" style:family="paragraph" style:parent-style-name="SBC_3a_paragraph" style:list-style-name="L5">
      <style:paragraph-properties fo:text-align="justify" style:justify-single-word="false"/>
    </style:style>
    <style:style style:name="P17" style:family="paragraph" style:parent-style-name="SBC_3a_paragraph">
      <style:paragraph-properties fo:margin-left="0cm" fo:margin-right="0cm" fo:margin-top="0.21cm" fo:margin-bottom="0cm" fo:text-align="justify" style:justify-single-word="false" fo:text-indent="0cm" style:auto-text-indent="false" fo:background-color="transparent" style:text-autospace="none" style:writing-mode="lr-tb">
        <style:background-image/>
      </style:paragraph-properties>
      <style:text-properties style:use-window-font-color="true" style:font-name="Times2" fo:font-size="12pt" fo:language="pt" fo:country="BR" fo:font-style="normal" fo:font-weight="normal" style:font-name-asian="CMSY10" style:language-asian="pt" style:country-asian="BR" style:font-style-asian="normal" style:font-name-complex="Times2" style:font-size-complex="12pt" style:font-style-complex="normal"/>
    </style:style>
    <style:style style:name="P18" style:family="paragraph" style:parent-style-name="SBC_3a_paragraph">
      <style:paragraph-properties fo:margin-left="0cm" fo:margin-right="0cm" fo:margin-top="0.21cm" fo:margin-bottom="0cm" fo:text-align="center" style:justify-single-word="false" fo:text-indent="0cm" style:auto-text-indent="false" fo:background-color="transparent" style:text-autospace="none" style:writing-mode="lr-tb">
        <style:background-image/>
      </style:paragraph-properties>
      <style:text-properties style:use-window-font-color="true" style:font-name="Times2" fo:font-size="12pt" fo:language="pt" fo:country="BR" fo:font-style="normal" fo:font-weight="normal" style:font-name-asian="CMSY10" style:language-asian="pt" style:country-asian="BR" style:font-style-asian="normal" style:font-name-complex="Times2" style:font-size-complex="12pt" style:font-style-complex="normal"/>
    </style:style>
    <style:style style:name="P19" style:family="paragraph" style:parent-style-name="SBC_3a_paragraph" style:list-style-name="L14">
      <style:paragraph-properties fo:margin-left="0cm" fo:margin-right="0cm" fo:margin-top="0.21cm" fo:margin-bottom="0cm" fo:text-align="center" style:justify-single-word="false" fo:text-indent="0cm" style:auto-text-indent="false" fo:background-color="transparent" style:text-autospace="none" style:writing-mode="lr-tb">
        <style:background-image/>
      </style:paragraph-properties>
      <style:text-properties style:use-window-font-color="true" style:font-name="Times2" fo:font-size="12pt" fo:language="pt" fo:country="BR" fo:font-style="normal" fo:font-weight="normal" style:font-name-asian="CMSY10" style:font-size-asian="12pt" style:language-asian="pt" style:country-asian="BR" style:font-style-asian="normal" style:font-weight-asian="normal" style:font-name-complex="Times2" style:font-size-complex="12pt" style:font-style-complex="normal" style:font-weight-complex="normal"/>
    </style:style>
    <style:style style:name="P20" style:family="paragraph" style:parent-style-name="SBC_3a_paragraph" style:list-style-name="L14">
      <style:paragraph-properties fo:margin-left="0cm" fo:margin-right="0cm" fo:margin-top="0.21cm" fo:margin-bottom="0cm" fo:text-align="center" style:justify-single-word="false" fo:text-indent="0cm" style:auto-text-indent="false" fo:background-color="transparent" style:text-autospace="none" style:writing-mode="lr-tb">
        <style:background-image/>
      </style:paragraph-properties>
      <style:text-properties style:use-window-font-color="true" style:font-name="Times2" fo:font-size="12pt" fo:font-style="normal" fo:font-weight="normal" style:font-name-asian="CMSY10" style:font-size-asian="12pt" style:font-style-asian="normal" style:font-weight-asian="normal" style:font-name-complex="Times2" style:font-size-complex="12pt" style:font-style-complex="normal" style:font-weight-complex="normal"/>
    </style:style>
    <style:style style:name="P21" style:family="paragraph" style:parent-style-name="SBC_3a_paragraph">
      <style:paragraph-properties fo:margin-left="0cm" fo:margin-right="0cm" fo:margin-top="0.21cm" fo:margin-bottom="0cm" fo:text-align="justify" style:justify-single-word="false" fo:text-indent="0cm" style:auto-text-indent="false" fo:background-color="transparent" style:text-autospace="none" style:writing-mode="lr-tb">
        <style:background-image/>
      </style:paragraph-properties>
      <style:text-properties style:use-window-font-color="true" style:font-name="Monospace" fo:font-size="12pt" fo:language="pt" fo:country="BR" fo:font-style="normal" fo:font-weight="bold" style:font-name-asian="CMSY10" style:language-asian="pt" style:country-asian="BR" style:font-style-asian="normal" style:font-weight-asian="bold" style:font-name-complex="Times2" style:font-size-complex="12pt" style:font-style-complex="normal" style:font-weight-complex="bold"/>
    </style:style>
    <style:style style:name="P22" style:family="paragraph" style:parent-style-name="SBC_3a_paragraph">
      <style:paragraph-properties fo:margin-left="0cm" fo:margin-right="0cm" fo:margin-top="0.21cm" fo:margin-bottom="0cm" fo:text-align="justify" style:justify-single-word="false" fo:text-indent="0cm" style:auto-text-indent="false" fo:background-color="transparent" style:text-autospace="none" style:writing-mode="lr-tb">
        <style:background-image/>
      </style:paragraph-properties>
      <style:text-properties style:use-window-font-color="true" style:font-name="Monospace" fo:font-size="12pt" fo:language="pt" fo:country="BR" fo:font-style="normal" fo:font-weight="bold" style:font-name-asian="CMSY10" style:language-asian="pt" style:country-asian="BR" style:font-style-asian="normal" style:font-name-complex="Times2" style:font-size-complex="12pt" style:font-style-complex="normal"/>
    </style:style>
    <style:style style:name="P23" style:family="paragraph" style:parent-style-name="SBC_3a_paragraph">
      <style:paragraph-properties fo:margin-left="0cm" fo:margin-right="0cm" fo:text-indent="0cm" style:auto-text-indent="false" fo:background-color="transparent">
        <style:background-image/>
      </style:paragraph-properties>
    </style:style>
    <style:style style:name="P24" style:family="paragraph" style:parent-style-name="SBC_3a_paragraph">
      <style:paragraph-properties fo:margin-left="0cm" fo:margin-right="0cm" fo:text-indent="0cm" style:auto-text-indent="false" fo:background-color="transparent">
        <style:tab-stops>
          <style:tab-stop style:position="14.631cm"/>
        </style:tab-stops>
        <style:background-image/>
      </style:paragraph-properties>
    </style:style>
    <style:style style:name="P25" style:family="paragraph" style:parent-style-name="SBC_3a_paragraph">
      <style:paragraph-properties fo:margin-left="0cm" fo:margin-right="0cm" fo:text-indent="0cm" style:auto-text-indent="false" fo:background-color="transparent">
        <style:background-image/>
      </style:paragraph-properties>
      <style:text-properties style:use-window-font-color="true" style:font-name="Times" style:font-name-asian="Times New Roman" style:font-size-asian="12pt" style:font-name-complex="Times New Roman" style:font-size-complex="10pt"/>
    </style:style>
    <style:style style:name="P26" style:family="paragraph" style:parent-style-name="SBC_3a_paragraph">
      <style:paragraph-properties fo:margin-left="0cm" fo:margin-right="0cm" fo:text-indent="0cm" style:auto-text-indent="false" fo:background-color="transparent">
        <style:background-image/>
      </style:paragraph-properties>
      <style:text-properties style:use-window-font-color="true" style:font-name="Times" fo:font-size="12pt" fo:font-style="normal" fo:font-weight="normal" style:font-name-asian="CMSY10" style:font-size-asian="12pt" style:font-style-asian="normal" style:font-weight-asian="normal" style:font-name-complex="Times New Roman" style:font-size-complex="12pt" style:font-style-complex="normal" style:font-weight-complex="normal"/>
    </style:style>
    <style:style style:name="P27" style:family="paragraph" style:parent-style-name="SBC_3a_paragraph" style:list-style-name="L9">
      <style:paragraph-properties fo:margin-left="0cm" fo:margin-right="0cm" fo:text-indent="0cm" style:auto-text-indent="false" fo:background-color="transparent">
        <style:background-image/>
      </style:paragraph-properties>
      <style:text-properties style:use-window-font-color="true" style:font-name="Times" fo:font-size="12pt" fo:font-style="normal" fo:font-weight="normal" style:font-name-asian="CMSY10" style:font-size-asian="12pt" style:font-style-asian="normal" style:font-weight-asian="normal" style:font-name-complex="Times New Roman" style:font-size-complex="12pt" style:font-style-complex="normal" style:font-weight-complex="normal"/>
    </style:style>
    <style:style style:name="P28" style:family="paragraph" style:parent-style-name="SBC_3a_paragraph" style:list-style-name="L11">
      <style:paragraph-properties fo:margin-left="0cm" fo:margin-right="0cm" fo:text-indent="0cm" style:auto-text-indent="false" fo:background-color="transparent">
        <style:background-image/>
      </style:paragraph-properties>
      <style:text-properties style:use-window-font-color="true" style:font-name="Times" fo:font-size="12pt" fo:font-style="normal" fo:font-weight="normal" style:font-name-asian="CMSY10" style:font-size-asian="12pt" style:font-style-asian="normal" style:font-weight-asian="normal" style:font-name-complex="Times New Roman" style:font-size-complex="12pt" style:font-style-complex="normal" style:font-weight-complex="normal"/>
    </style:style>
    <style:style style:name="P29" style:family="paragraph" style:parent-style-name="SBC_3a_paragraph">
      <style:paragraph-properties fo:margin-left="0cm" fo:margin-right="0cm" fo:text-indent="0cm" style:auto-text-indent="false" fo:background-color="transparent">
        <style:background-image/>
      </style:paragraph-properties>
      <style:text-properties style:use-window-font-color="true" style:text-position="0% 100%" style:font-name="Times" fo:font-size="12pt" fo:font-style="normal" fo:font-weight="normal" style:font-name-asian="Times New Roman" style:font-size-asian="12pt" style:font-style-asian="normal" style:font-weight-asian="normal" style:font-name-complex="Times New Roman" style:font-size-complex="10pt" style:font-style-complex="normal" style:font-weight-complex="normal"/>
    </style:style>
    <style:style style:name="P30" style:family="paragraph" style:parent-style-name="SBC_3a_paragraph">
      <style:paragraph-properties fo:margin-left="0cm" fo:margin-right="0cm" fo:text-align="center" style:justify-single-word="false" fo:text-indent="0cm" style:auto-text-indent="false" fo:background-color="transparent">
        <style:background-image/>
      </style:paragraph-properties>
      <style:text-properties style:use-window-font-color="true" style:text-position="0% 100%" style:font-name="Segoe UI" fo:font-size="12pt" fo:font-style="italic" fo:font-weight="normal" style:font-name-asian="Times New Roman" style:font-size-asian="12pt" style:font-style-asian="italic" style:font-weight-asian="normal" style:font-name-complex="Times New Roman" style:font-size-complex="10pt" style:font-style-complex="italic" style:font-weight-complex="normal"/>
    </style:style>
    <style:style style:name="P31" style:family="paragraph" style:parent-style-name="SBC_3a_paragraph">
      <style:paragraph-properties fo:margin-left="0cm" fo:margin-right="0cm" fo:hyphenation-ladder-count="no-limit" fo:text-indent="0cm" style:auto-text-indent="false" fo:background-color="transparent" style:writing-mode="lr-tb">
        <style:background-image/>
      </style:paragraph-properties>
      <style:text-properties fo:hyphenate="false" fo:hyphenation-remain-char-count="2" fo:hyphenation-push-char-count="2"/>
    </style:style>
    <style:style style:name="P32" style:family="paragraph" style:parent-style-name="SBC_3a_paragraph">
      <style:paragraph-properties fo:margin-left="0cm" fo:margin-right="0cm" fo:orphans="0" fo:widows="0" fo:hyphenation-ladder-count="no-limit" fo:text-indent="0cm" style:auto-text-indent="false" fo:background-color="transparent" style:writing-mode="lr-tb">
        <style:background-image/>
      </style:paragraph-properties>
      <style:text-properties fo:hyphenate="false" fo:hyphenation-remain-char-count="2" fo:hyphenation-push-char-count="2"/>
    </style:style>
    <style:style style:name="P33" style:family="paragraph" style:parent-style-name="SBC_3a_paragraph">
      <style:paragraph-properties fo:margin-top="0.21cm" fo:margin-bottom="0cm" fo:text-align="justify" style:justify-single-word="false" fo:background-color="transparent" style:text-autospace="none" style:writing-mode="lr-tb">
        <style:background-image/>
      </style:paragraph-properties>
      <style:text-properties style:use-window-font-color="true" style:font-name="Times2" fo:font-size="12pt" fo:language="pt" fo:country="BR" fo:font-style="normal" fo:font-weight="normal" style:font-name-asian="CMSY10" style:language-asian="pt" style:country-asian="BR" style:font-name-complex="Times2" style:font-size-complex="12pt"/>
    </style:style>
    <style:style style:name="P34" style:family="paragraph" style:parent-style-name="SBC_3a_paragraph">
      <style:paragraph-properties fo:margin-top="0.21cm" fo:margin-bottom="0cm" fo:text-align="center" style:justify-single-word="false" fo:background-color="transparent" style:text-autospace="none" style:writing-mode="lr-tb">
        <style:background-image/>
      </style:paragraph-properties>
      <style:text-properties style:use-window-font-color="true" style:font-name="Times2" fo:font-size="12pt" fo:language="pt" fo:country="BR" fo:font-style="normal" fo:font-weight="normal" style:font-name-asian="CMSY10" style:language-asian="pt" style:country-asian="BR" style:font-style-asian="normal" style:font-name-complex="Times2" style:font-size-complex="12pt" style:font-style-complex="normal"/>
    </style:style>
    <style:style style:name="P35" style:family="paragraph" style:parent-style-name="SBC_3a_paragraph">
      <style:paragraph-properties fo:margin-top="0.21cm" fo:margin-bottom="0cm" fo:text-align="justify" style:justify-single-word="false" fo:background-color="transparent" style:text-autospace="none" style:writing-mode="lr-tb">
        <style:background-image/>
      </style:paragraph-properties>
      <style:text-properties style:use-window-font-color="true" style:font-name="Times2" fo:font-size="12pt" fo:language="pt" fo:country="BR" fo:font-style="normal" fo:font-weight="normal" style:font-name-asian="CMSY10" style:language-asian="pt" style:country-asian="BR" style:font-style-asian="normal" style:font-name-complex="Times2" style:font-size-complex="12pt" style:font-style-complex="normal"/>
    </style:style>
    <style:style style:name="P36" style:family="paragraph" style:parent-style-name="SBC_3a_paragraph" style:list-style-name="L13">
      <style:paragraph-properties fo:margin-top="0.21cm" fo:margin-bottom="0cm" fo:text-align="justify" style:justify-single-word="false" fo:background-color="transparent" style:text-autospace="none" style:writing-mode="lr-tb">
        <style:background-image/>
      </style:paragraph-properties>
      <style:text-properties style:use-window-font-color="true" style:font-name="Times2" fo:font-size="12pt" fo:language="pt" fo:country="BR" fo:font-style="normal" fo:font-weight="normal" style:font-name-asian="CMSY10" style:font-size-asian="12pt" style:language-asian="pt" style:country-asian="BR" style:font-style-asian="normal" style:font-weight-asian="normal" style:font-name-complex="Times2" style:font-size-complex="12pt" style:font-style-complex="normal" style:font-weight-complex="normal"/>
    </style:style>
    <style:style style:name="P37" style:family="paragraph" style:parent-style-name="SBC_3a_paragraph" style:list-style-name="L12">
      <style:paragraph-properties fo:margin-top="0.21cm" fo:margin-bottom="0cm" fo:text-align="justify" style:justify-single-word="false" fo:background-color="transparent" style:text-autospace="none" style:writing-mode="lr-tb">
        <style:background-image/>
      </style:paragraph-properties>
    </style:style>
    <style:style style:name="P38" style:family="paragraph" style:parent-style-name="SBC_3a_paragraph" style:list-style-name="L13">
      <style:paragraph-properties fo:margin-top="0.21cm" fo:margin-bottom="0cm" fo:text-align="justify" style:justify-single-word="false" fo:background-color="transparent" style:text-autospace="none" style:writing-mode="lr-tb">
        <style:background-image/>
      </style:paragraph-properties>
    </style:style>
    <style:style style:name="P39" style:family="paragraph" style:parent-style-name="SBC_3a_paragraph">
      <style:paragraph-properties fo:margin-top="0.21cm" fo:margin-bottom="0cm" fo:text-align="justify" style:justify-single-word="false" fo:background-color="transparent" style:text-autospace="none" style:writing-mode="lr-tb">
        <style:background-image/>
      </style:paragraph-properties>
    </style:style>
    <style:style style:name="P40" style:family="paragraph" style:parent-style-name="SBC_3a_paragraph">
      <style:paragraph-properties fo:margin-top="0.21cm" fo:margin-bottom="0cm" fo:text-align="center" style:justify-single-word="false" fo:background-color="transparent" style:text-autospace="none" style:writing-mode="lr-tb">
        <style:background-image/>
      </style:paragraph-properties>
    </style:style>
    <style:style style:name="P41" style:family="paragraph" style:parent-style-name="SBC_3a_paragraph">
      <style:paragraph-properties fo:background-color="transparent">
        <style:background-image/>
      </style:paragraph-properties>
    </style:style>
    <style:style style:name="P42" style:family="paragraph" style:parent-style-name="SBC_3a_paragraph" style:list-style-name="L1">
      <style:paragraph-properties fo:background-color="transparent">
        <style:background-image/>
      </style:paragraph-properties>
    </style:style>
    <style:style style:name="P43" style:family="paragraph" style:parent-style-name="SBC_3a_paragraph" style:list-style-name="L3">
      <style:paragraph-properties fo:background-color="transparent">
        <style:background-image/>
      </style:paragraph-properties>
    </style:style>
    <style:style style:name="P44" style:family="paragraph" style:parent-style-name="SBC_3a_paragraph" style:list-style-name="L4">
      <style:paragraph-properties fo:background-color="transparent">
        <style:background-image/>
      </style:paragraph-properties>
    </style:style>
    <style:style style:name="P45" style:family="paragraph" style:parent-style-name="SBC_3a_paragraph">
      <style:paragraph-properties fo:background-color="transparent">
        <style:background-image/>
      </style:paragraph-properties>
      <style:text-properties style:use-window-font-color="true" style:font-name="Times" style:font-name-asian="Times New Roman" style:font-size-asian="12pt" style:font-name-complex="Times New Roman" style:font-size-complex="10pt"/>
    </style:style>
    <style:style style:name="P46" style:family="paragraph" style:parent-style-name="SBC_3a_paragraph">
      <style:paragraph-properties fo:background-color="transparent">
        <style:tab-stops>
          <style:tab-stop style:position="14.631cm"/>
        </style:tab-stops>
        <style:background-image/>
      </style:paragraph-properties>
      <style:text-properties style:use-window-font-color="true" style:font-name="Times" style:font-name-asian="Times New Roman" style:font-size-asian="12pt" style:font-name-complex="Times New Roman" style:font-size-complex="10pt"/>
    </style:style>
    <style:style style:name="P47" style:family="paragraph" style:parent-style-name="SBC_3a_paragraph" style:list-style-name="L7">
      <style:paragraph-properties fo:text-align="start" style:justify-single-word="false" fo:background-color="transparent">
        <style:background-image/>
      </style:paragraph-properties>
      <style:text-properties style:use-window-font-color="true" style:font-name="Times" fo:font-size="12pt" fo:font-style="normal" style:font-name-asian="Times New Roman" style:font-size-asian="12pt" style:font-style-asian="normal" style:font-name-complex="Times New Roman" style:font-size-complex="12pt" style:font-style-complex="normal"/>
    </style:style>
    <style:style style:name="P48" style:family="paragraph" style:parent-style-name="SBC_3a_paragraph">
      <style:paragraph-properties fo:background-color="transparent">
        <style:background-image/>
      </style:paragraph-properties>
      <style:text-properties style:use-window-font-color="true" style:font-name="Times" fo:font-size="12pt" fo:font-style="normal" fo:font-weight="normal" style:font-name-asian="CMSY10" style:font-size-asian="12pt" style:font-style-asian="normal" style:font-weight-asian="normal" style:font-name-complex="Times New Roman" style:font-size-complex="12pt" style:font-style-complex="normal" style:font-weight-complex="normal"/>
    </style:style>
    <style:style style:name="P49" style:family="paragraph" style:parent-style-name="SBC_3a_paragraph">
      <style:paragraph-properties fo:text-align="center" style:justify-single-word="false" fo:background-color="transparent">
        <style:background-image/>
      </style:paragraph-properties>
      <style:text-properties style:use-window-font-color="true" style:font-name="Times" fo:font-size="12pt" fo:font-style="normal" fo:font-weight="normal" style:font-name-asian="CMSY10" style:font-size-asian="12pt" style:font-style-asian="normal" style:font-weight-asian="normal" style:font-name-complex="Times New Roman" style:font-size-complex="12pt" style:font-style-complex="normal" style:font-weight-complex="normal"/>
    </style:style>
    <style:style style:name="P50" style:family="paragraph" style:parent-style-name="SBC_3a_paragraph">
      <style:paragraph-properties fo:background-color="transparent">
        <style:tab-stops>
          <style:tab-stop style:position="14.631cm"/>
        </style:tab-stops>
        <style:background-image/>
      </style:paragraph-properties>
    </style:style>
    <style:style style:name="P51" style:family="paragraph" style:parent-style-name="SBC_3a_paragraph" style:list-style-name="L7">
      <style:paragraph-properties fo:background-color="transparent">
        <style:background-image/>
      </style:paragraph-properties>
    </style:style>
    <style:style style:name="P52" style:family="paragraph" style:parent-style-name="SBC_3a_paragraph" style:list-style-name="L7">
      <style:paragraph-properties fo:background-color="transparent">
        <style:background-image/>
      </style:paragraph-properties>
      <style:text-properties fo:font-style="italic" style:font-style-asian="italic" style:font-style-complex="italic"/>
    </style:style>
    <style:style style:name="P53" style:family="paragraph" style:parent-style-name="SBC_3a_paragraph" style:list-style-name="L7">
      <style:paragraph-properties fo:text-align="start" style:justify-single-word="false" fo:background-color="transparent">
        <style:background-image/>
      </style:paragraph-properties>
      <style:text-properties fo:font-style="italic" style:font-style-asian="italic" style:font-style-complex="italic"/>
    </style:style>
    <style:style style:name="P54" style:family="paragraph" style:parent-style-name="SBC_3a_paragraph" style:list-style-name="L7">
      <style:paragraph-properties fo:text-align="start" style:justify-single-word="false" fo:background-color="transparent">
        <style:background-image/>
      </style:paragraph-properties>
      <style:text-properties fo:font-style="normal" style:font-style-asian="normal" style:font-style-complex="normal"/>
    </style:style>
    <style:style style:name="P55" style:family="paragraph" style:parent-style-name="SBC_3a_paragraph" style:list-style-name="L8">
      <style:paragraph-properties fo:background-color="transparent">
        <style:background-image/>
      </style:paragraph-properties>
    </style:style>
    <style:style style:name="P56" style:family="paragraph" style:parent-style-name="SBC_3a_paragraph" style:list-style-name="L10">
      <style:paragraph-properties fo:background-color="transparent">
        <style:background-image/>
      </style:paragraph-properties>
    </style:style>
    <style:style style:name="P57" style:family="paragraph" style:parent-style-name="SBC_3a_paragraph">
      <style:paragraph-properties fo:text-align="justify" style:justify-single-word="false" fo:orphans="0" fo:widows="0" fo:hyphenation-ladder-count="no-limit" fo:background-color="transparent" style:writing-mode="lr-tb">
        <style:background-image/>
      </style:paragraph-properties>
      <style:text-properties fo:color="#000000" style:font-name="Times" fo:font-size="12pt" fo:language="pt" fo:country="BR" fo:font-weight="normal" style:font-name-asian="Times New Roman" style:font-size-asian="12pt" style:language-asian="pt" style:country-asian="BR" style:font-name-complex="Times New Roman" style:font-size-complex="10pt" fo:hyphenate="false" fo:hyphenation-remain-char-count="2" fo:hyphenation-push-char-count="2"/>
    </style:style>
    <style:style style:name="P58" style:family="paragraph" style:parent-style-name="SBC_3a_paragraph" style:list-style-name="L16">
      <style:paragraph-properties fo:text-align="justify" style:justify-single-word="false" fo:orphans="0" fo:widows="0" fo:hyphenation-ladder-count="no-limit" fo:background-color="transparent" style:writing-mode="lr-tb">
        <style:background-image/>
      </style:paragraph-properties>
      <style:text-properties fo:hyphenate="false" fo:hyphenation-remain-char-count="2" fo:hyphenation-push-char-count="2"/>
    </style:style>
    <style:style style:name="P59" style:family="paragraph" style:parent-style-name="SBC_3a_paragraph">
      <style:paragraph-properties fo:hyphenation-ladder-count="no-limit" fo:background-color="transparent" style:writing-mode="lr-tb">
        <style:background-image/>
      </style:paragraph-properties>
      <style:text-properties fo:hyphenate="false" fo:hyphenation-remain-char-count="2" fo:hyphenation-push-char-count="2"/>
    </style:style>
    <style:style style:name="P60" style:family="paragraph" style:parent-style-name="SBC_3a_institution">
      <style:paragraph-properties fo:background-color="transparent">
        <style:background-image/>
      </style:paragraph-properties>
    </style:style>
    <style:style style:name="P61" style:family="paragraph" style:parent-style-name="SBC_3a_resumo">
      <style:paragraph-properties fo:background-color="transparent">
        <style:background-image/>
      </style:paragraph-properties>
    </style:style>
    <style:style style:name="P62" style:family="paragraph" style:parent-style-name="SBC_3a_abstract">
      <style:paragraph-properties fo:background-color="transparent">
        <style:background-image/>
      </style:paragraph-properties>
    </style:style>
    <style:style style:name="P63" style:family="paragraph" style:parent-style-name="SBC_3a_caption" style:list-style-name="L16">
      <style:paragraph-properties fo:text-align="center" style:justify-single-word="false" fo:orphans="0" fo:widows="0" fo:hyphenation-ladder-count="no-limit" fo:background-color="transparent" style:writing-mode="lr-tb">
        <style:background-image/>
      </style:paragraph-properties>
      <style:text-properties fo:hyphenate="false" fo:hyphenation-remain-char-count="2" fo:hyphenation-push-char-count="2"/>
    </style:style>
    <style:style style:name="P64" style:family="paragraph" style:parent-style-name="SBC_3a_caption">
      <style:paragraph-properties fo:hyphenation-ladder-count="no-limit" fo:background-color="transparent" style:writing-mode="lr-tb">
        <style:background-image/>
      </style:paragraph-properties>
      <style:text-properties fo:hyphenate="false" fo:hyphenation-remain-char-count="2" fo:hyphenation-push-char-count="2"/>
    </style:style>
    <style:style style:name="P65" style:family="paragraph" style:parent-style-name="SBC_3a_title" style:master-page-name="Standard">
      <style:paragraph-properties style:page-number="auto" fo:background-color="transparent">
        <style:background-image/>
      </style:paragraph-properties>
    </style:style>
    <style:style style:name="P66" style:family="paragraph" style:parent-style-name="SBC_3a_title_3a_1">
      <style:paragraph-properties fo:background-color="transparent">
        <style:background-image/>
      </style:paragraph-properties>
    </style:style>
    <style:style style:name="P67" style:family="paragraph" style:parent-style-name="SBC_3a_title_3a_2">
      <style:paragraph-properties fo:text-align="justify" style:justify-single-word="false"/>
    </style:style>
    <style:style style:name="P68" style:family="paragraph" style:parent-style-name="SBC_3a_title_3a_2">
      <style:paragraph-properties fo:margin-left="0cm" fo:margin-right="0cm" fo:text-indent="0cm" style:auto-text-indent="false" fo:background-color="transparent">
        <style:background-image/>
      </style:paragraph-properties>
      <style:text-properties style:use-window-font-color="true" style:font-name="Times" style:font-name-asian="Times New Roman" style:font-size-asian="12pt" style:font-name-complex="Times New Roman" style:font-size-complex="10pt"/>
    </style:style>
    <style:style style:name="P69" style:family="paragraph" style:parent-style-name="SBC_3a_title_3a_2">
      <style:paragraph-properties fo:background-color="transparent">
        <style:background-image/>
      </style:paragraph-properties>
    </style:style>
    <style:style style:name="P70" style:family="paragraph" style:parent-style-name="SBC_3a_email">
      <style:paragraph-properties fo:background-color="transparent">
        <style:background-image/>
      </style:paragraph-properties>
    </style:style>
    <style:style style:name="P71" style:family="paragraph" style:parent-style-name="SBC_3a_paragraph_3a_first" style:master-page-name="">
      <style:paragraph-properties fo:text-align="justify" style:justify-single-word="false" fo:orphans="0" fo:widows="0" fo:hyphenation-ladder-count="no-limit" style:page-number="auto" fo:background-color="transparent" style:writing-mode="lr-tb">
        <style:background-image/>
      </style:paragraph-properties>
      <style:text-properties fo:color="#000000" style:font-name="Times" fo:font-size="12pt" fo:language="pt" fo:country="BR" fo:font-weight="normal" style:font-name-asian="Times New Roman" style:font-size-asian="12pt" style:language-asian="pt" style:country-asian="BR" style:font-name-complex="Times New Roman" style:font-size-complex="10pt" fo:hyphenate="false" fo:hyphenation-remain-char-count="2" fo:hyphenation-push-char-count="2"/>
    </style:style>
    <style:style style:name="P72" style:family="paragraph" style:parent-style-name="SBC_3a_paragraph_3a_first" style:master-page-name="">
      <style:paragraph-properties fo:text-align="justify" style:justify-single-word="false" fo:orphans="0" fo:widows="0" fo:hyphenation-ladder-count="no-limit" style:page-number="auto" fo:background-color="transparent" style:writing-mode="lr-tb">
        <style:tab-stops>
          <style:tab-stop style:position="14.631cm"/>
        </style:tab-stops>
        <style:background-image/>
      </style:paragraph-properties>
      <style:text-properties fo:hyphenate="false" fo:hyphenation-remain-char-count="2" fo:hyphenation-push-char-count="2"/>
    </style:style>
    <style:style style:name="P73" style:family="paragraph" style:parent-style-name="SBC_3a_paragraph_3a_first">
      <style:paragraph-properties fo:background-color="transparent">
        <style:background-image/>
      </style:paragraph-properties>
    </style:style>
    <style:style style:name="P74" style:family="paragraph" style:parent-style-name="SBC_3a_paragraph_3a_first">
      <style:paragraph-properties fo:background-color="transparent">
        <style:background-image/>
      </style:paragraph-properties>
      <style:text-properties style:use-window-font-color="true" style:font-name="Times" style:font-name-asian="Times New Roman" style:font-size-asian="12pt" style:font-name-complex="Times New Roman" style:font-size-complex="10pt"/>
    </style:style>
    <style:style style:name="P75" style:family="paragraph" style:parent-style-name="SBC_3a_paragraph_3a_first">
      <style:paragraph-properties fo:text-align="justify" style:justify-single-word="false" fo:orphans="0" fo:widows="0" fo:hyphenation-ladder-count="no-limit" fo:background-color="transparent" style:writing-mode="lr-tb">
        <style:background-image/>
      </style:paragraph-properties>
      <style:text-properties fo:color="#000000" style:font-name="Times" fo:font-size="12pt" fo:language="pt" fo:country="BR" fo:font-weight="normal" style:font-name-asian="Times New Roman" style:font-size-asian="12pt" style:language-asian="pt" style:country-asian="BR" style:font-name-complex="Times New Roman" style:font-size-complex="10pt" fo:hyphenate="false" fo:hyphenation-remain-char-count="2" fo:hyphenation-push-char-count="2"/>
    </style:style>
    <style:style style:name="P76" style:family="paragraph" style:parent-style-name="SBC_3a_paragraph_3a_first" style:list-style-name="L16">
      <style:paragraph-properties fo:text-align="justify" style:justify-single-word="false" fo:orphans="0" fo:widows="0" fo:hyphenation-ladder-count="no-limit" fo:background-color="transparent" style:writing-mode="lr-tb">
        <style:background-image/>
      </style:paragraph-properties>
      <style:text-properties fo:hyphenate="false" fo:hyphenation-remain-char-count="2" fo:hyphenation-push-char-count="2"/>
    </style:style>
    <style:style style:name="P77" style:family="paragraph" style:parent-style-name="SBC_3a_paragraph_3a_first" style:list-style-name="L6" style:master-page-name="">
      <style:paragraph-properties fo:text-align="justify" style:justify-single-word="false" fo:orphans="0" fo:widows="0" fo:hyphenation-ladder-count="no-limit" style:page-number="auto" fo:background-color="transparent" style:writing-mode="lr-tb">
        <style:tab-stops>
          <style:tab-stop style:position="14.631cm"/>
        </style:tab-stops>
        <style:background-image/>
      </style:paragraph-properties>
      <style:text-properties fo:hyphenate="false" fo:hyphenation-remain-char-count="2" fo:hyphenation-push-char-count="2"/>
    </style:style>
    <style:style style:name="P78" style:family="paragraph" style:parent-style-name="SBC_3a_paragraph_3a_first" style:list-style-name="L6" style:master-page-name="">
      <style:paragraph-properties fo:text-align="justify" style:justify-single-word="false" fo:orphans="0" fo:widows="0" fo:hyphenation-ladder-count="no-limit" style:page-number="auto" fo:background-color="transparent" style:writing-mode="lr-tb">
        <style:tab-stops>
          <style:tab-stop style:position="14.631cm"/>
        </style:tab-stops>
        <style:background-image/>
      </style:paragraph-properties>
      <style:text-properties fo:hyphenate="false" fo:hyphenation-remain-char-count="2" fo:hyphenation-push-char-count="2"/>
    </style:style>
    <style:style style:name="P79" style:family="paragraph" style:parent-style-name="SBC_3a_paragraph_3a_first" style:list-style-name="L6" style:master-page-name="">
      <style:paragraph-properties fo:text-align="justify" style:justify-single-word="false" fo:orphans="0" fo:widows="0" fo:hyphenation-ladder-count="no-limit" style:page-number="auto" fo:background-color="transparent" style:writing-mode="lr-tb">
        <style:tab-stops>
          <style:tab-stop style:position="14.631cm"/>
        </style:tab-stops>
        <style:background-image/>
      </style:paragraph-properties>
      <style:text-properties fo:hyphenate="false" fo:hyphenation-remain-char-count="2" fo:hyphenation-push-char-count="2"/>
    </style:style>
    <style:style style:name="P80" style:family="paragraph" style:parent-style-name="Table_20_Contents_20__28_user_29_">
      <style:paragraph-properties fo:margin-left="0cm" fo:margin-right="0cm" fo:text-align="center" style:justify-single-word="false" fo:text-indent="0cm" style:auto-text-indent="false" fo:background-color="transparent">
        <style:background-image/>
      </style:paragraph-properties>
      <style:text-properties style:use-window-font-color="true" style:font-name="Times New Roman" fo:font-size="12pt" fo:language="en" fo:country="US" fo:font-style="italic" fo:font-weight="normal" style:font-name-asian="CMSY10" style:font-size-asian="12pt" style:language-asian="en" style:country-asian="US" style:font-style-asian="normal" style:font-weight-asian="normal" style:font-name-complex="Times New Roman" style:font-size-complex="12pt" style:font-style-complex="italic" style:font-weight-complex="normal"/>
    </style:style>
    <style:style style:name="P81" style:family="paragraph" style:parent-style-name="Table_20_Contents_20__28_user_29_">
      <style:paragraph-properties fo:margin-left="0cm" fo:margin-right="0cm" fo:text-align="center" style:justify-single-word="false" fo:text-indent="0cm" style:auto-text-indent="false" fo:background-color="transparent">
        <style:background-image/>
      </style:paragraph-properties>
      <style:text-properties style:use-window-font-color="true" style:font-name="Times New Roman" fo:font-size="12pt" fo:font-style="italic" fo:font-weight="normal" style:font-name-asian="CMSY10" style:font-size-asian="12pt" style:font-style-asian="normal" style:font-weight-asian="normal" style:font-name-complex="Times New Roman" style:font-size-complex="12pt" style:font-style-complex="italic" style:font-weight-complex="normal"/>
    </style:style>
    <style:style style:name="P82" style:family="paragraph" style:parent-style-name="Preformatted_20_Text">
      <style:paragraph-properties fo:margin-left="0cm" fo:margin-right="0cm" fo:text-indent="0cm" style:auto-text-indent="false" fo:background-color="transparent">
        <style:background-image/>
      </style:paragraph-properties>
      <style:text-properties fo:font-variant="normal" fo:text-transform="none" fo:color="#000000" style:font-name="monospace" fo:font-size="12pt" fo:letter-spacing="normal" fo:font-style="normal" fo:font-weight="normal" style:font-name-asian="CMSY10" style:font-size-asian="12pt" style:font-style-asian="normal" style:font-weight-asian="normal" style:font-name-complex="Times New Roman" style:font-size-complex="12pt" style:font-style-complex="normal" style:font-weight-complex="normal"/>
    </style:style>
    <style:style style:name="P83" style:family="paragraph" style:parent-style-name="Preformatted_20_Text">
      <style:paragraph-properties fo:orphans="2" fo:widows="2" fo:hyphenation-ladder-count="no-limit" fo:background-color="transparent" fo:padding="0cm" fo:border="none" style:writing-mode="lr-tb">
        <style:background-image/>
      </style:paragraph-properties>
      <style:text-properties fo:font-variant="normal" fo:text-transform="none" fo:color="#000000" style:font-name="monospace" fo:letter-spacing="normal" fo:font-style="normal" fo:font-weight="bold" style:font-weight-asian="bold" style:font-weight-complex="bold" fo:hyphenate="false" fo:hyphenation-remain-char-count="2" fo:hyphenation-push-char-count="2"/>
    </style:style>
    <style:style style:name="P84" style:family="paragraph" style:parent-style-name="Preformatted_20_Text">
      <style:paragraph-properties fo:orphans="2" fo:widows="2" fo:hyphenation-ladder-count="no-limit" fo:background-color="transparent" fo:padding="0cm" fo:border="none" style:writing-mode="lr-tb">
        <style:background-image/>
      </style:paragraph-properties>
      <style:text-properties fo:font-variant="normal" fo:text-transform="none" fo:color="#000000" style:font-name="monospace" fo:font-size="7pt" fo:letter-spacing="normal" fo:font-style="normal" fo:font-weight="bold" style:font-size-asian="7pt" style:font-weight-asian="bold" style:font-size-complex="7pt" style:font-weight-complex="bold" fo:hyphenate="false" fo:hyphenation-remain-char-count="2" fo:hyphenation-push-char-count="2"/>
    </style:style>
    <style:style style:name="P85" style:family="paragraph" style:parent-style-name="Preformatted_20_Text">
      <style:paragraph-properties fo:orphans="2" fo:widows="2" fo:hyphenation-ladder-count="no-limit" fo:background-color="transparent" fo:padding="0cm" fo:border="none" style:writing-mode="lr-tb">
        <style:background-image/>
      </style:paragraph-properties>
      <style:text-properties fo:font-variant="normal" fo:text-transform="none" fo:color="#000000" style:font-name="monospace" fo:font-size="8pt" fo:letter-spacing="normal" fo:font-style="normal" fo:font-weight="bold" style:font-size-asian="8pt" style:font-weight-asian="bold" style:font-size-complex="8pt" style:font-weight-complex="bold" fo:hyphenate="false" fo:hyphenation-remain-char-count="2" fo:hyphenation-push-char-count="2"/>
    </style:style>
    <style:style style:name="P86" style:family="paragraph" style:parent-style-name="Preformatted_20_Text">
      <style:paragraph-properties fo:text-align="justify" style:justify-single-word="false" fo:orphans="2" fo:widows="2" fo:hyphenation-ladder-count="no-limit" fo:background-color="transparent" fo:padding="0cm" fo:border="none" style:writing-mode="lr-tb">
        <style:background-image/>
      </style:paragraph-properties>
      <style:text-properties fo:font-variant="normal" fo:text-transform="none" fo:color="#000000" style:font-name="monospace" fo:font-size="8pt" fo:letter-spacing="normal" fo:font-style="normal" fo:font-weight="bold" style:font-size-asian="8pt" style:font-weight-asian="bold" style:font-size-complex="8pt" style:font-weight-complex="bold" fo:hyphenate="false" fo:hyphenation-remain-char-count="2" fo:hyphenation-push-char-count="2"/>
    </style:style>
    <style:style style:name="P87" style:family="paragraph" style:parent-style-name="Preformatted_20_Text">
      <style:paragraph-properties fo:orphans="2" fo:widows="2" fo:hyphenation-ladder-count="no-limit" fo:background-color="transparent" fo:padding="0cm" fo:border="none" style:writing-mode="lr-tb">
        <style:background-image/>
      </style:paragraph-properties>
      <style:text-properties fo:font-variant="normal" fo:text-transform="none" fo:color="#000000" style:font-name="monospace" fo:font-size="9pt" fo:letter-spacing="normal" fo:font-style="normal" fo:font-weight="bold" style:font-size-asian="9pt" style:font-weight-asian="bold" style:font-size-complex="9pt" style:font-weight-complex="bold" fo:hyphenate="false" fo:hyphenation-remain-char-count="2" fo:hyphenation-push-char-count="2"/>
    </style:style>
    <style:style style:name="P88" style:family="paragraph" style:parent-style-name="Preformatted_20_Text">
      <style:paragraph-properties fo:text-align="justify" style:justify-single-word="false" fo:orphans="2" fo:widows="2" fo:hyphenation-ladder-count="no-limit" fo:background-color="transparent" fo:padding="0cm" fo:border="none" style:writing-mode="lr-tb">
        <style:background-image/>
      </style:paragraph-properties>
      <style:text-properties fo:font-variant="normal" fo:text-transform="none" fo:color="#000000" style:font-name="monospace" fo:font-size="9pt" fo:letter-spacing="normal" fo:font-style="normal" fo:font-weight="bold" style:font-size-asian="9pt" style:font-weight-asian="bold" style:font-size-complex="9pt" style:font-weight-complex="bold" fo:hyphenate="false" fo:hyphenation-remain-char-count="2" fo:hyphenation-push-char-count="2"/>
    </style:style>
    <style:style style:name="T1" style:family="text">
      <style:text-properties style:text-position="super 58%"/>
    </style:style>
    <style:style style:name="T2" style:family="text">
      <style:text-properties fo:font-weight="bold" style:font-weight-asian="bold" style:font-weight-complex="bold"/>
    </style:style>
    <style:style style:name="T3" style:family="text">
      <style:text-properties fo:color="#000000" style:font-name="Times" fo:font-size="12pt" fo:language="pt" fo:country="BR" fo:font-weight="normal" style:font-name-asian="Times New Roman" style:font-size-asian="12pt" style:language-asian="pt" style:country-asian="BR" style:font-name-complex="Times New Roman" style:font-size-complex="10pt"/>
    </style:style>
    <style:style style:name="T4" style:family="text">
      <style:text-properties fo:color="#000000" style:text-position="0% 100%" style:font-name="Segoe Print" fo:font-size="12pt" fo:language="pt" fo:country="BR" fo:font-weight="normal" style:font-name-asian="Times New Roman" style:font-size-asian="12pt" style:language-asian="pt" style:country-asian="BR" style:font-name-complex="Times New Roman" style:font-size-complex="12pt"/>
    </style:style>
    <style:style style:name="T5" style:family="text">
      <style:text-properties fo:color="#000000" style:text-outline="false" style:text-line-through-style="none" style:font-name="Times" fo:font-size="12pt" fo:language="pt" fo:country="BR" fo:font-style="normal" fo:text-shadow="none" style:text-underline-style="none" fo:font-weight="normal" style:letter-kerning="true" style:font-name-asian="Times New Roman" style:font-size-asian="12pt" style:language-asian="pt" style:country-asian="BR" style:font-style-asian="normal" style:font-weight-asian="normal" style:font-name-complex="Times New Roman" style:font-size-complex="10pt" style:font-style-complex="normal" style:font-weight-complex="normal" style:text-emphasize="none" style:text-overline-style="none" style:text-overline-color="font-color"/>
    </style:style>
    <style:style style:name="T6" style:family="text">
      <style:text-properties style:use-window-font-color="true" style:font-name="Times" style:font-name-asian="Times New Roman" style:font-size-asian="12pt" style:font-name-complex="Times New Roman" style:font-size-complex="10pt"/>
    </style:style>
    <style:style style:name="T7" style:family="text">
      <style:text-properties style:use-window-font-color="true" style:font-name="Times" fo:font-style="italic" style:font-name-asian="Times New Roman" style:font-size-asian="12pt" style:font-style-asian="italic" style:font-name-complex="Times New Roman" style:font-size-complex="10pt" style:font-style-complex="italic"/>
    </style:style>
    <style:style style:name="T8" style:family="text">
      <style:text-properties style:use-window-font-color="true" style:font-name="Times" fo:font-style="normal" style:font-name-asian="Times New Roman" style:font-size-asian="12pt" style:font-style-asian="normal" style:font-name-complex="Times New Roman" style:font-size-complex="10pt" style:font-style-complex="normal"/>
    </style:style>
    <style:style style:name="T9" style:family="text">
      <style:text-properties style:use-window-font-color="true" style:font-name="Times" fo:font-size="10pt" fo:font-style="normal" style:font-name-asian="Times New Roman" style:font-size-asian="12pt" style:font-style-asian="normal" style:font-name-complex="Times New Roman" style:font-size-complex="10pt" style:font-style-complex="normal"/>
    </style:style>
    <style:style style:name="T10" style:family="text">
      <style:text-properties style:use-window-font-color="true" style:font-name="Times" fo:font-size="12pt" fo:font-style="normal" style:font-name-asian="Times New Roman" style:font-size-asian="12pt" style:font-style-asian="normal" style:font-name-complex="Times New Roman" style:font-size-complex="12pt" style:font-style-complex="normal"/>
    </style:style>
    <style:style style:name="T11" style:family="text">
      <style:text-properties style:use-window-font-color="true" style:font-name="Times" fo:font-size="12pt" fo:font-style="normal" fo:font-weight="normal" style:font-name-asian="CMSY10" style:font-size-asian="12pt" style:font-style-asian="normal" style:font-weight-asian="normal" style:font-name-complex="Times New Roman" style:font-size-complex="12pt" style:font-style-complex="normal" style:font-weight-complex="normal"/>
    </style:style>
    <style:style style:name="T12" style:family="text">
      <style:text-properties style:use-window-font-color="true" style:font-name="Times" fo:font-size="12pt" fo:font-style="normal" fo:font-weight="normal" style:font-name-asian="Times New Roman" style:font-size-asian="12pt" style:font-style-asian="normal" style:font-weight-asian="normal" style:font-name-complex="Times New Roman" style:font-size-complex="10pt" style:font-style-complex="normal" style:font-weight-complex="normal"/>
    </style:style>
    <style:style style:name="T13" style:family="text">
      <style:text-properties style:use-window-font-color="true" style:font-name="Times" fo:font-size="12pt" style:font-name-asian="Times New Roman" style:font-size-asian="12pt" style:font-name-complex="Times New Roman" style:font-size-complex="12pt"/>
    </style:style>
    <style:style style:name="T14" style:family="text">
      <style:text-properties style:use-window-font-color="true" style:font-name="Times" fo:font-size="12pt" fo:font-style="italic" fo:font-weight="bold" style:font-name-asian="CMSY10" style:font-size-asian="12pt" style:font-style-asian="italic" style:font-weight-asian="bold" style:font-name-complex="Times New Roman" style:font-size-complex="12pt" style:font-style-complex="italic" style:font-weight-complex="bold"/>
    </style:style>
    <style:style style:name="T15" style:family="text">
      <style:text-properties style:use-window-font-color="true" style:font-name="Times" fo:font-size="12pt" fo:font-style="italic" fo:font-weight="normal" style:font-name-asian="CMSY10" style:font-size-asian="12pt" style:font-style-asian="italic" style:font-weight-asian="normal" style:font-name-complex="Times New Roman" style:font-size-complex="12pt" style:font-style-complex="italic" style:font-weight-complex="normal"/>
    </style:style>
    <style:style style:name="T16" style:family="text">
      <style:text-properties style:use-window-font-color="true" style:font-name="Times" fo:font-size="12pt" style:font-name-asian="CMSY10" style:font-size-asian="12pt" style:font-name-complex="Times New Roman" style:font-size-complex="12pt"/>
    </style:style>
    <style:style style:name="T17" style:family="text">
      <style:text-properties style:use-window-font-color="true" style:text-position="sub 58%" style:font-name="Times" style:font-name-asian="Times New Roman" style:font-size-asian="12pt" style:font-name-complex="Times New Roman" style:font-size-complex="10pt"/>
    </style:style>
    <style:style style:name="T18" style:family="text">
      <style:text-properties style:use-window-font-color="true" style:text-position="sub 58%" style:font-name="Times" fo:font-style="normal" style:font-name-asian="Times New Roman" style:font-size-asian="12pt" style:font-style-asian="normal" style:font-name-complex="Times New Roman" style:font-size-complex="10pt" style:font-style-complex="normal"/>
    </style:style>
    <style:style style:name="T19" style:family="text">
      <style:text-properties style:use-window-font-color="true" style:text-position="sub 58%" style:font-name="Times" fo:font-size="12pt" fo:font-style="normal" style:font-name-asian="Times New Roman" style:font-size-asian="12pt" style:font-style-asian="normal" style:font-name-complex="Times New Roman" style:font-size-complex="10pt" style:font-style-complex="normal"/>
    </style:style>
    <style:style style:name="T20" style:family="text">
      <style:text-properties style:use-window-font-color="true" style:text-position="sub 58%" style:font-name="Times" fo:font-size="12pt" fo:font-style="normal" fo:font-weight="normal" style:font-name-asian="Times New Roman" style:font-size-asian="12pt" style:font-style-asian="normal" style:font-weight-asian="normal" style:font-name-complex="Times New Roman" style:font-size-complex="10pt" style:font-style-complex="normal" style:font-weight-complex="normal"/>
    </style:style>
    <style:style style:name="T21" style:family="text">
      <style:text-properties style:use-window-font-color="true" style:text-position="sub 58%" style:font-name="Times" fo:font-size="12pt" fo:font-style="normal" fo:font-weight="normal" style:font-name-asian="CMSY10" style:font-size-asian="12pt" style:font-style-asian="normal" style:font-weight-asian="normal" style:font-name-complex="Times New Roman" style:font-size-complex="12pt" style:font-style-complex="normal" style:font-weight-complex="normal"/>
    </style:style>
    <style:style style:name="T22" style:family="text">
      <style:text-properties style:use-window-font-color="true" style:text-position="sub 58%" style:font-name="Times" fo:font-size="12pt" fo:font-style="italic" fo:font-weight="normal" style:font-name-asian="Times New Roman" style:font-size-asian="12pt" style:font-style-asian="italic" style:font-weight-asian="normal" style:font-name-complex="Times New Roman" style:font-size-complex="10pt" style:font-style-complex="italic" style:font-weight-complex="normal"/>
    </style:style>
    <style:style style:name="T23" style:family="text">
      <style:text-properties style:use-window-font-color="true" style:text-position="sub 58%" style:font-name="Times" fo:font-size="12pt" fo:font-weight="normal" style:font-name-asian="Times New Roman" style:font-size-asian="12pt" style:font-weight-asian="normal" style:font-name-complex="Times New Roman" style:font-size-complex="10pt" style:font-weight-complex="normal"/>
    </style:style>
    <style:style style:name="T24" style:family="text">
      <style:text-properties style:use-window-font-color="true" style:text-position="sub 58%" style:font-name="Times" fo:font-size="12pt" fo:language="pt" fo:country="BR" fo:font-style="italic" fo:font-weight="normal" style:font-name-asian="Times New Roman" style:font-size-asian="12pt" style:language-asian="pt" style:country-asian="BR" style:font-style-asian="italic" style:font-weight-asian="normal" style:font-name-complex="Times New Roman" style:font-size-complex="10pt" style:font-style-complex="italic" style:font-weight-complex="normal"/>
    </style:style>
    <style:style style:name="T25" style:family="text">
      <style:text-properties style:use-window-font-color="true" style:text-position="0% 100%" style:font-name="Times" style:font-name-asian="Times New Roman" style:font-size-asian="12pt" style:font-name-complex="Times New Roman" style:font-size-complex="10pt"/>
    </style:style>
    <style:style style:name="T26" style:family="text">
      <style:text-properties style:use-window-font-color="true" style:text-position="0% 100%" style:font-name="Times" fo:font-style="italic" style:font-name-asian="Times New Roman" style:font-size-asian="12pt" style:font-style-asian="italic" style:font-name-complex="Times New Roman" style:font-size-complex="10pt" style:font-style-complex="italic"/>
    </style:style>
    <style:style style:name="T27" style:family="text">
      <style:text-properties style:use-window-font-color="true" style:text-position="0% 100%" style:font-name="Times" fo:font-style="normal" style:font-name-asian="Times New Roman" style:font-size-asian="12pt" style:font-style-asian="normal" style:font-name-complex="Times New Roman" style:font-size-complex="10pt" style:font-style-complex="normal"/>
    </style:style>
    <style:style style:name="T28" style:family="text">
      <style:text-properties style:use-window-font-color="true" style:text-position="0% 100%" style:font-name="Segoe UI" fo:font-size="12pt" fo:language="pt" fo:country="BR" fo:font-style="normal" fo:font-weight="normal" style:font-name-asian="Times New Roman" style:font-size-asian="12pt" style:language-asian="pt" style:country-asian="BR" style:font-style-asian="normal" style:font-weight-asian="normal" style:font-name-complex="Times New Roman" style:font-size-complex="10pt" style:font-style-complex="normal" style:font-weight-complex="normal"/>
    </style:style>
    <style:style style:name="T29" style:family="text">
      <style:text-properties style:use-window-font-color="true" style:font-name="Tahoma" fo:font-size="12pt" fo:font-style="normal" fo:font-weight="normal" style:font-name-asian="CMSY10" style:font-size-asian="12pt" style:font-style-asian="normal" style:font-weight-asian="normal" style:font-name-complex="Times New Roman" style:font-size-complex="12pt" style:font-style-complex="normal" style:font-weight-complex="normal"/>
    </style:style>
    <style:style style:name="T30" style:family="text">
      <style:text-properties style:use-window-font-color="true" style:font-name="Tahoma" fo:font-size="10pt" fo:font-style="italic" fo:font-weight="normal" style:font-name-asian="CMSY10" style:font-size-asian="10pt" style:font-style-asian="italic" style:font-weight-asian="normal" style:font-name-complex="Times New Roman" style:font-size-complex="10pt" style:font-style-complex="italic" style:font-weight-complex="normal"/>
    </style:style>
    <style:style style:name="T31" style:family="text">
      <style:text-properties style:use-window-font-color="true" style:font-name="Times2" fo:font-size="12pt" fo:language="pt" fo:country="BR" fo:font-style="normal" fo:font-weight="normal" style:font-name-asian="CMSY10" style:language-asian="pt" style:country-asian="BR" style:font-style-asian="normal" style:font-name-complex="Times2" style:font-size-complex="12pt" style:font-style-complex="normal"/>
    </style:style>
    <style:style style:name="T32" style:family="text">
      <style:text-properties style:use-window-font-color="true" style:font-name="Times2" fo:font-size="12pt" fo:language="pt" fo:country="BR" fo:font-style="normal" fo:font-weight="normal" style:font-name-asian="CMSY10" style:font-size-asian="12pt" style:language-asian="pt" style:country-asian="BR" style:font-style-asian="normal" style:font-weight-asian="normal" style:font-name-complex="Times2" style:font-size-complex="12pt" style:font-style-complex="normal" style:font-weight-complex="normal"/>
    </style:style>
    <style:style style:name="T33" style:family="text">
      <style:text-properties style:use-window-font-color="true" style:font-name="Times2" fo:font-size="12pt" fo:language="pt" fo:country="BR" fo:font-style="italic" fo:font-weight="normal" style:font-name-asian="CMSY10" style:language-asian="pt" style:country-asian="BR" style:font-style-asian="italic" style:font-name-complex="Times2" style:font-size-complex="12pt" style:font-style-complex="italic"/>
    </style:style>
    <style:style style:name="T34" style:family="text">
      <style:text-properties style:use-window-font-color="true" style:font-name="Times2" fo:font-size="12pt" fo:language="pt" fo:country="BR" fo:font-style="italic" fo:font-weight="normal" style:font-name-asian="CMSY10" style:font-size-asian="12pt" style:language-asian="pt" style:country-asian="BR" style:font-style-asian="italic" style:font-weight-asian="normal" style:font-name-complex="Times2" style:font-size-complex="12pt" style:font-style-complex="italic" style:font-weight-complex="normal"/>
    </style:style>
    <style:style style:name="T35" style:family="text">
      <style:text-properties fo:font-style="italic" style:font-style-asian="italic" style:font-style-complex="italic"/>
    </style:style>
    <style:style style:name="T36" style:family="text">
      <style:text-properties fo:font-style="italic" fo:font-weight="bold" style:font-style-asian="italic" style:font-weight-asian="bold" style:font-style-complex="italic" style:font-weight-complex="bold"/>
    </style:style>
    <style:style style:name="T37" style:family="text">
      <style:text-properties fo:font-style="italic" style:font-size-asian="12pt" style:font-style-asian="italic" style:font-weight-asian="normal" style:font-style-complex="italic" style:font-weight-complex="normal"/>
    </style:style>
    <style:style style:name="T38" style:family="text">
      <style:text-properties fo:font-style="normal" style:font-style-asian="normal" style:font-style-complex="normal"/>
    </style:style>
    <style:style style:name="T39" style:family="text">
      <style:text-properties style:font-name="Times"/>
    </style:style>
    <style:style style:name="T40" style:family="text">
      <style:text-properties style:font-name="Times" fo:font-size="12pt" style:font-name-asian="Times New Roman" style:font-size-asian="12pt" style:font-name-complex="Times New Roman" style:font-size-complex="10pt"/>
    </style:style>
    <style:style style:name="T41" style:family="text">
      <style:text-properties style:text-position="sub 58%"/>
    </style:style>
    <style:style style:name="T42" style:family="text">
      <style:text-properties style:text-position="sub 58%" style:font-name="Segoe UI" style:font-name-asian="Times New Roman" style:font-name-complex="Times New Roman"/>
    </style:style>
    <style:style style:name="T43" style:family="text">
      <style:text-properties style:text-position="sub 58%" style:font-name="Times"/>
    </style:style>
    <style:style style:name="T44" style:family="text">
      <style:text-properties style:text-position="sub 58%" style:font-name="Times" style:font-name-asian="Times New Roman" style:font-size-asian="12pt" style:font-style-asian="normal" style:font-weight-asian="normal" style:font-name-complex="Times New Roman" style:font-size-complex="10pt" style:font-style-complex="normal" style:font-weight-complex="normal"/>
    </style:style>
    <style:style style:name="T45" style:family="text">
      <style:text-properties style:text-position="sub 58%" style:font-name="Times" fo:font-style="italic" style:font-name-asian="Times New Roman" style:font-size-asian="12pt" style:font-style-asian="italic" style:font-weight-asian="normal" style:font-name-complex="Times New Roman" style:font-size-complex="10pt" style:font-style-complex="italic" style:font-weight-complex="normal"/>
    </style:style>
    <style:style style:name="T46" style:family="text">
      <style:text-properties style:text-position="sub 58%" fo:font-style="normal" style:font-style-asian="normal" style:font-style-complex="normal"/>
    </style:style>
    <style:style style:name="T47" style:family="text">
      <style:text-properties style:text-position="sub 58%" style:font-name-asian="Times New Roman" style:font-size-complex="10pt"/>
    </style:style>
    <style:style style:name="T48" style:family="text">
      <style:text-properties style:text-position="sub 58%" fo:font-style="italic" style:font-name-asian="Times New Roman" style:font-style-asian="italic" style:font-size-complex="10pt" style:font-style-complex="italic"/>
    </style:style>
    <style:style style:name="T49" style:family="text">
      <style:text-properties style:text-position="0% 100%"/>
    </style:style>
    <style:style style:name="T50" style:family="text">
      <style:text-properties style:text-position="0% 100%" style:font-name-asian="Times New Roman" style:font-size-complex="10pt"/>
    </style:style>
    <style:style style:name="T51" style:family="text">
      <style:text-properties style:text-position="0% 100%" style:font-name="Segoe UI" fo:font-style="italic" style:font-name-asian="Times New Roman" style:font-style-asian="italic" style:font-size-complex="10pt" style:font-style-complex="italic"/>
    </style:style>
    <style:style style:name="T52" style:family="text">
      <style:text-properties style:text-position="0% 100%" style:font-name="Segoe UI" style:font-name-asian="Times New Roman" style:font-size-asian="12pt" style:font-weight-asian="normal" style:font-name-complex="Times New Roman" style:font-size-complex="10pt" style:font-weight-complex="normal"/>
    </style:style>
    <style:style style:name="T53" style:family="text">
      <style:text-properties style:text-position="0% 100%" fo:font-style="italic" style:font-name-asian="Times New Roman" style:font-style-asian="italic" style:font-size-complex="10pt" style:font-style-complex="italic"/>
    </style:style>
    <style:style style:name="T54" style:family="text">
      <style:text-properties style:text-position="0% 100%" style:font-name="Times" fo:font-style="italic" style:font-name-asian="Times New Roman" style:font-size-asian="12pt" style:font-style-asian="italic" style:font-weight-asian="normal" style:font-name-complex="Times New Roman" style:font-size-complex="10pt" style:font-style-complex="italic" style:font-weight-complex="normal"/>
    </style:style>
    <style:style style:name="T55" style:family="text">
      <style:text-properties style:font-name="Times New Roman1" style:font-name-asian="Times New Roman" style:font-name-complex="Times New Roman"/>
    </style:style>
    <style:style style:name="T56" style:family="text">
      <style:text-properties style:font-name="Segoe UI" style:font-name-asian="Times New Roman" style:font-name-complex="Times New Roman"/>
    </style:style>
    <style:style style:name="T57" style:family="text">
      <style:text-properties style:font-name="Segoe UI" fo:font-style="italic" style:font-name-asian="Times New Roman" style:font-style-asian="italic" style:font-name-complex="Times New Roman" style:font-style-complex="italic"/>
    </style:style>
    <style:style style:name="T58" style:family="text">
      <style:text-properties style:font-name="CMSY10" fo:font-size="12pt" style:font-name-asian="CMSY10" style:font-name-complex="CMSY10" style:font-size-complex="12pt"/>
    </style:style>
    <style:style style:name="T59" style:family="text">
      <style:text-properties style:font-name="Segoe UI1" fo:font-size="12pt" style:font-name-asian="CMSY10" style:font-name-complex="CMSY10" style:font-size-complex="12pt"/>
    </style:style>
    <style:style style:name="T60" style:family="text">
      <style:text-properties style:font-name="Times New Roman" fo:font-size="12pt" style:font-name-asian="CMSY10" style:font-name-complex="CMSY10" style:font-size-complex="12pt"/>
    </style:style>
    <style:style style:name="T61" style:family="text">
      <style:text-properties style:font-name-asian="Times New Roman" style:font-size-complex="10pt"/>
    </style:style>
    <style:style style:name="T62" style:family="text">
      <style:text-properties style:font-style-asian="normal" style:font-style-complex="normal"/>
    </style:style>
    <style:style style:name="T63" style:family="text">
      <style:text-properties style:font-size-asian="12pt" style:font-weight-asian="normal" style:font-weight-complex="normal"/>
    </style:style>
    <style:style style:name="T64" style:family="text">
      <style:text-properties style:font-name="Monospace"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middle" style:vertical-rel="text" style:horizontal-pos="from-left" style:horizontal-rel="paragraph-content"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886cm" fo:text-indent="-0.635cm" fo:margin-left="1.88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886cm" fo:text-indent="-0.635cm" fo:margin-left="1.88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886cm" fo:text-indent="-0.635cm" fo:margin-left="1.88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fo:text-indent="-0.635cm"/>
        </style:list-level-properties>
      </text:list-level-style-number>
      <text:list-level-style-number text:level="2"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4"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6"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7"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8"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9"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1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616cm" fo:text-indent="-0.635cm" fo:margin-left="0.61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13">
      <text:list-level-style-number text:level="1" style:num-prefix="(" style:num-suffix=")" style:num-format="a">
        <style:list-level-properties text:list-level-position-and-space-mode="label-alignment">
          <style:list-level-label-alignment text:label-followed-by="listtab" text:list-tab-stop-position="1.886cm" fo:text-indent="-0.635cm" fo:margin-left="1.88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5">Uma Ferramenta para suportar a publicação de visões RDF de dados relacionais</text:p>
      <text:p text:style-name="P8">Vânia Maria P. Vidal<text:span text:style-name="T1">1</text:span>, José Maria Monteiro<text:span text:style-name="T1">1</text:span>, Luís Eufrasio T. Neto<text:span text:style-name="T1">1</text:span></text:p>
      <text:p text:style-name="P60"><text:span text:style-name="T1">1</text:span>Departamento de Computação – Universidade Federal do Ceará (UFC)</text:p>
      <text:p text:style-name="P12">Qd Campus Pici, 1 – Pici – 60455-900 – Fortaleza – CE – Brazil</text:p>
      <text:p text:style-name="P70">{vvidal,zemaria,luiseufrasio}@lia.ufc.br</text:p>
      <text:p text:style-name="P62"><text:span text:style-name="T2">Abstract.</text:span> In This paper we propose a web tool for publishing relational databases in the form of RDF ontologies. For this purpose, we use the mapping language adopted by w3c: R2RML (RDB to RDF Mapping Language), which is supported by our solution. Thus, the user will have a friendly interface to create the mapping files.</text:p>
      <text:p text:style-name="P61"><text:span text:style-name="T2">Resumo.</text:span> Neste artigo propomos uma ferramenta web para publicação de bases relacionais na forma de ontologias RDF. Para tanto, utilizamos a linguagem de mapeamento adotada pela w3c: R2RML (RDB to RDF Mapping Language), que será suportada pela nossa solução. Assim, o usuário terá uma interface amigável para criar seus arquivos de mapeamento.</text:p>
      <text:h text:style-name="P66" text:outline-level="1">Introdução</text:h>
      <text:p text:style-name="P73">O padrão Linked Data foi estabelecido como a melhor prática para expor, compartilhar e conectar partes de dados, informações e conhecimentos na Web Semântica usando URIs e RDF [1]. No entanto, a grande maioria dos dados corporativos, inclusive dados da Web, permanecem armazenados em SGBDs relacionais. Segundo [2] a Web Semântica não consiste simplesmente em colocar dados na web, mas principalmente da criação de links entre esses dados de tal modo que pessoas e máquinas possam fazer um melhor uso da web de dados. Para tornar as informações armazenadas em bancos relacionais disponíveis na web de dados, é preciso publicá-las usando o modelo RDF. Essa publicação pode ser feita utilizando mapeamentos de bases relacionais para ontologias. Existe uma linguagem padrão da w3c para criação desses mapeamentos que é a R2RML [10].</text:p>
      <text:p text:style-name="P71"><text:tab/>Abordaremos duas maneiras de criarmos os mapeamentos nesse trabalho: mapeamento direto definido em [3] e mapeamento para vocabulários comuns como motivado em [4]. Os mapeamentos diretos servem como base para criação de mapeamentos mais complexos, que utilizam vocabulários comuns e promovem o reuso.</text:p>
      <text:p text:style-name="P41">Neste trabalho, tratamos do problema de gerar automaticamente mapeamentos diretos e suportamos a criação de mapeamentos complexos. Para tanto, propomos uma ferramenta web que se baseia na criação de assertivas de correspondências para mapear a ontologia de domínio em termos da base relacional local e a geração de visões relacionais a partir das assertivas. Essas visões mapeiam o esquema relacional no esquema RDF da ontologia de domínio.</text:p>
      <text:p text:style-name="P41">O restante deste artigo está organizado da seguinte forma: a seção 2 apresenta trabalhos relacionados. A seção 3 contextualiza o problema introduzindo um passo a <text:soft-page-break/>passo para resolvê-lo. A seção 4 introduz a linguagem de geração de mapeamentos padrão da W3C: R2RML. A seção 5 apresenta a arquitetura proposta para a ferramenta, seus componentes principais e o estado atual do trabalho. A seção 6 apresenta um estudo de caso. A seção 7 conclui expondo oportunidades de trabalhos futuros que foram gerados com essa pesquisa.</text:p>
      <text:h text:style-name="P66" text:outline-level="1">Motivação Inicial</text:h>
      <text:p text:style-name="P73">A solução que vem sendo utilizada pelas ferramentas que publicam dados de esquemas relacionais em grafos RDF é a criação de mapeamentos entre esses diferentes esquemas. </text:p>
      <text:p text:style-name="P73"><text:tab/>Um problema que surgiu inicialmente era que cada ferramenta possui sua própria linguagem. Isso está sendo resolvido por meio da implementação de uma linguagem padrão R2RML [10]. No entanto, para criar mapeamentos R2RML é preciso ter conhecimentos avançados na linguagem. Gasta-se tempo para aprender a linguagem e para criar e manter os arquivos manualmente, pois precisam ser alterados sempre que o banco de dados muda. É preciso que sejam criadas ferramentas que suportem a geração e manutenção desses mapeamentos de forma gráfica.</text:p>
      <text:h text:style-name="P66" text:outline-level="1">Trabalhos Relacionados</text:h>
      <text:p text:style-name="P73">Existem algumas ferramentas que se propoem a publicar dados relacionais no padrão Linked Data. Dentre as principais estão:</text:p>
      <text:list xml:id="list31480791" text:style-name="L1">
        <text:list-item>
          <text:p text:style-name="P42">OpenLink Virtuoso: ferramenta bastante abrangente. Sua proposta é trabalhar com vários modelos e realizar a conversão de formatos entre eles. Os formatos são XML, SQL, RDF e texto livre. Disponibiliza duas versões uma paga e outra gratuita. A versão gratuita é indicada apenas para testes. No caso do mapeamento relacional para RDF, ela possui sua linguagem própria. Somente suporta a linguagem R2RML por meio da instalação de um pacote de tradução. Seus mapeamentos são criados manualmente.</text:p>
        </text:list-item>
        <text:list-item>
          <text:p text:style-name="P42">Spyder: É gratuita e não possui linguagem de mapeamento própria. Criada para implementar a linguagem R2RML, porém só implementa uma versão inicial. Suporta somente um subconjunto da SPARQL 1.1 e os mapeamentos também precisam ser criados manualmente.</text:p>
        </text:list-item>
        <text:list-item>
          <text:p text:style-name="P42">Triplify: é um plugin para ser instalado em aplicações web. Converte para os formatos RDF e JSON. É leve, possui pouco menos de 500 linhas de código. É de fácil configuração, em média leva-se 1 hora para ser configurada. Os mapeamentos são simples e criados através de consultas SQL. Ainda está na versão beta e sua performance só é garantida para datasets com menos de 100MB.</text:p>
        </text:list-item>
        <text:list-item>
          <text:p text:style-name="P42">D2RQ: plataforma robusta e open source. Código fonte disponível no github. Bastante difundida na comunidade de Linked Data. Suporta acesso a múltiplas bases de dados. Pode ser usado para triplificação dos dados, geração de mapeamentos diretos, criação de end points sparql que podem ser acessados por pessoas via navegador web ou sistemas via API Jena. Ainda não suporta R2RML e seus mapeamentos precisam ser criados de forma manual.</text:p>
        </text:list-item>
      </text:list>
      <text:p text:style-name="P23"/>
      <text:h text:style-name="P66" text:outline-level="1"><text:soft-page-break/>A Ferramenta e Contribuições</text:h>
      <text:h text:style-name="P69" text:outline-level="2">A Ferramenta</text:h>
      <text:p text:style-name="P75">Para suportar a geração e manutenção de mapeamentos relacional-RDF propomos uma ferramenta baseada na criação de assertivas de correspondência. </text:p>
      <text:p text:style-name="P75"><text:tab/>As assertivas são regras que definem os conceitos do esquema RDF em termos dos conceitos do esquema relacional. Elas são criadas automaticamente a partir de uma interface gráfica onde o usuário pode fazer a ligação dos termos.</text:p>
      <text:p text:style-name="P57">Após a criação das assertivas, é exportada uma ontologia de aplicação que é um subconjunto da ontologia alvo. A partir dessas assertivas e da ontologia exportada são criadas visões relacionais que mapeiam o esquema relacional no esquema RDF.</text:p>
      <text:p text:style-name="P57">A ferramenta utiliza as visões dentro do mapeamento gerado de forma a torná-lo mais simples e manutenível. Dessa forma, a complexidade do mapeamento de estruturas heterogêneas é transferida para as visões no banco e mudanças no esquema relacional podem ser resolvidas pela alteração do SQL das visões.</text:p>
      <text:h text:style-name="P69" text:outline-level="2">Contribuições</text:h>
      <text:list xml:id="list33594495" text:style-name="L16">
        <text:list-item>
          <text:p text:style-name="P76"><text:span text:style-name="T3">Duas extensões para o D2R serão implementadas: uma mudança evolutiva para suportar a linguagem R2RML e a geração do mapeamento direto em R2RML.</text:span></text:p>
          <text:list>
            <text:list-item>
              <text:p text:style-name="P58"><text:span text:style-name="T3">Isso irá gerar uma nova versão do D2R mostrada na figura abaixo:</text:span></text:p>
              <text:p text:style-name="P63"><draw:frame draw:style-name="fr1" draw:name="figura1" text:anchor-type="paragraph" svg:x="2.565cm" svg:y="0cm" svg:width="9.871cm" svg:height="10.029cm" draw:z-index="8"><draw:image xlink:href="Pictures/200000070000268E0000272DB944B69F.svm" xlink:type="simple" xlink:show="embed" xlink:actuate="onLoad"/></draw:frame><text:span text:style-name="T3">Figura 1. Nova versão do D2RQ </text:span></text:p>
            </text:list-item>
          </text:list>
        </text:list-item>
        <text:list-item>
          <text:p text:style-name="P58"><text:span text:style-name="T3">Propomos a abordagem de geração dos mapeamentos com base em Assertivas de Correspondência. Especificamos formalmente </text:span><text:span text:style-name="T5">as condições sobre as quais um conjunto de assertivas de correspondência especifica de forma completa uma visão RDF em termos de uma fonte relacional.</text:span></text:p>
        </text:list-item>
        <text:list-item>
          <text:p text:style-name="P58"><text:soft-page-break/><text:span text:style-name="T3">Ferramenta R2RML-Mapping-By-Assertions: interface gráfica para criação das assertivas.</text:span></text:p>
        </text:list-item>
        <text:list-item>
          <text:p text:style-name="P58"><text:span text:style-name="T3">Algoritmos para criação das visões e geração dos mapeamentos R2RML.</text:span></text:p>
        </text:list-item>
      </text:list>
      <text:h text:style-name="P66" text:outline-level="1">Fundamentação Teórica</text:h>
      <text:h text:style-name="P69" text:outline-level="2">Introdução ao D2R Server</text:h>
      <text:p text:style-name="P73">O D2R Server é uma ferramenta para publicar o conteúdo de bases de dados relacionais na Web Semântica, um espaço de informação global consistindo de dados ligados.</text:p>
      <text:p text:style-name="P41">Ele pode ser acessado de 3 formas diferentes conforme mostra a figura abaixo:</text:p>
      <text:p text:style-name="P41"/>
      <text:p text:style-name="P64"><draw:frame draw:style-name="fr1" draw:name="figura5" text:anchor-type="paragraph" svg:x="1.52cm" svg:y="0cm" svg:width="11.959cm" svg:height="6.826cm" draw:z-index="0"><draw:image xlink:href="Pictures/2000000700002EB800001AABB157C4D9.svm" xlink:type="simple" xlink:show="embed" xlink:actuate="onLoad"/></draw:frame></text:p>
      <text:p text:style-name="P64">Figura 1. Formas de acesso ao D2R Server</text:p>
      <text:p text:style-name="P31"><text:tab/>Sua interface Linked Data torna as descrições RDF de recursos individuais disponíveis no protocolo HTTP, a interface SPARQL torna possível que aplicações pesquisem e consultem o banco de dados usando a linguagem de consulta SPARQL sobre o protocolo SPARQL e uma interface HTML que oferece acesso a navegadores Web conhecidos.</text:p>
      <text:p text:style-name="P59">Requisições oriundas da Web são reescritas em consultas SQL usando o mapeamento. Essa tradução “on-the-fly” permite a publicação de grandes bases de dados no formato RDF e elimina a necessidade de replicação desses dados.</text:p>
      <text:p text:style-name="P59">Nesse trabalho tentamos reutilizar as funcionalidades já implementadas pelo D2R para criação do Endpoint SPARQL.</text:p>
      <text:h text:style-name="P69" text:outline-level="2">Introdução ao R2RML (RDB to RDF Mapping Language)</text:h>
      <text:p text:style-name="P73">Uma linguagem para criação de mapeamentos de dados no modelo relacional para dados no formato RDF, possibilitando que o autor do mapeamento escolha vocabulário e <text:s/>estrutura adequados para expressar os dados.</text:p>
      <text:p text:style-name="P73"><text:tab/>Cada mapeamento R2RML é adaptado para um esquema de banco de dados específico e para um vocabulário alvo. A entrada para um mapeamento R2RML é um <text:soft-page-break/>banco de dados relacional que está de acordo com esse esquema. A saída é um dataset RDF [SPARQL], conforme definido no SPARQL, que usa predicados e tipos do vocabulário alvo. O mapeamento é conceitual; processadores R2RML são livres para materializar os dados de saída, ou para disponibilizá-los de forma virtual através de uma interface que consulta o banco de dados de origem, ou para oferecer qualquer outra forma de acesso ao dataset RDF resultante.</text:p>
      <text:p text:style-name="P73"><text:tab/>Um R2RML mapping define um mapeamento a partir de um banco de dados relacional para um dataset RDF. Esse mapeamento é representado como um grafo RDF. Em outras palavras, RDF é usado não apenas como o modelo de dados alvo do mapeamento, mas também como um formalismo para representar o mapeamento R2RML. Um documento de mapeamento R2RML é qualquer documento escrito na sintaxe Turtle [6] RDF, subconjunto da notação N3.</text:p>
      <text:p text:style-name="P41">Um mapeamento R2RML faz referência a tabelas lógicas para obter dados do banco de dados de entrada. Uma tabela lógica pode ser dos seguintes tipos:</text:p>
      <text:list xml:id="list31469609" text:style-name="L3">
        <text:list-item>
          <text:p text:style-name="P43">Uma tabela do esquema do banco relacional.</text:p>
        </text:list-item>
        <text:list-item>
          <text:p text:style-name="P43">Uma visão do esquema do banco relacional.</text:p>
        </text:list-item>
        <text:list-item>
          <text:p text:style-name="P43">Uma consulta SQL válida chamada de “R2RML view” criada dentro do mapeamento.</text:p>
        </text:list-item>
      </text:list>
      <text:p text:style-name="P41">Cada tabela lógica é mapeada para RDF usando um “triples map”. O triples map é uma regra que mapeia cada linha da tabela lógica para uma ou mais triplas RDF. A regra tem duas partes principais:</text:p>
      <text:list xml:id="list31473598" text:style-name="L4">
        <text:list-item>
          <text:p text:style-name="P44">Um “subject map” cria o subject de todas as triplas RDF que serão geradas de uma tabela lógica. Os subjects normalmente são IRIs [7] que são geradas a partir das colunas que são chave primária da tabela.</text:p>
        </text:list-item>
        <text:list-item>
          <text:p text:style-name="P44">Vários “predicate-object maps” que de fato consistem de “predicate maps” e “object maps” (ou referências para object maps).</text:p>
        </text:list-item>
      </text:list>
      <text:p text:style-name="P41">As triplas são produzidas pela combinação do subject map com um predicate map e um object map, e aplicando esses três para cada linha da tabela lógica.</text:p>
      <text:p text:style-name="P41">Como o R2RML é a linguagem padrão adotada pela W3C, resolvemos gerar nossos mapeamentos nessa notação.</text:p>
      <text:p text:style-name="P73"/>
      <text:h text:style-name="P66" text:outline-level="1">Estudo de Caso</text:h>
      <text:p text:style-name="P74">Esta seção apresenta a aplicação da nossa metodologia de geração do mapeamento R2RML nos exemplos utilizados por [5] que são ontologias locais do Ebay e da Amazon exportadas para uma ontologia de domínio de lojas virtuais chamada Sales. </text:p>
      <text:p text:style-name="P74"><text:tab/>Porém, antes de inciarmos nosso exemplo introduzimos a estratégia proposta por [5] para criação das regras de mapeamento entre ontologias.</text:p>
      <text:p text:style-name="P74"><text:tab/>A estratégia proposta tem três passos: (1) <text:span text:style-name="T35">matching de vocabulário</text:span><text:span text:style-name="T38">, que gera um conjunto de correspondências entre entidades de cada ontologia local e a ontologia de domínio. Nesse passo, a contribuição é um modelo de matching que captura o resultado de um processo de matching já existente. Não é proposto um novo algoritmo para realizar matching; (2) o </text:span><text:span text:style-name="T35">post-matching</text:span><text:span text:style-name="T38">, que valida as correspondências obtidas no passo </text:span><text:soft-page-break/><text:span text:style-name="T38">(1) e ajuda a ajustar algumas correspondências que não podem ser capturados por algoritmos de matching tradicionais; e (3) </text:span><text:span text:style-name="T35">geração das ontologias de aplicação e dos mapeamentos</text:span><text:span text:style-name="T38">, que primeiro deduz o conjunto de regras de mapeamento LO-DO (Local Ontology – Domain Ontology) a partir das correspondências obtidas no passo (2), e então usa essas regras para gerar as ontologias de aplicação e um conjunto de mapeamentos (mapeamentos mediados e mapeamentos Local Ontology – Application Ontology).</text:span></text:p>
      <text:p text:style-name="P45"><text:span text:style-name="T38">Essa abordagem não trata somente correspondências homogêneas entre classes e entre propriedades, mas com ela é possível capturar outros tipos de correspondências, resultantes de heterogeneidades estruturais (chamadas em [5] de correspondências de caminho). Essas correspondências são obtidas no passo de post-matching e o resultado delas é usado para gerar o conjunto de </text:span><text:span text:style-name="T35">mapeamentos operacionais</text:span><text:span text:style-name="T38">.</text:span></text:p>
      <text:p text:style-name="P45">Nas subseções que seguem apresentamos o formalismo de mapeamento baseado em regras, o exemplo utilizado no estudo de caso, e a aplicação da nossa metodologia de geração de mapeamentos R2RML.</text:p>
      <text:h text:style-name="P69" text:outline-level="2">Formalismo de Mapeamentos baseado em Regras</text:h>
      <text:p text:style-name="P72">Seja F um conjunto de símbolos funcionais, B um conjunto de conceitos atômicos e papéis atômicos, e U um conjunto de variáveis. O conjunto de termos sobre F e U é definido recursivamente da seguinte forma:</text:p>
      <text:list xml:id="list31479736" text:style-name="L6">
        <text:list-item>
          <text:list>
            <text:list-item>
              <text:list>
                <text:list-item>
                  <text:p text:style-name="P77">cada variável v em U é um termo;</text:p>
                </text:list-item>
                <text:list-item>
                  <text:p text:style-name="P77">cada constante c em F é um termo;</text:p>
                </text:list-item>
                <text:list-item>
                  <text:p text:style-name="P77">Se t<text:span text:style-name="T41">1</text:span>,...,t<text:span text:style-name="T41">n </text:span><text:span text:style-name="T49">são termos, e f</text:span><text:span text:style-name="T4"> </text:span><text:span text:style-name="T49">é uma função n-ária em F, então f</text:span><text:span text:style-name="T49">(t</text:span><text:span text:style-name="T41">1</text:span><text:span text:style-name="T49">,...,t</text:span><text:span text:style-name="T41">n</text:span><text:span text:style-name="T49">) é um termo.</text:span></text:p>
                </text:list-item>
              </text:list>
            </text:list-item>
          </text:list>
        </text:list-item>
      </text:list>
      <text:p text:style-name="P46">Um átomo sobre F, B e U é uma expressão da forma c(t), onde c é um conceito atômico e t é um termo, ou da forma p(t,u), onde p é um papel atômico e t e u são termos.</text:p>
      <text:p text:style-name="P50"><text:span text:style-name="T6">Faça O</text:span><text:span text:style-name="T17">S</text:span><text:span text:style-name="T6"> e O</text:span><text:span text:style-name="T17">T</text:span><text:span text:style-name="T6"> serem duas ontologias e R uma linguagem de regras. Em [5], a relação entre um conceito de O</text:span><text:span text:style-name="T17">S</text:span><text:span text:style-name="T6"> e um conceito de O</text:span><text:span text:style-name="T17">T </text:span><text:span text:style-name="T25">(chamado de mapeamento de conceito) é especificado por um conjunto de </text:span><text:span text:style-name="T26">regras de mapeamento </text:span><text:span text:style-name="T27">da forma</text:span></text:p>
      <text:p text:style-name="P50"><text:span text:style-name="T55">β</text:span><text:span text:style-name="T41">1</text:span>(<text:span text:style-name="T56">ω</text:span><text:span text:style-name="T42">1</text:span>) &lt;= <text:span text:style-name="T56">α</text:span><text:span text:style-name="T42">1</text:span><text:span text:style-name="T39">(v</text:span><text:span text:style-name="T43">1</text:span><text:span text:style-name="T39">), …, </text:span><text:span text:style-name="T56">α</text:span><text:span text:style-name="T42">m</text:span><text:span text:style-name="T39">(v</text:span><text:span text:style-name="T42">m</text:span><text:span text:style-name="T39">), onde:</text:span></text:p>
      <text:p text:style-name="P24"><text:span text:style-name="T56">α</text:span><text:span text:style-name="T42">1</text:span><text:span text:style-name="T39">(v</text:span><text:span text:style-name="T43">1</text:span><text:span text:style-name="T39">), …, </text:span><text:span text:style-name="T56">α</text:span><text:span text:style-name="T42">m</text:span><text:span text:style-name="T39">(v</text:span><text:span text:style-name="T42">m</text:span><text:span text:style-name="T39">), chamado de corpo da regra de mapeamento, é um átomo ou uma </text:span><text:span text:style-name="T39">conjunção de átomos, onde </text:span><text:span text:style-name="T56">α</text:span><text:span text:style-name="T42">i</text:span><text:span text:style-name="T39">(v</text:span><text:span text:style-name="T43">i</text:span><text:span text:style-name="T39">) é um átomo cujo conceito atômico ou papel atômico ocorre na ontologia fonte </text:span><text:span text:style-name="T6">O</text:span><text:span text:style-name="T17">S</text:span><text:span text:style-name="T39">;</text:span></text:p>
      <text:p text:style-name="P24"><text:span text:style-name="T55">β</text:span><text:span text:style-name="T43">1</text:span><text:span text:style-name="T39">(</text:span><text:span text:style-name="T56">ω</text:span><text:span text:style-name="T42">1</text:span><text:span text:style-name="T39">), chamado de cabeça da regra de mapeamento, é um átomo cujo conceito atômico ou papel atômico ocorre na ontologia alvo </text:span><text:span text:style-name="T6">O</text:span><text:span text:style-name="T17">T</text:span><text:span text:style-name="T39">.</text:span></text:p>
      <text:p text:style-name="P50"><text:span text:style-name="T6">Esse formalismo baseado em regras suporta </text:span><text:span text:style-name="T7">Skolem functions </text:span><text:span text:style-name="T8">[8] para criação de novos OID's de classes na O</text:span><text:span text:style-name="T18">T </text:span><text:span text:style-name="T8">de uma ou mais propriedades da O</text:span><text:span text:style-name="T18">S</text:span><text:span text:style-name="T8">. Em [5] Skolem functions são usados simplesmente para geração de URIref. Assim, essas regras de mapeamento permitem a construção de URIrefs para novos objetos em O</text:span><text:span text:style-name="T18">T <text:s/></text:span><text:span text:style-name="T8">como termos na forma </text:span><text:span text:style-name="T27">f(t</text:span><text:span text:style-name="T18">1</text:span><text:span text:style-name="T27">,...,t</text:span><text:span text:style-name="T18">n</text:span><text:span text:style-name="T27">)</text:span><text:span text:style-name="T8">, onde f é um símbolo de função n-ária e </text:span><text:span text:style-name="T27">t</text:span><text:span text:style-name="T18">1</text:span><text:span text:style-name="T27">,...,t</text:span><text:span text:style-name="T18">n</text:span><text:span text:style-name="T27"> é uma sequência de termos de O</text:span><text:span text:style-name="T18">S</text:span><text:span text:style-name="T27">.</text:span></text:p>
      <text:h text:style-name="P68" text:outline-level="2"><text:soft-page-break/>Esquemas Extralite</text:h>
      <text:p text:style-name="P25">Nesse trabalho, consideramos a família de ontologias extralite (ou esquemas extralite [9]). Uma ontologia extralite inclui a definição de classes, propriedades do tipo datatype e object, e admite restrições do tipo domain e range, cardinalidades mínima e máxima, subconuntos e disjunção. Formalmente, uma ontologia extralite é um par <text:span text:style-name="T36">s = (A, C)</text:span> tal que:</text:p>
      <text:list xml:id="list31459076" text:style-name="L7">
        <text:list-item>
          <text:p text:style-name="P51"><text:span text:style-name="T7">A</text:span><text:span text:style-name="T6"> é um alfabeto, dito vocabulário de </text:span><text:span text:style-name="T7">s</text:span><text:span text:style-name="T6">, cujos conceitos atômicos são chamados de classes de </text:span><text:span text:style-name="T7">s</text:span><text:span text:style-name="T6"> e os papéis atômicos são chamados de propriedades de </text:span><text:span text:style-name="T7">s</text:span><text:span text:style-name="T6">.</text:span></text:p>
        </text:list-item>
        <text:list-item>
          <text:p text:style-name="P52"><text:span text:style-name="T6">C</text:span><text:span text:style-name="T8"> é um conjunto de fórmulas, ditas restrições sobre </text:span><text:span text:style-name="T6">s</text:span><text:span text:style-name="T8">, onde cada restrição possui uma das seguintes formas:</text:span></text:p>
          <text:list>
            <text:list-item>
              <text:p text:style-name="P52"><text:span text:style-name="T8">Domain</text:span><text:span text:style-name="T9">: </text:span><text:span text:style-name="T9"><draw:frame draw:style-name="fr2" draw:name="Objeto1" text:anchor-type="as-char" svg:width="1.515cm" svg:height="0.483cm" draw:z-index="1"><draw:object xlink:href="./Object 1" xlink:type="simple" xlink:show="embed" xlink:actuate="onLoad"/><draw:image xlink:href="./ObjectReplacements/Object 1" xlink:type="simple" xlink:show="embed" xlink:actuate="onLoad"/><svg:desc>fórmula</svg:desc></draw:frame></text:span><text:span text:style-name="T10">(a propriedade P tem domínio D)</text:span></text:p>
            </text:list-item>
            <text:list-item>
              <text:p text:style-name="P52"><text:span text:style-name="T10">Range: </text:span><text:span text:style-name="T10"><draw:frame draw:style-name="fr2" draw:name="Objeto2" text:anchor-type="as-char" svg:width="1.649cm" svg:height="0.542cm" draw:z-index="2"><draw:object xlink:href="./Object 2" xlink:type="simple" xlink:show="embed" xlink:actuate="onLoad"/><draw:image xlink:href="./ObjectReplacements/Object 2" xlink:type="simple" xlink:show="embed" xlink:actuate="onLoad"/><svg:desc>fórmula</svg:desc></draw:frame></text:span><text:span text:style-name="T10">(a propriedade P tem imagem R)</text:span></text:p>
            </text:list-item>
            <text:list-item>
              <text:p text:style-name="P53"><text:span text:style-name="T10">Cardinalidade Mínima: </text:span><text:span text:style-name="T10"><draw:frame draw:style-name="fr2" draw:name="Objeto3" text:anchor-type="as-char" svg:width="5.992cm" svg:height="0.487cm" draw:z-index="3"><draw:object xlink:href="./Object 3" xlink:type="simple" xlink:show="embed" xlink:actuate="onLoad"/><draw:image xlink:href="./ObjectReplacements/Object 3" xlink:type="simple" xlink:show="embed" xlink:actuate="onLoad"/><svg:desc>fórmula</svg:desc></draw:frame></text:span></text:p>
              <text:p text:style-name="P47">(a propriedade P mapeia cada indivíduo do domínio D em pelo menos k indivíduos distintos)</text:p>
            </text:list-item>
            <text:list-item>
              <text:p text:style-name="P53"><text:span text:style-name="T10">Cardinalidade Máxima: </text:span><text:span text:style-name="T10"><draw:frame draw:style-name="fr2" draw:name="Objeto4" text:anchor-type="as-char" svg:width="5.992cm" svg:height="0.487cm" draw:z-index="4"><draw:object xlink:href="./Object 4" xlink:type="simple" xlink:show="embed" xlink:actuate="onLoad"/><draw:image xlink:href="./ObjectReplacements/Object 4" xlink:type="simple" xlink:show="embed" xlink:actuate="onLoad"/><svg:desc>fórmula</svg:desc></draw:frame></text:span></text:p>
              <text:p text:style-name="P47">(a propriedade P mapeia cada indivíduo do domínio D em no máximo k indivíduos distintos)</text:p>
            </text:list-item>
            <text:list-item>
              <text:p text:style-name="P54"><text:span text:style-name="T13">Subconjunto: </text:span><text:span text:style-name="T13"><draw:frame draw:style-name="fr2" draw:name="Objeto5" text:anchor-type="as-char" svg:width="1.214cm" svg:height="0.483cm" draw:z-index="5"><draw:object xlink:href="./Object 5" xlink:type="simple" xlink:show="embed" xlink:actuate="onLoad"/><draw:image xlink:href="./ObjectReplacements/Object 5" xlink:type="simple" xlink:show="embed" xlink:actuate="onLoad"/><svg:desc>fórmula</svg:desc></draw:frame></text:span><text:span text:style-name="T13">(a classe C é subclasse da classe D)</text:span></text:p>
            </text:list-item>
            <text:list-item>
              <text:p text:style-name="P54"><text:span text:style-name="T13">Disjunção: </text:span><text:span text:style-name="T13"><draw:frame draw:style-name="fr2" draw:name="Objeto6" text:anchor-type="as-char" svg:width="0.958cm" svg:height="0.487cm" draw:z-index="6"><draw:object xlink:href="./Object 6" xlink:type="simple" xlink:show="embed" xlink:actuate="onLoad"/><draw:image xlink:href="./ObjectReplacements/Object 6" xlink:type="simple" xlink:show="embed" xlink:actuate="onLoad"/><svg:desc>fórmula</svg:desc></draw:frame></text:span><text:span text:style-name="T13">(a classe C é disjunta com a classe D)</text:span></text:p>
            </text:list-item>
          </text:list>
        </text:list-item>
      </text:list>
      <text:p text:style-name="P45">Por fim, é definido que: uma classe <text:span text:style-name="T35">c</text:span> domina uma classe <text:span text:style-name="T35">d</text:span><text:span text:style-name="T38"> no esquema </text:span><text:span text:style-name="T35">s </text:span><text:span text:style-name="T38">[9] sse </text:span><text:span text:style-name="T35">c = d</text:span><text:span text:style-name="T38">, ou existe uma sequência (c</text:span><text:span text:style-name="T46">1</text:span>, c<text:span text:style-name="T46">2</text:span>, …, c<text:span text:style-name="T46">n</text:span>) tal que <text:span text:style-name="T35">c</text:span> = c<text:span text:style-name="T46">1</text:span>, <text:span text:style-name="T35">d</text:span> = c<text:span text:style-name="T46">n </text:span>e c<text:span text:style-name="T46">n-1 </text:span>subordina c<text:span text:style-name="T46">n</text:span>, e para cada i <text:span text:style-name="T59">є</text:span><text:span text:style-name="T58"> </text:span><text:span text:style-name="T60">[1, n – 2), ou</text:span></text:p>
      <text:list xml:id="list31462912" text:style-name="L8">
        <text:list-item>
          <text:p text:style-name="P55"><text:span text:style-name="T16">c</text:span><text:span text:style-name="T19">i+1</text:span><text:span text:style-name="T16"> e c</text:span><text:span text:style-name="T19">i</text:span><text:span text:style-name="T16"> são classes e c</text:span><text:span text:style-name="T19">i+1 </text:span><text:span text:style-name="T16">é uma subclasse de c</text:span><text:span text:style-name="T19">i <text:s/></text:span><text:span text:style-name="T16">em</text:span><text:span text:style-name="T19"> <text:s/></text:span><text:span text:style-name="T14">s</text:span><text:span text:style-name="T16">, ou</text:span></text:p>
        </text:list-item>
        <text:list-item>
          <text:p text:style-name="P55"><text:span text:style-name="T16">c</text:span><text:span text:style-name="T19">i+1</text:span><text:span text:style-name="T16"> é um object property em </text:span><text:span text:style-name="T14">s</text:span><text:span text:style-name="T11">, cujo domínio é c</text:span><text:span text:style-name="T20">i</text:span><text:span text:style-name="T11">, ou</text:span></text:p>
        </text:list-item>
        <text:list-item>
          <text:p text:style-name="P55"><text:span text:style-name="T11">c</text:span><text:span text:style-name="T20">i</text:span><text:span text:style-name="T11"> é um object property em </text:span><text:span text:style-name="T14">s</text:span><text:span text:style-name="T11">, cuja imagem é c</text:span><text:span text:style-name="T20">i+1</text:span><text:span text:style-name="T11">.</text:span></text:p>
        </text:list-item>
      </text:list>
      <text:p text:style-name="P32"><text:span text:style-name="T11">Podemos afirmar que π</text:span><text:span text:style-name="T29"> </text:span><text:span text:style-name="T11">= </text:span><text:span text:style-name="T12">(c</text:span><text:span text:style-name="T20">1</text:span><text:span text:style-name="T12">, c</text:span><text:span text:style-name="T20">2</text:span><text:span text:style-name="T12">, … , c</text:span><text:span text:style-name="T20">n</text:span><text:span text:style-name="T12">) </text:span><text:span text:style-name="T11">é um caminho de dominância [9] de </text:span><text:span text:style-name="T15">c</text:span><text:span text:style-name="T11"> para </text:span><text:span text:style-name="T15">d</text:span><text:span text:style-name="T11"> e </text:span><text:span text:style-name="T30">θ</text:span><text:span text:style-name="T11"> = (pk</text:span><text:span text:style-name="T21">1</text:span><text:span text:style-name="T11">, pk</text:span><text:span text:style-name="T21">2</text:span><text:span text:style-name="T11">, …, pk</text:span><text:span text:style-name="T21">n</text:span><text:span text:style-name="T11">), a subsequência de π consistindo de object properties que ocorrem em π, é o caminho de propriedade correspondente para π (</text:span><text:span text:style-name="T30">θ</text:span><text:span text:style-name="T11"> <text:s/>pode ser uma sequência </text:span><text:span text:style-name="T11">vazia).</text:span></text:p>
      <text:h text:style-name="P68" text:outline-level="2">Exemplo</text:h>
      <text:p text:style-name="P26"><draw:frame draw:style-name="fr1" draw:name="figura2" text:anchor-type="paragraph" svg:x="0cm" svg:y="2.836cm" svg:width="15cm" svg:height="14.24cm" draw:z-index="7"><draw:image xlink:href="Pictures/2000000700005AC100005627232717D6.svm" xlink:type="simple" xlink:show="embed" xlink:actuate="onLoad"/></draw:frame>Essa seção apresenta o exemplo de um acesso mediado a lojas virtuais que vendem livros na web. Assumimos que temos as bases de dados relacionais criadas e a ontologia de domínio selecionada (veja figura 6.1). No fim teremos a base de dados relacional <text:s/>exportada para a ontologia de domínio no formato RDF.</text:p>
      <text:p text:style-name="P26"><text:soft-page-break/></text:p>
      <text:p text:style-name="P26"/>
      <text:p text:style-name="P26"/>
      <text:p text:style-name="P26"/>
      <text:p text:style-name="P49">Figura 6.1</text:p>
      <text:p text:style-name="P26"/>
      <text:p text:style-name="P48">Inicialmente criamos o mapeamento direto R2RML das bases de dados para as Ontologias Locais seguindo [3]. Em seguida, é feito o matching e o post-matching de vocabulários entre a ontologia local e a de domínio. Após o post-matching podemos gerar regras de mapeamentos de alto nível e exportar a ontologia de aplicação. O mapeamento R2RML é recriado para a ontologia de aplicação gerada. Esse último mapeamento é o definitivo, ou seja, mapeia <text:s/>os objetos do banco relacional em um vocabulário que é subconjunto do vocabulário da ontologia de domínio.</text:p>
      <text:p text:style-name="P48"/>
      <text:list xml:id="list31467860" text:style-name="L9">
        <text:list-header>
          <text:p text:style-name="P27">(1) Mapeamento Direto da base de dados para a ontologia local:</text:p>
        </text:list-header>
      </text:list>
      <text:p text:style-name="P26"><text:soft-page-break/>Abaixo listamos o mapeamento direto da tabela lógica “book” do esquema Amazon gerado seguindo as definições da W3C [3]:</text:p>
      <text:p text:style-name="P82"/>
      <text:p text:style-name="P83">@base &lt;http://www.amazon.com&gt;</text:p>
      <text:p text:style-name="P83"/>
      <text:p text:style-name="P83">&lt;#BookTriplesMap&gt;</text:p>
      <text:p text:style-name="P83"><text:s text:c="4"/>rr:logicalTable [ rr:tableName "book" ];</text:p>
      <text:p text:style-name="P83"><text:s text:c="4"/>rr:subjectMap [</text:p>
      <text:p text:style-name="P83"><text:s text:c="8"/>rr:template "book/title-{title}";</text:p>
      <text:p text:style-name="P83"><text:s text:c="8"/>rr:class &lt;Book&gt;;</text:p>
      <text:p text:style-name="P83"><text:s text:c="4"/>];</text:p>
      <text:p text:style-name="P83"><text:s text:c="4"/>rr:predicateObjectMap [</text:p>
      <text:p text:style-name="P83"><text:s text:c="8"/>rr:predicate &lt;book#title&gt;;</text:p>
      <text:p text:style-name="P83"><text:s text:c="8"/>rr:objectMap [ rr:column "title" ];</text:p>
      <text:p text:style-name="P83"><text:s text:c="4"/>];</text:p>
      <text:p text:style-name="P83"><text:s text:c="4"/>rr:predicateObjectMap [</text:p>
      <text:p text:style-name="P83"><text:s text:c="8"/>rr:predicate &lt;book#price&gt;;</text:p>
      <text:p text:style-name="P83"><text:s text:c="8"/>rr:objectMap [ </text:p>
      <text:p text:style-name="P83"><text:s text:c="12"/>rr:column "price";</text:p>
      <text:p text:style-name="P83"><text:s text:c="12"/>rr:datatype xsd:decimal</text:p>
      <text:p text:style-name="P83"><text:s text:c="8"/>];</text:p>
      <text:p text:style-name="P83"><text:s text:c="4"/>];</text:p>
      <text:p text:style-name="P83"><text:s text:c="4"/>rr:predicateObjectMap [</text:p>
      <text:p text:style-name="P83"><text:s text:c="8"/>rr:predicate &lt;book#currency&gt;;</text:p>
      <text:p text:style-name="P83"><text:s text:c="8"/>rr:objectMap [ rr:column "currency" ];</text:p>
      <text:p text:style-name="P83"><text:s text:c="4"/>];</text:p>
      <text:p text:style-name="P83"><text:s text:c="4"/>rr:predicateObjectMap [</text:p>
      <text:p text:style-name="P83"><text:s text:c="8"/>rr:predicate &lt;book#isbn&gt;;</text:p>
      <text:p text:style-name="P83"><text:s text:c="8"/>rr:objectMap [ rr:column "isbn" ];</text:p>
      <text:p text:style-name="P83"><text:s text:c="4"/>];</text:p>
      <text:p text:style-name="P83"><text:s text:c="4"/>rr:predicateObjectMap [</text:p>
      <text:p text:style-name="P83"><text:s text:c="8"/>rr:predicate &lt;book#author&gt;;</text:p>
      <text:p text:style-name="P83"><text:s text:c="8"/>rr:objectMap [ rr:column "author" ];</text:p>
      <text:p text:style-name="P83"><text:s text:c="4"/>];</text:p>
      <text:p text:style-name="P83"><text:s text:c="4"/>rr:predicateObjectMap [</text:p>
      <text:p text:style-name="P83"><text:s text:c="8"/>rr:predicate &lt;book#ref-publisher&gt;;</text:p>
      <text:p text:style-name="P83"><text:s text:c="8"/>rr:objectMap [ </text:p>
      <text:p text:style-name="P83"><text:s text:c="12"/>rr:parentTriplesMap &lt;#PublTriplesMap&gt;;</text:p>
      <text:p text:style-name="P83"><text:s text:c="12"/>rr:joinCondition [</text:p>
      <text:p text:style-name="P83"><text:s text:c="16"/>rr:child "publisher";</text:p>
      <text:p text:style-name="P83"><text:s text:c="16"/>rr:parent "name";</text:p>
      <text:p text:style-name="P83"><text:s text:c="12"/>];</text:p>
      <text:p text:style-name="P83"><text:s text:c="8"/>];</text:p>
      <text:p text:style-name="P83"><text:s text:c="4"/>].</text:p>
      <text:p text:style-name="P26"><text:tab/>Dentre as definições para criar mapeamento direto destacamos: a geração das IRIs usando a IRI base “<text:a xlink:type="simple" xlink:href="http://www.amazon.com/book/">http://www.amazon.com/</text:a>” concatenada com o nome da tabela lógica seguida de “/” nome da chave primária “-” valor da chave primária. A tabela lógica dá nome à classe da Ontologia. Para cada coluna que não é chave estrangeira são criados um predicado na forma: nome da tabela “#” nome da coluna. Logo em seguida é criado um objeto que representa um data property. Para cada chave estrangeira é criado um predicado que referencia o triples map da tabela lógica de origem e um predicado na forma: nome da tabela “#ref-” nome da chave estrangeira. Esse predicado vai representar um object property.</text:p>
      <text:p text:style-name="P26"/>
      <text:p text:style-name="P26">(2) Matching de Vocabulários:</text:p>
      <text:p text:style-name="P26"><text:soft-page-break/>Nesse passo vamos associar os termos da ontologia local gerada no passo anterior com os termos existentes na ontologia de domínio. Essas associações poderão ser feitas utilizando a ferramenta gráfica que será construída como contribuição deste trabalho. Logo abaixo, apresentamos o formalismo que estará implementado na ferramenta e a aplicação dele no nosso exemplo.</text:p>
      <text:p text:style-name="P26"><text:tab/>Um matching de uma ontologia fonte <text:span text:style-name="T61">O</text:span><text:span text:style-name="T47">S</text:span><text:span text:style-name="T61"> para uma ontologia alvo O</text:span><text:span text:style-name="T47">T <text:s/></text:span><text:span text:style-name="T50">é representado por um conjunto finito de sêxtuplas (</text:span><text:span text:style-name="T53">v</text:span><text:span text:style-name="T48">1</text:span><text:span text:style-name="T53">, e</text:span><text:span text:style-name="T48">1</text:span><text:span text:style-name="T53">, r</text:span><text:span text:style-name="T48">1</text:span><text:span text:style-name="T53">, v</text:span><text:span text:style-name="T48">2</text:span><text:span text:style-name="T53">, e</text:span><text:span text:style-name="T48">2</text:span><text:span text:style-name="T53">, r</text:span><text:span text:style-name="T48">2</text:span><text:span text:style-name="T50">) tais que:</text:span></text:p>
      <text:list xml:id="list31468221" text:style-name="L10">
        <text:list-item>
          <text:p text:style-name="P56">Se <text:span text:style-name="T35">v</text:span><text:span text:style-name="T22">1</text:span>, <text:span text:style-name="T35">v</text:span><text:span text:style-name="T22">2</text:span> são classes das ontologias O<text:span text:style-name="T20">S</text:span>, O<text:span text:style-name="T20">T</text:span> respectivamente, então <text:span text:style-name="T35">e</text:span><text:span text:style-name="T22">1</text:span>, <text:span text:style-name="T35">e</text:span><text:span text:style-name="T20">2</text:span> são classes topo <text:span text:style-name="T57">Т</text:span>, e <text:span text:style-name="T35">r</text:span><text:span text:style-name="T22">1</text:span>, <text:span text:style-name="T35">r</text:span><text:span text:style-name="T22">2</text:span> são restrições das classes <text:span text:style-name="T35">v</text:span><text:span text:style-name="T22">1</text:span>, <text:span text:style-name="T35">v</text:span><text:span text:style-name="T22">2</text:span>, respectivamente.</text:p>
        </text:list-item>
        <text:list-item>
          <text:p text:style-name="P56">Se <text:span text:style-name="T35">v</text:span><text:span text:style-name="T22">1</text:span>, <text:span text:style-name="T35">v</text:span><text:span text:style-name="T22">2</text:span> são propriedades, então <text:span text:style-name="T35">e</text:span><text:span text:style-name="T22">1</text:span>, <text:span text:style-name="T35">e</text:span><text:span text:style-name="T22">2</text:span> são classes <text:s/>das ontologias O<text:span text:style-name="T20">S</text:span>, O<text:span text:style-name="T20">T</text:span> respectivamente, e <text:span text:style-name="T35">r</text:span><text:span text:style-name="T22">1</text:span>, <text:span text:style-name="T35">r</text:span><text:span text:style-name="T22">2</text:span> são suas restrições correspondentes aplicadas somente para datatype properties.</text:p>
        </text:list-item>
      </text:list>
      <text:p text:style-name="P26"><text:tab/><text:span text:style-name="T50">No primeiro caso, (</text:span><text:span text:style-name="T53">v</text:span><text:span text:style-name="T48">1</text:span><text:span text:style-name="T53">, </text:span><text:span text:style-name="T51">Т</text:span><text:span text:style-name="T53">, r</text:span><text:span text:style-name="T48">1</text:span><text:span text:style-name="T53">, v</text:span><text:span text:style-name="T48">2</text:span><text:span text:style-name="T53">, </text:span><text:span text:style-name="T51">Т</text:span><text:span text:style-name="T53">, r</text:span><text:span text:style-name="T48">2</text:span><text:span text:style-name="T50">) significa que qualquer indivíduo </text:span><text:span text:style-name="T53">x</text:span><text:span text:style-name="T50"> de </text:span><text:span text:style-name="T53">v</text:span><text:span text:style-name="T48">1</text:span><text:span text:style-name="T50"> que satisfaça </text:span><text:span text:style-name="T53">r</text:span><text:span text:style-name="T48">1</text:span><text:span text:style-name="T50"> será reinterpretado como um indivíduo de </text:span><text:span text:style-name="T53">v</text:span><text:span text:style-name="T48">2</text:span><text:span text:style-name="T50"> e, além disso, </text:span><text:span text:style-name="T53">x</text:span><text:span text:style-name="T50"> irá satisfazer </text:span><text:span text:style-name="T53">r</text:span><text:span text:style-name="T48">2</text:span><text:span text:style-name="T50">. No segundo caso, (</text:span><text:span text:style-name="T53">v</text:span><text:span text:style-name="T48">1</text:span><text:span text:style-name="T53">, e</text:span><text:span text:style-name="T48">1</text:span><text:span text:style-name="T53">, r</text:span><text:span text:style-name="T48">1</text:span><text:span text:style-name="T53">, v</text:span><text:span text:style-name="T48">2</text:span><text:span text:style-name="T53">, e</text:span><text:span text:style-name="T48">2</text:span><text:span text:style-name="T53">, r</text:span><text:span text:style-name="T48">2</text:span><text:span text:style-name="T50">) significa que qualquer tripla (</text:span><text:span text:style-name="T53">x, v</text:span><text:span text:style-name="T48">1</text:span><text:span text:style-name="T53">, a</text:span><text:span text:style-name="T50">) tal que </text:span><text:span text:style-name="T53">x</text:span><text:span text:style-name="T50"> é um indivíduo de </text:span><text:span text:style-name="T53">e</text:span><text:span text:style-name="T48">1</text:span><text:span text:style-name="T50"> que satisfaz </text:span><text:span text:style-name="T53">r</text:span><text:span text:style-name="T48">1</text:span><text:span text:style-name="T50">, </text:span><text:span text:style-name="T53">v</text:span><text:span text:style-name="T48">1</text:span><text:span text:style-name="T50"> é uma propriedade de </text:span><text:span text:style-name="T53">e</text:span><text:span text:style-name="T48">1</text:span><text:span text:style-name="T50">, e </text:span><text:span text:style-name="T53">a</text:span><text:span text:style-name="T50"> é o valor de </text:span><text:span text:style-name="T53">v</text:span><text:span text:style-name="T48">1</text:span><text:span text:style-name="T50">, será reinterpretada como uma tripla (</text:span><text:span text:style-name="T53">x, v</text:span><text:span text:style-name="T48">2</text:span><text:span text:style-name="T53">, a</text:span><text:span text:style-name="T50">) se </text:span><text:span text:style-name="T53">x</text:span><text:span text:style-name="T50"> é um indivíduo de </text:span><text:span text:style-name="T53">e</text:span><text:span text:style-name="T48">2</text:span><text:span text:style-name="T50"> que satisfaz </text:span><text:span text:style-name="T53">r</text:span><text:span text:style-name="T48">2</text:span><text:span text:style-name="T50">, </text:span><text:span text:style-name="T53">v</text:span><text:span text:style-name="T48">2</text:span><text:span text:style-name="T50"> é uma propriedade de </text:span><text:span text:style-name="T53">e</text:span><text:span text:style-name="T48">2</text:span><text:span text:style-name="T50">, e </text:span><text:span text:style-name="T53">a</text:span><text:span text:style-name="T50"> é o valor de </text:span><text:span text:style-name="T53">v</text:span><text:span text:style-name="T48">2</text:span><text:span text:style-name="T50">.</text:span></text:p>
      <text:p text:style-name="P29"><text:tab/>Informalmente, uma restrição de classe r é uma expressão de comparação de igualdade entre números ou strings que define um subconjunto do domínio.</text:p>
      <text:p text:style-name="P26"><text:span text:style-name="T50"><text:tab/>Na tabela 6.1 linha 3 mostra que as classes </text:span><text:span text:style-name="T53">a:Book</text:span><text:span text:style-name="T50"> e </text:span><text:span text:style-name="T53">s:Book</text:span><text:span text:style-name="T50"> são correspondentes; e a linha 1 mostra que as propriedades </text:span><text:span text:style-name="T53">a:title</text:span><text:span text:style-name="T50"> e </text:span><text:span text:style-name="T53">s:title</text:span><text:span text:style-name="T50"> também são correspondentes no contexto das classes <text:s/></text:span><text:span text:style-name="T53">a:Book</text:span><text:span text:style-name="T50"> e </text:span><text:span text:style-name="T53">s:Book </text:span><text:span text:style-name="T50">respectivamente. Isso significa que a propriedade </text:span><text:span text:style-name="T53">a:title </text:span><text:span text:style-name="T50">de uma instância de </text:span><text:span text:style-name="T53">a:Book </text:span><text:span text:style-name="T50">tem o mesmo valor que a propriedade </text:span><text:span text:style-name="T53">s:title </text:span><text:span text:style-name="T50">da instância correspondente em </text:span><text:span text:style-name="T53">s:Book</text:span><text:span text:style-name="T50">. Na linha 9 podemos observar que as propriedades </text:span><text:span text:style-name="T53">a:recname </text:span><text:span text:style-name="T50">e </text:span><text:span text:style-name="T53">s:recorder</text:span><text:span text:style-name="T50"> são correspondentes, embora seus respectivos contextos não são correspondentes (</text:span><text:span text:style-name="T53">a:Recorder </text:span><text:span text:style-name="T50">e</text:span><text:span text:style-name="T53"> s:Music</text:span><text:span text:style-name="T50">). Esse último exemplo mostra um caso em que é preciso fazer um matching especial: um caminho de correspondência usado para gerar as instâncias correspondentes da maneira correta.</text:span></text:p>
      <text:p text:style-name="P26"><text:span text:style-name="T50"><text:tab/>Na tabela 6.2, as linhas 1 e 2 mostram que as propriedades </text:span><text:span text:style-name="T53">e:title</text:span><text:span text:style-name="T50"> e </text:span><text:span text:style-name="T53">s:title</text:span><text:span text:style-name="T50"> são correspondentes, e que a classe </text:span><text:span text:style-name="T53">e:Product</text:span><text:span text:style-name="T50"> aplicada a uma restrição (</text:span><text:span text:style-name="T53">e:type='book'</text:span><text:span text:style-name="T50">), corresponde à classe </text:span><text:span text:style-name="T53">s:Book</text:span><text:span text:style-name="T50">. Esses exemplos ilustram restrições de domínio.</text:span></text:p>
      <text:p text:style-name="P29"/>
      <table:table table:name="Tabela1" table:style-name="Tabela1">
        <table:table-column table:style-name="Tabela1.A"/>
        <table:table-column table:style-name="Tabela1.B"/>
        <table:table-column table:style-name="Tabela1.C"/>
        <table:table-column table:style-name="Tabela1.D"/>
        <table:table-column table:style-name="Tabela1.E"/>
        <table:table-column table:style-name="Tabela1.F"/>
        <table:table-column table:style-name="Tabela1.G"/>
        <table:table-row>
          <table:table-cell table:style-name="Tabela1.A1" office:value-type="string">
            <text:p text:style-name="P9">#</text:p>
          </table:table-cell>
          <table:table-cell table:style-name="Tabela1.A1" table:number-columns-spanned="3" office:value-type="string">
            <text:p text:style-name="P9">Ontologia Local <text:span text:style-name="T2">Amazon</text:span></text:p>
          </table:table-cell>
          <table:covered-table-cell/>
          <table:covered-table-cell/>
          <table:table-cell table:style-name="Tabela1.E1" table:number-columns-spanned="3" office:value-type="string">
            <text:p text:style-name="P9">Ontologia de Domínio <text:span text:style-name="T2">Sales</text:span></text:p>
          </table:table-cell>
          <table:covered-table-cell/>
          <table:covered-table-cell/>
        </table:table-row>
        <table:table-row>
          <table:table-cell table:style-name="Tabela1.A2" office:value-type="string">
            <text:p text:style-name="P9"/>
          </table:table-cell>
          <table:table-cell table:style-name="Tabela1.A2" office:value-type="string">
            <text:p text:style-name="P9">v<text:span text:style-name="T23">1</text:span></text:p>
          </table:table-cell>
          <table:table-cell table:style-name="Tabela1.A2" office:value-type="string">
            <text:p text:style-name="P9">e<text:span text:style-name="T23">1</text:span></text:p>
          </table:table-cell>
          <table:table-cell table:style-name="Tabela1.A2" office:value-type="string">
            <text:p text:style-name="P9">r<text:span text:style-name="T23">1</text:span></text:p>
          </table:table-cell>
          <table:table-cell table:style-name="Tabela1.A2" office:value-type="string">
            <text:p text:style-name="P9">v<text:span text:style-name="T23">2</text:span></text:p>
          </table:table-cell>
          <table:table-cell table:style-name="Tabela1.A2" office:value-type="string">
            <text:p text:style-name="P9">e<text:span text:style-name="T23">2</text:span></text:p>
          </table:table-cell>
          <table:table-cell table:style-name="Tabela1.G2" office:value-type="string">
            <text:p text:style-name="P9">r<text:span text:style-name="T23">2</text:span></text:p>
          </table:table-cell>
        </table:table-row>
        <table:table-row>
          <table:table-cell table:style-name="Tabela1.A3" office:value-type="float" office:value="1">
            <text:p text:style-name="P9">1</text:p>
          </table:table-cell>
          <table:table-cell table:style-name="Tabela1.A2" office:value-type="string">
            <text:p text:style-name="P9">a:title</text:p>
          </table:table-cell>
          <table:table-cell table:style-name="Tabela1.A2" office:value-type="string">
            <text:p text:style-name="P9">a:Book</text:p>
          </table:table-cell>
          <table:table-cell table:style-name="Tabela1.A2" office:value-type="string">
            <text:p text:style-name="P30">Т</text:p>
          </table:table-cell>
          <table:table-cell table:style-name="Tabela1.A2" office:value-type="string">
            <text:p text:style-name="P9">s:title</text:p>
          </table:table-cell>
          <table:table-cell table:style-name="Tabela1.A2" office:value-type="string">
            <text:p text:style-name="P9">s:Book</text:p>
          </table:table-cell>
          <table:table-cell table:style-name="Tabela1.G2" office:value-type="string">
            <text:p text:style-name="P30">Т</text:p>
          </table:table-cell>
        </table:table-row>
        <table:table-row>
          <table:table-cell table:style-name="Tabela1.A3" office:value-type="float" office:value="2">
            <text:p text:style-name="P9">2</text:p>
          </table:table-cell>
          <table:table-cell table:style-name="Tabela1.A2" office:value-type="string">
            <text:p text:style-name="P9">a:publisher</text:p>
          </table:table-cell>
          <table:table-cell table:style-name="Tabela1.A2" office:value-type="string">
            <text:p text:style-name="P9">a:Book</text:p>
          </table:table-cell>
          <table:table-cell table:style-name="Tabela1.A2" office:value-type="string">
            <text:p text:style-name="P30">Т</text:p>
          </table:table-cell>
          <table:table-cell table:style-name="Tabela1.A2" office:value-type="string">
            <text:p text:style-name="P9">s:pub</text:p>
          </table:table-cell>
          <table:table-cell table:style-name="Tabela1.A2" office:value-type="string">
            <text:p text:style-name="P9">s:Book</text:p>
          </table:table-cell>
          <table:table-cell table:style-name="Tabela1.G2" office:value-type="string">
            <text:p text:style-name="P30">Т</text:p>
          </table:table-cell>
        </table:table-row>
        <table:table-row>
          <table:table-cell table:style-name="Tabela1.A3" office:value-type="float" office:value="3">
            <text:p text:style-name="P9">3</text:p>
          </table:table-cell>
          <table:table-cell table:style-name="Tabela1.A2" office:value-type="string">
            <text:p text:style-name="P9">a:Book</text:p>
          </table:table-cell>
          <table:table-cell table:style-name="Tabela1.A2" office:value-type="string">
            <text:p text:style-name="P30">Т</text:p>
          </table:table-cell>
          <table:table-cell table:style-name="Tabela1.A2" office:value-type="string">
            <text:p text:style-name="P30">Т</text:p>
          </table:table-cell>
          <table:table-cell table:style-name="Tabela1.A2" office:value-type="string">
            <text:p text:style-name="P9">s:Book</text:p>
          </table:table-cell>
          <table:table-cell table:style-name="Tabela1.A2" office:value-type="string">
            <text:p text:style-name="P30">Т</text:p>
          </table:table-cell>
          <table:table-cell table:style-name="Tabela1.G2" office:value-type="string">
            <text:p text:style-name="P30">Т</text:p>
          </table:table-cell>
        </table:table-row>
        <table:table-row>
          <table:table-cell table:style-name="Tabela1.A3" office:value-type="float" office:value="4">
            <text:p text:style-name="P9">4</text:p>
          </table:table-cell>
          <table:table-cell table:style-name="Tabela1.A2" office:value-type="string">
            <text:p text:style-name="P9">a:title</text:p>
          </table:table-cell>
          <table:table-cell table:style-name="Tabela1.A2" office:value-type="string">
            <text:p text:style-name="P9">a:Music</text:p>
          </table:table-cell>
          <table:table-cell table:style-name="Tabela1.A2" office:value-type="string">
            <text:p text:style-name="P30">Т</text:p>
          </table:table-cell>
          <table:table-cell table:style-name="Tabela1.A2" office:value-type="string">
            <text:p text:style-name="P9">s:title</text:p>
          </table:table-cell>
          <table:table-cell table:style-name="Tabela1.A2" office:value-type="string">
            <text:p text:style-name="P9">s:Music</text:p>
          </table:table-cell>
          <table:table-cell table:style-name="Tabela1.G2" office:value-type="string">
            <text:p text:style-name="P30">Т</text:p>
          </table:table-cell>
        </table:table-row>
        <text:soft-page-break/>
        <table:table-row>
          <table:table-cell table:style-name="Tabela1.A3" office:value-type="float" office:value="5">
            <text:p text:style-name="P9">5</text:p>
          </table:table-cell>
          <table:table-cell table:style-name="Tabela1.A2" office:value-type="string">
            <text:p text:style-name="P9">a:Music</text:p>
          </table:table-cell>
          <table:table-cell table:style-name="Tabela1.A2" office:value-type="string">
            <text:p text:style-name="P30">Т</text:p>
          </table:table-cell>
          <table:table-cell table:style-name="Tabela1.A2" office:value-type="string">
            <text:p text:style-name="P30">Т</text:p>
          </table:table-cell>
          <table:table-cell table:style-name="Tabela1.A2" office:value-type="string">
            <text:p text:style-name="P9">s:Music</text:p>
          </table:table-cell>
          <table:table-cell table:style-name="Tabela1.A2" office:value-type="string">
            <text:p text:style-name="P30">Т</text:p>
          </table:table-cell>
          <table:table-cell table:style-name="Tabela1.G2" office:value-type="string">
            <text:p text:style-name="P30">Т</text:p>
          </table:table-cell>
        </table:table-row>
        <table:table-row>
          <table:table-cell table:style-name="Tabela1.A3" office:value-type="float" office:value="6">
            <text:p text:style-name="P9">6</text:p>
          </table:table-cell>
          <table:table-cell table:style-name="Tabela1.A2" office:value-type="string">
            <text:p text:style-name="P9">a:name</text:p>
          </table:table-cell>
          <table:table-cell table:style-name="Tabela1.A2" office:value-type="string">
            <text:p text:style-name="P9">a:Publ</text:p>
          </table:table-cell>
          <table:table-cell table:style-name="Tabela1.A2" office:value-type="string">
            <text:p text:style-name="P30">Т</text:p>
          </table:table-cell>
          <table:table-cell table:style-name="Tabela1.A2" office:value-type="string">
            <text:p text:style-name="P9">s:name</text:p>
          </table:table-cell>
          <table:table-cell table:style-name="Tabela1.A2" office:value-type="string">
            <text:p text:style-name="P9">s:Publ</text:p>
          </table:table-cell>
          <table:table-cell table:style-name="Tabela1.G2" office:value-type="string">
            <text:p text:style-name="P30">Т</text:p>
          </table:table-cell>
        </table:table-row>
        <table:table-row>
          <table:table-cell table:style-name="Tabela1.A3" office:value-type="float" office:value="7">
            <text:p text:style-name="P9">7</text:p>
          </table:table-cell>
          <table:table-cell table:style-name="Tabela1.A2" office:value-type="string">
            <text:p text:style-name="P9">a:address</text:p>
          </table:table-cell>
          <table:table-cell table:style-name="Tabela1.A2" office:value-type="string">
            <text:p text:style-name="P9">a:Publ</text:p>
          </table:table-cell>
          <table:table-cell table:style-name="Tabela1.A2" office:value-type="string">
            <text:p text:style-name="P30">Т</text:p>
          </table:table-cell>
          <table:table-cell table:style-name="Tabela1.A2" office:value-type="string">
            <text:p text:style-name="P9">s:address</text:p>
          </table:table-cell>
          <table:table-cell table:style-name="Tabela1.A2" office:value-type="string">
            <text:p text:style-name="P9">s:Publ</text:p>
          </table:table-cell>
          <table:table-cell table:style-name="Tabela1.G2" office:value-type="string">
            <text:p text:style-name="P30">Т</text:p>
          </table:table-cell>
        </table:table-row>
        <table:table-row>
          <table:table-cell table:style-name="Tabela1.A3" office:value-type="float" office:value="8">
            <text:p text:style-name="P9">8</text:p>
          </table:table-cell>
          <table:table-cell table:style-name="Tabela1.A2" office:value-type="string">
            <text:p text:style-name="P9">a:Publ</text:p>
          </table:table-cell>
          <table:table-cell table:style-name="Tabela1.A2" office:value-type="string">
            <text:p text:style-name="P30">Т</text:p>
          </table:table-cell>
          <table:table-cell table:style-name="Tabela1.A2" office:value-type="string">
            <text:p text:style-name="P30">Т</text:p>
          </table:table-cell>
          <table:table-cell table:style-name="Tabela1.A2" office:value-type="string">
            <text:p text:style-name="P11">s:Publ</text:p>
          </table:table-cell>
          <table:table-cell table:style-name="Tabela1.A2" office:value-type="string">
            <text:p text:style-name="P30">Т</text:p>
          </table:table-cell>
          <table:table-cell table:style-name="Tabela1.G2" office:value-type="string">
            <text:p text:style-name="P30">Т</text:p>
          </table:table-cell>
        </table:table-row>
        <table:table-row>
          <table:table-cell table:style-name="Tabela1.A3" office:value-type="float" office:value="9">
            <text:p text:style-name="P9">9</text:p>
          </table:table-cell>
          <table:table-cell table:style-name="Tabela1.A2" office:value-type="string">
            <text:p text:style-name="P9">a:recname</text:p>
          </table:table-cell>
          <table:table-cell table:style-name="Tabela1.A2" office:value-type="string">
            <text:p text:style-name="P9">a:Recorder</text:p>
          </table:table-cell>
          <table:table-cell table:style-name="Tabela1.A2" office:value-type="string">
            <text:p text:style-name="P30">Т</text:p>
          </table:table-cell>
          <table:table-cell table:style-name="Tabela1.A2" office:value-type="string">
            <text:p text:style-name="P9">s:recorder</text:p>
          </table:table-cell>
          <table:table-cell table:style-name="Tabela1.A2" office:value-type="string">
            <text:p text:style-name="P9">s:Music</text:p>
          </table:table-cell>
          <table:table-cell table:style-name="Tabela1.G2" office:value-type="string">
            <text:p text:style-name="P30">Т</text:p>
          </table:table-cell>
        </table:table-row>
      </table:table>
      <text:p text:style-name="P4">Tabela 6.1 Matching de vocabulários da ontologia local Amazon para Sales</text:p>
      <text:p text:style-name="P29"/>
      <table:table table:name="Tabela4" table:style-name="Tabela4">
        <table:table-column table:style-name="Tabela4.A"/>
        <table:table-column table:style-name="Tabela4.B"/>
        <table:table-column table:style-name="Tabela4.C"/>
        <table:table-column table:style-name="Tabela4.D"/>
        <table:table-column table:style-name="Tabela4.E"/>
        <table:table-column table:style-name="Tabela4.F"/>
        <table:table-column table:style-name="Tabela4.G"/>
        <table:table-row>
          <table:table-cell table:style-name="Tabela4.A1" office:value-type="string">
            <text:p text:style-name="P9">#</text:p>
          </table:table-cell>
          <table:table-cell table:style-name="Tabela4.A1" table:number-columns-spanned="3" office:value-type="string">
            <text:p text:style-name="P9">Ontologia Local <text:span text:style-name="T2">Ebay</text:span></text:p>
          </table:table-cell>
          <table:covered-table-cell/>
          <table:covered-table-cell/>
          <table:table-cell table:style-name="Tabela4.E1" table:number-columns-spanned="3" office:value-type="string">
            <text:p text:style-name="P9">Ontologia de Domínio <text:span text:style-name="T2">Sales</text:span></text:p>
          </table:table-cell>
          <table:covered-table-cell/>
          <table:covered-table-cell/>
        </table:table-row>
        <table:table-row>
          <table:table-cell table:style-name="Tabela4.A2" office:value-type="string">
            <text:p text:style-name="P9"/>
          </table:table-cell>
          <table:table-cell table:style-name="Tabela4.A2" office:value-type="string">
            <text:p text:style-name="P9">v<text:span text:style-name="T23">1</text:span></text:p>
          </table:table-cell>
          <table:table-cell table:style-name="Tabela4.A2" office:value-type="string">
            <text:p text:style-name="P9">e<text:span text:style-name="T23">1</text:span></text:p>
          </table:table-cell>
          <table:table-cell table:style-name="Tabela4.A2" office:value-type="string">
            <text:p text:style-name="P9">r<text:span text:style-name="T23">1</text:span></text:p>
          </table:table-cell>
          <table:table-cell table:style-name="Tabela4.A2" office:value-type="string">
            <text:p text:style-name="P9">v<text:span text:style-name="T23">2</text:span></text:p>
          </table:table-cell>
          <table:table-cell table:style-name="Tabela4.A2" office:value-type="string">
            <text:p text:style-name="P9">e<text:span text:style-name="T23">2</text:span></text:p>
          </table:table-cell>
          <table:table-cell table:style-name="Tabela4.G2" office:value-type="string">
            <text:p text:style-name="P9">r<text:span text:style-name="T23">2</text:span></text:p>
          </table:table-cell>
        </table:table-row>
        <table:table-row>
          <table:table-cell table:style-name="Tabela4.A3" office:value-type="float" office:value="1">
            <text:p text:style-name="P9">1</text:p>
          </table:table-cell>
          <table:table-cell table:style-name="Tabela4.A2" office:value-type="string">
            <text:p text:style-name="P9">e:title</text:p>
          </table:table-cell>
          <table:table-cell table:style-name="Tabela4.A2" office:value-type="string">
            <text:p text:style-name="P9">e:Product</text:p>
          </table:table-cell>
          <table:table-cell table:style-name="Tabela4.A2" office:value-type="string">
            <text:p text:style-name="P80">e:type='book'</text:p>
          </table:table-cell>
          <table:table-cell table:style-name="Tabela4.A2" office:value-type="string">
            <text:p text:style-name="P9">s:title</text:p>
          </table:table-cell>
          <table:table-cell table:style-name="Tabela4.A2" office:value-type="string">
            <text:p text:style-name="P9">s:Book</text:p>
          </table:table-cell>
          <table:table-cell table:style-name="Tabela4.G2" office:value-type="string">
            <text:p text:style-name="P30">Т</text:p>
          </table:table-cell>
        </table:table-row>
        <table:table-row>
          <table:table-cell table:style-name="Tabela4.A3" office:value-type="float" office:value="2">
            <text:p text:style-name="P9">2</text:p>
          </table:table-cell>
          <table:table-cell table:style-name="Tabela4.A2" office:value-type="string">
            <text:p text:style-name="P9">e:Product</text:p>
          </table:table-cell>
          <table:table-cell table:style-name="Tabela4.A2" office:value-type="string">
            <text:p text:style-name="P30">Т</text:p>
          </table:table-cell>
          <table:table-cell table:style-name="Tabela4.A2" office:value-type="string">
            <text:p text:style-name="P81">e:type='book'</text:p>
          </table:table-cell>
          <table:table-cell table:style-name="Tabela4.A2" office:value-type="string">
            <text:p text:style-name="P9">s:Book</text:p>
          </table:table-cell>
          <table:table-cell table:style-name="Tabela4.A2" office:value-type="string">
            <text:p text:style-name="P30">Т</text:p>
          </table:table-cell>
          <table:table-cell table:style-name="Tabela4.G2" office:value-type="string">
            <text:p text:style-name="P30">Т</text:p>
          </table:table-cell>
        </table:table-row>
        <table:table-row>
          <table:table-cell table:style-name="Tabela4.A3" office:value-type="float" office:value="3">
            <text:p text:style-name="P9">3</text:p>
          </table:table-cell>
          <table:table-cell table:style-name="Tabela4.A2" office:value-type="string">
            <text:p text:style-name="P9">e:title</text:p>
          </table:table-cell>
          <table:table-cell table:style-name="Tabela4.A2" office:value-type="string">
            <text:p text:style-name="P9">e:Product</text:p>
          </table:table-cell>
          <table:table-cell table:style-name="Tabela4.A2" office:value-type="string">
            <text:p text:style-name="P80">e:type='music'</text:p>
          </table:table-cell>
          <table:table-cell table:style-name="Tabela4.A2" office:value-type="string">
            <text:p text:style-name="P9">s:title</text:p>
          </table:table-cell>
          <table:table-cell table:style-name="Tabela4.A2" office:value-type="string">
            <text:p text:style-name="P9">s:Music</text:p>
          </table:table-cell>
          <table:table-cell table:style-name="Tabela4.G2" office:value-type="string">
            <text:p text:style-name="P30">Т</text:p>
          </table:table-cell>
        </table:table-row>
        <table:table-row>
          <table:table-cell table:style-name="Tabela4.A3" office:value-type="float" office:value="4">
            <text:p text:style-name="P9">4</text:p>
          </table:table-cell>
          <table:table-cell table:style-name="Tabela4.A2" office:value-type="string">
            <text:p text:style-name="P9">e:Product</text:p>
          </table:table-cell>
          <table:table-cell table:style-name="Tabela4.A2" office:value-type="string">
            <text:p text:style-name="P30">Т</text:p>
          </table:table-cell>
          <table:table-cell table:style-name="Tabela4.A2" office:value-type="string">
            <text:p text:style-name="P81">e:type='music'</text:p>
          </table:table-cell>
          <table:table-cell table:style-name="Tabela4.A2" office:value-type="string">
            <text:p text:style-name="P9">s:Music</text:p>
          </table:table-cell>
          <table:table-cell table:style-name="Tabela4.A2" office:value-type="string">
            <text:p text:style-name="P30">Т</text:p>
          </table:table-cell>
          <table:table-cell table:style-name="Tabela4.G2" office:value-type="string">
            <text:p text:style-name="P30">Т</text:p>
          </table:table-cell>
        </table:table-row>
        <table:table-row>
          <table:table-cell table:style-name="Tabela4.A3" office:value-type="float" office:value="5">
            <text:p text:style-name="P9">5</text:p>
          </table:table-cell>
          <table:table-cell table:style-name="Tabela4.A2" office:value-type="string">
            <text:p text:style-name="P9">e:publisher</text:p>
          </table:table-cell>
          <table:table-cell table:style-name="Tabela4.A2" office:value-type="string">
            <text:p text:style-name="P81">e:Product</text:p>
          </table:table-cell>
          <table:table-cell table:style-name="Tabela4.A2" office:value-type="string">
            <text:p text:style-name="P81">e:type='book'</text:p>
          </table:table-cell>
          <table:table-cell table:style-name="Tabela4.A2" office:value-type="string">
            <text:p text:style-name="P9">s:name</text:p>
          </table:table-cell>
          <table:table-cell table:style-name="Tabela4.A2" office:value-type="string">
            <text:p text:style-name="P81">s:Publ</text:p>
          </table:table-cell>
          <table:table-cell table:style-name="Tabela4.G2" office:value-type="string">
            <text:p text:style-name="P30">Т</text:p>
          </table:table-cell>
        </table:table-row>
      </table:table>
      <text:p text:style-name="P4">Tabela 6.2 Matching de vocabulários da ontologia local eBay para Sales</text:p>
      <text:p text:style-name="P4"/>
      <text:list xml:id="list31473800" text:style-name="L11">
        <text:list-header>
          <text:p text:style-name="P28">(3) Post-matching de Vocabulários</text:p>
          <text:list>
            <text:list-header>
              <text:p text:style-name="P28">Após a associação dos termos feita no passo anterior, vamos resolver os problemas de contextos diferentes identificados no matching. Para isso criamos caminhos de correspondência.</text:p>
            </text:list-header>
          </text:list>
        </text:list-header>
      </text:list>
      <text:p text:style-name="P33">Uma correspondência de uma ontologia fonte O<text:span text:style-name="T44">S </text:span>para uma ontologia alvo O<text:span text:style-name="T44">T </text:span>pode ser representada por uma sêxtupla ajustada <text:span text:style-name="T62">(</text:span><text:span text:style-name="T35">“p</text:span><text:span text:style-name="T45">1</text:span><text:span text:style-name="T35">;</text:span><text:span text:style-name="T54">v</text:span><text:span text:style-name="T45">1</text:span><text:span text:style-name="T35">”, “c</text:span><text:span text:style-name="T45">1</text:span><text:span text:style-name="T35">;e</text:span><text:span text:style-name="T45">1</text:span><text:span text:style-name="T35">”, r</text:span><text:span text:style-name="T45">1</text:span><text:span text:style-name="T35">, “p</text:span><text:span text:style-name="T45">2</text:span><text:span text:style-name="T35">;v</text:span><text:span text:style-name="T45">2</text:span><text:span text:style-name="T35">”, “c</text:span><text:span text:style-name="T45">2</text:span><text:span text:style-name="T35">;e</text:span><text:span text:style-name="T45">2</text:span><text:span text:style-name="T35">”, r</text:span><text:span text:style-name="T45">2</text:span><text:span text:style-name="T62">) resultado do passo de post-matching, de tal forma que:</text:span></text:p>
      <text:list xml:id="list31460519" text:style-name="L12">
        <text:list-item>
          <text:p text:style-name="P37"><text:span text:style-name="T31">Se (</text:span><text:span text:style-name="T33">v</text:span><text:span text:style-name="T24">1</text:span><text:span text:style-name="T33">, v</text:span><text:span text:style-name="T24">2</text:span><text:span text:style-name="T31">) são propriedades em O</text:span><text:span text:style-name="T24">S</text:span><text:span text:style-name="T31"> e O</text:span><text:span text:style-name="T24">T</text:span><text:span text:style-name="T31"> respectivamente, então </text:span><text:span text:style-name="T33">e</text:span><text:span text:style-name="T24">1</text:span><text:span text:style-name="T31"> e </text:span><text:span text:style-name="T33">e</text:span><text:span text:style-name="T24">2</text:span><text:span text:style-name="T31"> são classes em O</text:span><text:span text:style-name="T24">S</text:span><text:span text:style-name="T31"> e O</text:span><text:span text:style-name="T24">T</text:span><text:span text:style-name="T31"> respectivamente; </text:span><text:span text:style-name="T33">c</text:span><text:span text:style-name="T24">1</text:span><text:span text:style-name="T31"> é uma classe em O</text:span><text:span text:style-name="T24">S </text:span><text:span text:style-name="T31">tal que existe um caminho de dominância de </text:span><text:span text:style-name="T33">c</text:span><text:span text:style-name="T24">1</text:span><text:span text:style-name="T31"> para </text:span><text:span text:style-name="T33">e</text:span><text:span text:style-name="T24">1</text:span><text:span text:style-name="T31"> em O</text:span><text:span text:style-name="T24">S</text:span><text:span text:style-name="T31">; </text:span><text:span text:style-name="T33">p</text:span><text:span text:style-name="T24">1</text:span><text:span text:style-name="T31"> é um caminho de propriedade correspondente ao caminho de dominância; e </text:span><text:span text:style-name="T33">r</text:span><text:span text:style-name="T24">1</text:span><text:span text:style-name="T31"> e </text:span><text:span text:style-name="T33">r</text:span><text:span text:style-name="T24">2</text:span><text:span text:style-name="T31"> são restrições sobre as classes </text:span><text:span text:style-name="T33">e</text:span><text:span text:style-name="T24">1</text:span><text:span text:style-name="T31"> e </text:span><text:span text:style-name="T33">e</text:span><text:span text:style-name="T24">2</text:span><text:span text:style-name="T31">, respectivamente;</text:span></text:p>
        </text:list-item>
        <text:list-item>
          <text:p text:style-name="P37"><text:span text:style-name="T31">Se (</text:span><text:span text:style-name="T33">v</text:span><text:span text:style-name="T24">1</text:span><text:span text:style-name="T33">, v</text:span><text:span text:style-name="T24">2</text:span><text:span text:style-name="T31">) são propriedades em O</text:span><text:span text:style-name="T24">S</text:span><text:span text:style-name="T31"> e O</text:span><text:span text:style-name="T24">T</text:span><text:span text:style-name="T31"> respectivamente, então </text:span><text:span text:style-name="T33">e</text:span><text:span text:style-name="T24">1</text:span><text:span text:style-name="T31"> e </text:span><text:span text:style-name="T33">e</text:span><text:span text:style-name="T24">2</text:span><text:span text:style-name="T31"> são </text:span><text:span text:style-name="T31">classes em O</text:span><text:span text:style-name="T24">S</text:span><text:span text:style-name="T31"> e O</text:span><text:span text:style-name="T24">T</text:span><text:span text:style-name="T31"> respectivamente; </text:span><text:span text:style-name="T33">c</text:span><text:span text:style-name="T24">2</text:span><text:span text:style-name="T31"> é uma classe em O</text:span><text:span text:style-name="T24">T </text:span><text:span text:style-name="T31">tal que existe um caminho de dominância de </text:span><text:span text:style-name="T33">c</text:span><text:span text:style-name="T24">2</text:span><text:span text:style-name="T31"> para </text:span><text:span text:style-name="T33">e</text:span><text:span text:style-name="T24">2</text:span><text:span text:style-name="T31"> em O</text:span><text:span text:style-name="T24">T</text:span><text:span text:style-name="T31">; </text:span><text:span text:style-name="T33">p</text:span><text:span text:style-name="T24">2</text:span><text:span text:style-name="T31"> é um caminho de propriedade correspondente ao caminho de dominância; e </text:span><text:span text:style-name="T33">r</text:span><text:span text:style-name="T24">1</text:span><text:span text:style-name="T31"> e </text:span><text:span text:style-name="T33">r</text:span><text:span text:style-name="T24">2</text:span><text:span text:style-name="T31"> são restrições sobre as classes </text:span><text:span text:style-name="T33">e</text:span><text:span text:style-name="T24">1</text:span><text:span text:style-name="T31"> e </text:span><text:span text:style-name="T33">e</text:span><text:span text:style-name="T24">2</text:span><text:span text:style-name="T31">, respectivamente;</text:span></text:p>
        </text:list-item>
      </text:list>
      <text:p text:style-name="P33"><text:span text:style-name="T62">Note que </text:span><text:span text:style-name="T35">p</text:span><text:span text:style-name="T45">1</text:span><text:span text:style-name="T62"> ou </text:span><text:span text:style-name="T35">p</text:span><text:span text:style-name="T45">2</text:span><text:span text:style-name="T62"> (mas não ambos) podem ser vazios. Para ilustrar o passo de post-matching considere os exemplos abaixo:</text:span></text:p>
      <text:list xml:id="list31468969" text:style-name="L13">
        <text:list-item>
          <text:p text:style-name="P38"><text:soft-page-break/><text:span text:style-name="T31">Considere a seguinte sêxtupla ajustada, derivada da sêxtupla original</text:span><text:span text:style-name="T32"> apresentada na linha 9 da Tabela 6.1:</text:span></text:p>
        </text:list-item>
      </text:list>
      <text:p text:style-name="P40"><text:span text:style-name="T32">(“</text:span><text:span text:style-name="T34">a:rec; a:recname</text:span><text:span text:style-name="T32">”, “</text:span><text:span text:style-name="T34">a:Music; a:Recorder</text:span><text:span text:style-name="T32">”, </text:span><text:span text:style-name="T28">Т</text:span><text:span text:style-name="T32">, </text:span><text:span text:style-name="T34">s:recorder</text:span><text:span text:style-name="T32">, </text:span><text:span text:style-name="T34">s:Music</text:span><text:span text:style-name="T32">, </text:span><text:span text:style-name="T28">Т</text:span><text:span text:style-name="T32">)</text:span></text:p>
      <text:p text:style-name="P39"><text:span text:style-name="T32">Isso mostra que embora os contextos de </text:span><text:span text:style-name="T34">a:Recorder</text:span><text:span text:style-name="T32"> (=</text:span><text:span text:style-name="T34">e</text:span><text:span text:style-name="T24">1</text:span><text:span text:style-name="T32">) e </text:span><text:span text:style-name="T34">s:Music</text:span><text:span text:style-name="T32"> (=</text:span><text:span text:style-name="T34">e</text:span><text:span text:style-name="T24">2</text:span><text:span text:style-name="T32">) não estejam semanticamente relacionados, existe um caminho de propriedade </text:span><text:span text:style-name="T34">a:rec</text:span><text:span text:style-name="T32"> (=</text:span><text:span text:style-name="T34">p</text:span><text:span text:style-name="T24">1</text:span><text:span text:style-name="T32">) da classe </text:span><text:span text:style-name="T34">a:Music </text:span><text:span text:style-name="T32">(=</text:span><text:span text:style-name="T34">c</text:span><text:span text:style-name="T24">1</text:span><text:span text:style-name="T32">) que está semanticamente relacionada com </text:span><text:span text:style-name="T34">s:Music</text:span><text:span text:style-name="T32"> (=</text:span><text:span text:style-name="T34">e</text:span><text:span text:style-name="T24">2</text:span><text:span text:style-name="T32">), para a classe </text:span><text:span text:style-name="T34">a:Recorder</text:span><text:span text:style-name="T32"> (=</text:span><text:span text:style-name="T34">e</text:span><text:span text:style-name="T24">1</text:span><text:span text:style-name="T32">). Esse caminho permite que uma instância da propriedade </text:span><text:span text:style-name="T34">a:rename</text:span><text:span text:style-name="T32"> (=</text:span><text:span text:style-name="T34">v</text:span><text:span text:style-name="T24">1</text:span><text:span text:style-name="T32">) seja corretamente relacionada com outra instância de </text:span><text:span text:style-name="T34">s:recorder</text:span><text:span text:style-name="T32"> (=</text:span><text:span text:style-name="T34">v</text:span><text:span text:style-name="T24">2</text:span><text:span text:style-name="T32">).</text:span></text:p>
      <text:list xml:id="list34179703" text:continue-numbering="true" text:style-name="L13">
        <text:list-item>
          <text:p text:style-name="P36">Considere a sêxtupla ajustada abaixo, derivada da sêxtupla originalmente apresentada na linha 5 da Tabela 6.2:</text:p>
        </text:list-item>
      </text:list>
      <text:p text:style-name="P34"><text:span text:style-name="T63">(</text:span><text:span text:style-name="T37">e:publisher</text:span><text:span text:style-name="T63">, </text:span><text:span text:style-name="T37">e:Product</text:span><text:span text:style-name="T63">, </text:span><text:span text:style-name="T37">e:type='book'</text:span><text:span text:style-name="T63">, “</text:span><text:span text:style-name="T37">s:pub; s:name</text:span><text:span text:style-name="T63">”, “</text:span><text:span text:style-name="T37">s:Book</text:span><text:span text:style-name="T63">, </text:span><text:span text:style-name="T37">s:Publ</text:span><text:span text:style-name="T63">”, </text:span><text:span text:style-name="T52">Т</text:span><text:span text:style-name="T63">)</text:span></text:p>
      <text:p text:style-name="P35"><text:span text:style-name="T63">Isso mostra que embora os contextos de (</text:span><text:span text:style-name="T37">e:Product</text:span><text:span text:style-name="T63">,</text:span><text:span text:style-name="T37"> e:type='book'</text:span><text:span text:style-name="T63"> ) e </text:span><text:span text:style-name="T37">s:Publ</text:span><text:span text:style-name="T63"> <text:s/>não estejam semanticamente relacionados, existe um caminho de propriedade </text:span><text:span text:style-name="T37">s:pub</text:span><text:span text:style-name="T63"> da classe </text:span><text:span text:style-name="T37">s:Book</text:span><text:span text:style-name="T63"> que está semanticamente relacionada com a classe restringida (</text:span><text:span text:style-name="T37">e:Product</text:span><text:span text:style-name="T63">,</text:span><text:span text:style-name="T37"> e:type='book'</text:span><text:span text:style-name="T63"> ), para a classe </text:span><text:span text:style-name="T37">s:Publ</text:span><text:span text:style-name="T63">. Esse caminho permite que uma instância da propriedade </text:span><text:span text:style-name="T37">e:publisher</text:span><text:span text:style-name="T63"> seja corretamente relacionada com outra instância de </text:span><text:span text:style-name="T37">s:name</text:span><text:span text:style-name="T63"> (obtida através de</text:span><text:span text:style-name="T37"> s:pub</text:span><text:span text:style-name="T63">).</text:span></text:p>
      <text:p text:style-name="P17"/>
      <text:p text:style-name="P17">(4) Geração da Ontologia de Aplicação e dos Mapeamentos</text:p>
      <text:p text:style-name="P17"><text:tab/>Neste passo iremos alterar o mapeamento direto criado no passo (1) para gerar um mapeamento R2RML definitivo da base relacional para a ontologia alvo. Para <text:s/>realizar essa alteração vamos nos basear nas regras extraídas a partir do matching e do post-matching. Essas regras servirão também para geração da ontologia de aplicação.</text:p>
      <text:p text:style-name="P17"><text:tab/>A tabela 6.3 apresenta a conversão do mapeamento direto da tabela <text:span text:style-name="T35">Book</text:span> para o mapeamento final na ontologia <text:span text:style-name="T35">Sales</text:span>. Podemos perceber que nesse caso a transformação consiste simplesmente em limitar o vocabulário para um subconjunto do vocabulário de Sales. Logo, as propriedades <text:span text:style-name="T35">price</text:span>, <text:span text:style-name="T35">currency</text:span>, <text:span text:style-name="T35">isbn</text:span> e <text:span text:style-name="T35">author</text:span> foram excluídas do mapeamento final, pois esses termos não estão na ontologia Sales.</text:p>
      <text:p text:style-name="P17"><text:tab/>Na conversão da tabela <text:span text:style-name="T35">Music</text:span> apresentada na tabela 6.4, podemos perceber que além de excluirmos as propriedades <text:span text:style-name="T35">price</text:span> e <text:span text:style-name="T35">currency</text:span> também eliminamos a referência ao mapeamento de triplas <text:span text:style-name="T35">RecordTriplesMap</text:span>. Isso ocorre porque a classe <text:span text:style-name="T35">Record</text:span> não faz parte do vocabulário da ontologia alvo. Portanto, nesse caso usamos a estratégia de criar uma tabela lógica através da consulta SQL: </text:p>
      <text:p text:style-name="P17"><text:tab/><text:span text:style-name="T64">SELECT m.*, r.recname</text:span></text:p>
      <text:p text:style-name="P21"><text:tab/>FROM music m, recorder r</text:p>
      <text:p text:style-name="P21"><text:tab/>WHERE m.rec = r.recname</text:p>
      <text:p text:style-name="P17">Essa consulta implementa o caminho de propriedade que criamos no post-matching representada pela sêxtupla:</text:p>
      <text:p text:style-name="P18"><text:span text:style-name="T63">(“</text:span><text:span text:style-name="T37">a:rec; a:recname</text:span><text:span text:style-name="T63">”, “</text:span><text:span text:style-name="T37">a:Music; a:Recorder</text:span><text:span text:style-name="T63">”, </text:span><text:span text:style-name="T52">Т</text:span><text:span text:style-name="T63">, </text:span><text:span text:style-name="T37">s:recorder</text:span><text:span text:style-name="T63">, </text:span><text:span text:style-name="T37">s:Music</text:span><text:span text:style-name="T63">, </text:span><text:span text:style-name="T52">Т</text:span><text:span text:style-name="T63">)</text:span></text:p>
      <text:p text:style-name="P17">Seguindo esse caminho de propriedade criamos a <text:span text:style-name="T35">dataProperty s:recorder</text:span> ao invés de criarmos um <text:span text:style-name="T35">objectProperty</text:span> que referencia um indivíduo da classe <text:span text:style-name="T35">Recorder</text:span> como está <text:soft-page-break/>no mapeamento direto.</text:p>
      <text:p text:style-name="P17"><text:tab/>Na tabela 6.4 temos a conversão parcial do mapeamento direto da tabela <text:span text:style-name="T35">Product</text:span> para o mapeamento final da tabela <text:span text:style-name="T35">Product</text:span> para a classe <text:span text:style-name="T35">Book</text:span> da ontologia Sales. Denominamos como conversão parcial pois no mapeamento final também teremos a classe <text:span text:style-name="T35">Music</text:span> mapeada de <text:span text:style-name="T35">Product</text:span>. Podemos observar mais uma vez a eliminação das propriedades que não fazem parte do vocabulário da ontologia Sales. No entanto destacamos a primeira e última da tabela. Na primeira vemos novamente a estratégia de criarmos a tabela lógica a partir de uma consulta SQL que nesse caso cria uma restrição para que sejam gerados somente indivíduos do tipo '<text:span text:style-name="T35">book</text:span>':</text:p>
      <text:p text:style-name="P17"><text:tab/><text:span text:style-name="T64">SELECT *</text:span></text:p>
      <text:p text:style-name="P21"><text:tab/>FROM product p</text:p>
      <text:p text:style-name="P21"><text:tab/>WHERE p.type='book'</text:p>
      <text:p text:style-name="P17">Já na última linha, temos a transformação de uma simples <text:span text:style-name="T35">dataProperty</text:span> “<text:span text:style-name="T35">publisher</text:span>” em uma classe e um <text:span text:style-name="T35">objectProperty</text:span> que referencia indivíduos dessa classe. Para criação da nova classe foi feita uma consulta SQL semelhante a anterior, mas dessa vez utilizando a cláusula DISTINCT para evitar a repetição de indivíduos com a mesma IRI:</text:p>
      <text:p text:style-name="P17"><text:tab/><text:span text:style-name="T64">SELECT distinct publisher</text:span></text:p>
      <text:p text:style-name="P21"><text:tab/>FROM product p</text:p>
      <text:p text:style-name="P22"><text:tab/>WHERE p.type='book'</text:p>
      <text:p text:style-name="P17"/>
      <table:table table:name="Tabela6" table:style-name="Tabela6">
        <table:table-column table:style-name="Tabela6.A"/>
        <table:table-column table:style-name="Tabela6.B"/>
        <table:table-row>
          <table:table-cell table:style-name="Tabela6.A1" office:value-type="string">
            <text:p text:style-name="P10">Mapeamento Direto Amazon</text:p>
          </table:table-cell>
          <table:table-cell table:style-name="Tabela6.B1" office:value-type="string">
            <text:p text:style-name="P10">Mapeamento Final para Sales</text:p>
          </table:table-cell>
        </table:table-row>
        <table:table-row>
          <table:table-cell table:style-name="Tabela6.A2" office:value-type="string">
            <text:p text:style-name="P84">@base &lt;http://www.amazon.com/&gt;</text:p>
            <text:p text:style-name="P85"/>
            <text:p text:style-name="P85">&lt;#BookTriplesMap&gt;</text:p>
            <text:p text:style-name="P85"><text:s text:c="4"/>rr:logicalTable [ </text:p>
            <text:p text:style-name="P85"><text:s text:c="8"/>rr:tableName "book" </text:p>
            <text:p text:style-name="P85"><text:s text:c="4"/>];</text:p>
            <text:p text:style-name="P85"><text:s text:c="4"/>rr:subjectMap [</text:p>
            <text:p text:style-name="P85"><text:s text:c="8"/>rr:template "book/title-{title}";</text:p>
            <text:p text:style-name="P85"><text:s text:c="8"/>rr:class &lt;book&gt;;</text:p>
            <text:p text:style-name="P86"><text:s text:c="4"/>];</text:p>
          </table:table-cell>
          <table:table-cell table:style-name="Tabela6.B2" office:value-type="string">
            <text:p text:style-name="P84">@prefix s: &lt;http://example.org/Sales.owl#&gt; .</text:p>
            <text:p text:style-name="P85"/>
            <text:p text:style-name="P85">&lt;#BookTriplesMap&gt;</text:p>
            <text:p text:style-name="P85"><text:s text:c="4"/>rr:logicalTable [ </text:p>
            <text:p text:style-name="P85"><text:s text:c="8"/>rr:tableName "book" </text:p>
            <text:p text:style-name="P85"><text:s text:c="4"/>];</text:p>
            <text:p text:style-name="P85"><text:s text:c="4"/>rr:subjectMap [</text:p>
            <text:p text:style-name="P85"><text:s text:c="8"/>rr:template "book/{title}";</text:p>
            <text:p text:style-name="P85"><text:s text:c="8"/>rr:class s:Book;</text:p>
            <text:p text:style-name="P85"><text:s text:c="4"/>];</text:p>
          </table:table-cell>
        </table:table-row>
        <table:table-row>
          <table:table-cell table:style-name="Tabela6.A2" office:value-type="string">
            <text:p text:style-name="P5">rr:predicateObjectMap [</text:p>
            <text:p text:style-name="P87"><text:s text:c="4"/>rr:predicate &lt;book#title&gt;;</text:p>
            <text:p text:style-name="P87"><text:s text:c="4"/>rr:objectMap [ </text:p>
            <text:p text:style-name="P87"><text:s text:c="8"/>rr:column "title" </text:p>
            <text:p text:style-name="P87"><text:s text:c="4"/>];</text:p>
            <text:p text:style-name="P88">];</text:p>
          </table:table-cell>
          <table:table-cell table:style-name="Tabela6.B2" office:value-type="string">
            <text:p text:style-name="P6">rr:predicateObjectMap [</text:p>
            <text:p text:style-name="P6"><text:s text:c="4"/>rr:predicate s:title;</text:p>
            <text:p text:style-name="P6"><text:s text:c="4"/>rr:objectMap [ </text:p>
            <text:p text:style-name="P6"><text:s text:c="8"/>rr:column "title" </text:p>
            <text:p text:style-name="P6"><text:s text:c="4"/>];</text:p>
            <text:p text:style-name="P6">];</text:p>
          </table:table-cell>
        </table:table-row>
        <table:table-row>
          <table:table-cell table:style-name="Tabela6.A2" office:value-type="string">
            <text:p text:style-name="P5">rr:predicateObjectMap [</text:p>
            <text:p text:style-name="P87"><text:s text:c="4"/>rr:predicate &lt;book#price&gt;;</text:p>
            <text:p text:style-name="P87"><text:s text:c="4"/>rr:objectMap [ </text:p>
            <text:p text:style-name="P87"><text:s text:c="8"/>rr:column "price";</text:p>
            <text:p text:style-name="P87"><text:s text:c="8"/>rr:datatype xsd:decimal</text:p>
            <text:p text:style-name="P87"><text:s text:c="4"/>];</text:p>
            <text:p text:style-name="P88">];</text:p>
          </table:table-cell>
          <table:table-cell table:style-name="Tabela6.B2" office:value-type="string">
            <text:p text:style-name="P6">-</text:p>
          </table:table-cell>
        </table:table-row>
        <table:table-row table:style-name="Tabela6.5">
          <table:table-cell table:style-name="Tabela6.A2" office:value-type="string">
            <text:p text:style-name="P5">rr:predicateObjectMap [</text:p>
            <text:p text:style-name="P87"><text:s text:c="4"/>rr:predicate &lt;book#currency&gt;;</text:p>
            <text:p text:style-name="P87"><text:s text:c="4"/>rr:objectMap [ </text:p>
            <text:p text:style-name="P87"><text:s text:c="8"/>rr:column "currency" </text:p>
            <text:p text:style-name="P87"><text:s text:c="4"/>];</text:p>
            <text:p text:style-name="P88">];</text:p>
          </table:table-cell>
          <table:table-cell table:style-name="Tabela6.B5" office:value-type="string">
            <text:p text:style-name="P6">-</text:p>
          </table:table-cell>
        </table:table-row>
        <text:soft-page-break/>
        <table:table-row table:style-name="Tabela6.5">
          <table:table-cell table:style-name="Tabela6.A2" office:value-type="string">
            <text:p text:style-name="P5">rr:predicateObjectMap [</text:p>
            <text:p text:style-name="P87"><text:s text:c="4"/>rr:predicate &lt;book#isbn&gt;;</text:p>
            <text:p text:style-name="P87"><text:s text:c="4"/>rr:objectMap [ rr:column "isbn" ];</text:p>
            <text:p text:style-name="P88">];</text:p>
          </table:table-cell>
          <table:table-cell table:style-name="Tabela6.B6" office:value-type="string">
            <text:p text:style-name="P6">-</text:p>
          </table:table-cell>
        </table:table-row>
        <table:table-row>
          <table:table-cell table:style-name="Tabela6.A2" office:value-type="string">
            <text:p text:style-name="P5">rr:predicateObjectMap [</text:p>
            <text:p text:style-name="P87"><text:s text:c="4"/>rr:predicate &lt;book#author&gt;;</text:p>
            <text:p text:style-name="P87"><text:s text:c="4"/>rr:objectMap [ </text:p>
            <text:p text:style-name="P87"><text:s text:c="8"/>rr:column "author" </text:p>
            <text:p text:style-name="P87"><text:s text:c="4"/>];</text:p>
            <text:p text:style-name="P88">];</text:p>
          </table:table-cell>
          <table:table-cell table:style-name="Tabela6.B2" office:value-type="string">
            <text:p text:style-name="P6">-</text:p>
          </table:table-cell>
        </table:table-row>
        <table:table-row>
          <table:table-cell table:style-name="Tabela6.A2" office:value-type="string">
            <text:p text:style-name="P5">rr:predicateObjectMap [</text:p>
            <text:p text:style-name="P87"><text:s text:c="4"/>rr:predicate &lt;book#ref-publisher&gt;;</text:p>
            <text:p text:style-name="P87"><text:s text:c="4"/>rr:objectMap [ </text:p>
            <text:p text:style-name="P87"><text:s text:c="8"/>rr:parentTriplesMap <text:s text:c="5"/></text:p>
            <text:p text:style-name="P87"><text:s text:c="12"/>&lt;#PublTriplesMap&gt;;</text:p>
            <text:p text:style-name="P87"><text:s text:c="8"/>rr:joinCondition [</text:p>
            <text:p text:style-name="P87"><text:s text:c="12"/>rr:child "publisher";</text:p>
            <text:p text:style-name="P87"><text:s text:c="12"/>rr:parent "name";</text:p>
            <text:p text:style-name="P87"><text:s text:c="8"/>];</text:p>
            <text:p text:style-name="P87"><text:s text:c="4"/>];</text:p>
            <text:p text:style-name="P88">].</text:p>
          </table:table-cell>
          <table:table-cell table:style-name="Tabela6.B2" office:value-type="string">
            <text:p text:style-name="P6">rr:predicateObjectMap [</text:p>
            <text:p text:style-name="P6"><text:s text:c="4"/>rr:predicate s:pub;</text:p>
            <text:p text:style-name="P6"><text:s text:c="4"/>rr:objectMap [ </text:p>
            <text:p text:style-name="P6"><text:s text:c="8"/>rr:parentTriplesMap </text:p>
            <text:p text:style-name="P6"><text:s text:c="12"/>&lt;#PublTriplesMap&gt;;</text:p>
            <text:p text:style-name="P6"><text:s text:c="8"/>rr:joinCondition [</text:p>
            <text:p text:style-name="P6"><text:s text:c="12"/>rr:child "publisher";</text:p>
            <text:p text:style-name="P6"><text:s text:c="12"/>rr:parent "name";</text:p>
            <text:p text:style-name="P6"><text:s text:c="8"/>];</text:p>
            <text:p text:style-name="P6"><text:s text:c="4"/>];</text:p>
            <text:p text:style-name="P6">].</text:p>
          </table:table-cell>
        </table:table-row>
      </table:table>
      <text:list xml:id="list31486322" text:style-name="L14">
        <text:list-header>
          <text:p text:style-name="P19">Tabela 6.3 Conversão do mapeamento da tabela Book do esquema Amazon</text:p>
        </text:list-header>
      </text:list>
      <text:p text:style-name="P26"/>
      <table:table table:name="Tabela11" table:style-name="Tabela11">
        <table:table-column table:style-name="Tabela11.A"/>
        <table:table-column table:style-name="Tabela11.B"/>
        <table:table-row>
          <table:table-cell table:style-name="Tabela11.A1" office:value-type="string">
            <text:p text:style-name="P10">Mapeamento Direto Amazon</text:p>
          </table:table-cell>
          <table:table-cell table:style-name="Tabela11.B1" office:value-type="string">
            <text:p text:style-name="P10">Mapeamento Final para Sales</text:p>
          </table:table-cell>
        </table:table-row>
        <table:table-row>
          <table:table-cell table:style-name="Tabela11.A2" office:value-type="string">
            <text:p text:style-name="P7">&lt;#MusicTriplesMap&gt;</text:p>
            <text:p text:style-name="P7"><text:s text:c="4"/>rr:logicalTable [ </text:p>
            <text:p text:style-name="P7"><text:s text:c="8"/>rr:tableName "music" </text:p>
            <text:p text:style-name="P7"><text:s text:c="4"/>];</text:p>
            <text:p text:style-name="P7"><text:s text:c="4"/>rr:subjectMap [</text:p>
            <text:p text:style-name="P7"><text:s text:c="8"/>rr:template "music/title-{title}";</text:p>
            <text:p text:style-name="P7"><text:s text:c="8"/>rr:class &lt;music&gt;;</text:p>
            <text:p text:style-name="P7"><text:s text:c="4"/>];</text:p>
          </table:table-cell>
          <table:table-cell table:style-name="Tabela11.B2" office:value-type="string">
            <text:p text:style-name="P7">&lt;#MusicTriplesMap&gt;</text:p>
            <text:p text:style-name="P7"><text:s text:c="4"/>rr:logicalTable [ rr:sqlQuery """</text:p>
            <text:p text:style-name="P7"><text:s text:c="8"/>SELECT m.*, r.recname</text:p>
            <text:p text:style-name="P7"><text:s text:c="8"/>FROM music m, recorder r</text:p>
            <text:p text:style-name="P7"><text:s text:c="8"/>WHERE m.rec = r.recname</text:p>
            <text:p text:style-name="P7"><text:s text:c="8"/>"""];</text:p>
            <text:p text:style-name="P7"><text:s text:c="4"/>rr:subjectMap [</text:p>
            <text:p text:style-name="P7"><text:s text:c="8"/>rr:template "music/{title}";</text:p>
            <text:p text:style-name="P7"><text:s text:c="8"/>rr:class s:Music;</text:p>
            <text:p text:style-name="P7"><text:s text:c="4"/>];</text:p>
          </table:table-cell>
        </table:table-row>
        <table:table-row>
          <table:table-cell table:style-name="Tabela11.A2" office:value-type="string">
            <text:p text:style-name="P7">rr:predicateObjectMap [</text:p>
            <text:p text:style-name="P7"><text:s text:c="4"/>rr:predicate &lt;music#title&gt;;</text:p>
            <text:p text:style-name="P7"><text:s text:c="4"/>rr:objectMap [ rr:column "title" ];</text:p>
            <text:p text:style-name="P7">];</text:p>
          </table:table-cell>
          <table:table-cell table:style-name="Tabela11.B2" office:value-type="string">
            <text:p text:style-name="P7">rr:predicateObjectMap [</text:p>
            <text:p text:style-name="P7"><text:s text:c="4"/>rr:predicate s:title;</text:p>
            <text:p text:style-name="P7"><text:s text:c="4"/>rr:objectMap [ rr:column "title" ];</text:p>
            <text:p text:style-name="P7">];</text:p>
          </table:table-cell>
        </table:table-row>
        <table:table-row>
          <table:table-cell table:style-name="Tabela11.A2" office:value-type="string">
            <text:p text:style-name="P6">rr:predicateObjectMap [</text:p>
            <text:p text:style-name="P6"><text:s text:c="4"/>rr:predicate &lt;music#price&gt;;</text:p>
            <text:p text:style-name="P6"><text:s text:c="4"/>rr:objectMap [ </text:p>
            <text:p text:style-name="P6"><text:s text:c="8"/>rr:column "price";</text:p>
            <text:p text:style-name="P6"><text:s text:c="8"/>rr:datatype xsd:decimal</text:p>
            <text:p text:style-name="P6"><text:s text:c="4"/>];</text:p>
            <text:p text:style-name="P6">];</text:p>
          </table:table-cell>
          <table:table-cell table:style-name="Tabela11.B2" office:value-type="string">
            <text:p text:style-name="P7">-</text:p>
          </table:table-cell>
        </table:table-row>
        <table:table-row>
          <table:table-cell table:style-name="Tabela11.A2" office:value-type="string">
            <text:p text:style-name="P7">rr:predicateObjectMap [</text:p>
            <text:p text:style-name="P7"><text:s text:c="4"/>rr:predicate &lt;music#currency&gt;;</text:p>
            <text:p text:style-name="P7"><text:s text:c="4"/>rr:objectMap [ rr:column "currency" ];</text:p>
            <text:p text:style-name="P7">];</text:p>
          </table:table-cell>
          <table:table-cell table:style-name="Tabela11.B2" office:value-type="string">
            <text:p text:style-name="P7">-</text:p>
          </table:table-cell>
        </table:table-row>
        <table:table-row>
          <table:table-cell table:style-name="Tabela11.A2" office:value-type="string">
            <text:p text:style-name="P6">rr:predicateObjectMap [</text:p>
            <text:p text:style-name="P6"><text:s text:c="4"/>rr:predicate &lt;music#ref-rec&gt;;</text:p>
            <text:p text:style-name="P6"><text:s text:c="4"/>rr:objectMap [ </text:p>
            <text:p text:style-name="P6"><text:s text:c="8"/>rr:parentTriplesMap</text:p>
            <text:p text:style-name="P6"><text:s text:c="12"/>&lt;#RecorderTriplesMap&gt;;</text:p>
            <text:p text:style-name="P6"><text:s text:c="8"/>rr:joinCondition [</text:p>
            <text:p text:style-name="P6"><text:s text:c="12"/>rr:child "rec";</text:p>
            <text:p text:style-name="P6"><text:s text:c="12"/>rr:parent "recname";</text:p>
            <text:p text:style-name="P6"><text:s text:c="8"/>];</text:p>
            <text:p text:style-name="P6"><text:s text:c="4"/>];</text:p>
            <text:p text:style-name="P6">].</text:p>
          </table:table-cell>
          <table:table-cell table:style-name="Tabela11.B2" office:value-type="string">
            <text:p text:style-name="P7">rr:predicateObjectMap [</text:p>
            <text:p text:style-name="P7"><text:s text:c="4"/>rr:predicate s:recorder;</text:p>
            <text:p text:style-name="P7"><text:s text:c="4"/>rr:objectMap [ rr:column "recname" ];</text:p>
            <text:p text:style-name="P7">].</text:p>
          </table:table-cell>
        </table:table-row>
      </table:table>
      <text:list xml:id="list34192993" text:continue-numbering="true" text:style-name="L14">
        <text:list-header>
          <text:p text:style-name="P20"><text:soft-page-break/>Tabela 6.4 Conversão do mapeamento da tabela Music do esquema Amazon</text:p>
        </text:list-header>
      </text:list>
      <text:p text:style-name="P26"/>
      <table:table table:name="Tabela12" table:style-name="Tabela12">
        <table:table-column table:style-name="Tabela12.A"/>
        <table:table-column table:style-name="Tabela12.B"/>
        <table:table-row>
          <table:table-cell table:style-name="Tabela12.A1" office:value-type="string">
            <text:p text:style-name="P10">Mapeamento Direto Ebay</text:p>
          </table:table-cell>
          <table:table-cell table:style-name="Tabela12.B1" office:value-type="string">
            <text:p text:style-name="P10">Mapeamento Final para Sales</text:p>
          </table:table-cell>
        </table:table-row>
        <table:table-row>
          <table:table-cell table:style-name="Tabela12.A2" office:value-type="string">
            <text:p text:style-name="P7">&lt;#ProductTriplesMap&gt;</text:p>
            <text:p text:style-name="P7"><text:s text:c="4"/>rr:logicalTable [ </text:p>
            <text:p text:style-name="P7"><text:s text:c="8"/>rr:tableName "product" </text:p>
            <text:p text:style-name="P7"><text:s text:c="4"/>];</text:p>
            <text:p text:style-name="P7"><text:s text:c="4"/>rr:subjectMap [</text:p>
            <text:p text:style-name="P7"><text:s text:c="8"/>rr:template </text:p>
            <text:p text:style-name="P7"><text:s text:c="12"/>"product/title-{title}";</text:p>
            <text:p text:style-name="P7"><text:s text:c="8"/>rr:class &lt;product&gt;;</text:p>
            <text:p text:style-name="P7"><text:s text:c="4"/>];</text:p>
          </table:table-cell>
          <table:table-cell table:style-name="Tabela12.B2" office:value-type="string">
            <text:p text:style-name="P7">&lt;#BookTriplesMap&gt;</text:p>
            <text:p text:style-name="P7"><text:s text:c="4"/>rr:logicalTable [ rr:sqlQuery """</text:p>
            <text:p text:style-name="P7"><text:s text:c="8"/>SELECT *</text:p>
            <text:p text:style-name="P7"><text:s text:c="8"/>FROM product p</text:p>
            <text:p text:style-name="P7"><text:s text:c="8"/>WHERE p.type='book'</text:p>
            <text:p text:style-name="P7"><text:s text:c="8"/>"""];</text:p>
            <text:p text:style-name="P7"><text:s text:c="4"/>rr:subjectMap [</text:p>
            <text:p text:style-name="P7"><text:s text:c="8"/>rr:template "book/{title}";</text:p>
            <text:p text:style-name="P7"><text:s text:c="8"/>rr:class s:Book;</text:p>
            <text:p text:style-name="P7"><text:s text:c="4"/>];</text:p>
          </table:table-cell>
        </table:table-row>
        <table:table-row>
          <table:table-cell table:style-name="Tabela12.A2" office:value-type="string">
            <text:p text:style-name="P6">rr:predicateObjectMap [</text:p>
            <text:p text:style-name="P6"><text:s text:c="4"/>rr:predicate &lt;product#type&gt;;</text:p>
            <text:p text:style-name="P6"><text:s text:c="4"/>rr:objectMap [ rr:column "type" ];</text:p>
            <text:p text:style-name="P6">]; <text:s text:c="3"/></text:p>
          </table:table-cell>
          <table:table-cell table:style-name="Tabela12.B2" office:value-type="string">
            <text:p text:style-name="P7">-</text:p>
          </table:table-cell>
        </table:table-row>
        <table:table-row>
          <table:table-cell table:style-name="Tabela12.A2" office:value-type="string">
            <text:p text:style-name="P6">rr:predicateObjectMap [</text:p>
            <text:p text:style-name="P6"><text:s text:c="4"/>rr:predicate &lt;product#title&gt;;</text:p>
            <text:p text:style-name="P6"><text:s text:c="4"/>rr:objectMap [ </text:p>
            <text:p text:style-name="P6"><text:s text:c="8"/>rr:column "title" </text:p>
            <text:p text:style-name="P6"><text:s text:c="4"/>];</text:p>
            <text:p text:style-name="P6">];</text:p>
          </table:table-cell>
          <table:table-cell table:style-name="Tabela12.B2" office:value-type="string">
            <text:p text:style-name="P7">rr:predicateObjectMap [</text:p>
            <text:p text:style-name="P7"><text:s text:c="4"/>rr:predicate s:title;</text:p>
            <text:p text:style-name="P7"><text:s text:c="4"/>rr:objectMap [ rr:column "title" ];</text:p>
            <text:p text:style-name="P7">];</text:p>
          </table:table-cell>
        </table:table-row>
        <table:table-row>
          <table:table-cell table:style-name="Tabela12.A2" office:value-type="string">
            <text:p text:style-name="P6">rr:predicateObjectMap [</text:p>
            <text:p text:style-name="P6"><text:s text:c="4"/>rr:predicate &lt;product#condit&gt;;</text:p>
            <text:p text:style-name="P6"><text:s text:c="4"/>rr:objectMap [ </text:p>
            <text:p text:style-name="P6"><text:s text:c="8"/>rr:column "condit" </text:p>
            <text:p text:style-name="P6"><text:s text:c="4"/>];</text:p>
            <text:p text:style-name="P6">];</text:p>
          </table:table-cell>
          <table:table-cell table:style-name="Tabela12.B2" office:value-type="string">
            <text:p text:style-name="P7">-</text:p>
          </table:table-cell>
        </table:table-row>
        <table:table-row>
          <table:table-cell table:style-name="Tabela12.A2" office:value-type="string">
            <text:p text:style-name="P6">rr:predicateObjectMap [</text:p>
            <text:p text:style-name="P6"><text:s text:c="4"/>rr:predicate &lt;product#author&gt;;</text:p>
            <text:p text:style-name="P6"><text:s text:c="4"/>rr:objectMap [ </text:p>
            <text:p text:style-name="P6"><text:s text:c="8"/>rr:column "author" </text:p>
            <text:p text:style-name="P6"><text:s text:c="4"/>];</text:p>
            <text:p text:style-name="P6">];</text:p>
          </table:table-cell>
          <table:table-cell table:style-name="Tabela12.B2" office:value-type="string">
            <text:p text:style-name="P7">-</text:p>
          </table:table-cell>
        </table:table-row>
        <table:table-row>
          <table:table-cell table:style-name="Tabela12.A2" office:value-type="string">
            <text:p text:style-name="P6">rr:predicateObjectMap [</text:p>
            <text:p text:style-name="P6"><text:s text:c="4"/>rr:predicate &lt;product#year&gt;;</text:p>
            <text:p text:style-name="P6"><text:s text:c="4"/>rr:objectMap [ </text:p>
            <text:p text:style-name="P6"><text:s text:c="8"/>rr:column "year";</text:p>
            <text:p text:style-name="P6"><text:s text:c="8"/>rr:datatype xsd:int</text:p>
            <text:p text:style-name="P6"><text:s text:c="4"/>];</text:p>
            <text:p text:style-name="P6">];</text:p>
          </table:table-cell>
          <table:table-cell table:style-name="Tabela12.B2" office:value-type="string">
            <text:p text:style-name="P7">-</text:p>
          </table:table-cell>
        </table:table-row>
        <text:soft-page-break/>
        <table:table-row>
          <table:table-cell table:style-name="Tabela12.A2" office:value-type="string">
            <text:p text:style-name="P6">rr:predicateObjectMap [</text:p>
            <text:p text:style-name="P6"><text:s text:c="4"/>rr:predicate &lt;product#publisher&gt;;</text:p>
            <text:p text:style-name="P6"><text:s text:c="4"/>rr:objectMap [ </text:p>
            <text:p text:style-name="P6"><text:s text:c="8"/>rr:column "publisher" </text:p>
            <text:p text:style-name="P6"><text:s text:c="4"/>];</text:p>
            <text:p text:style-name="P6">].</text:p>
          </table:table-cell>
          <table:table-cell table:style-name="Tabela12.B2" office:value-type="string">
            <text:p text:style-name="P7">rr:predicateObjectMap [</text:p>
            <text:p text:style-name="P7"><text:s text:c="4"/>rr:predicate s:pub;</text:p>
            <text:p text:style-name="P7"><text:s text:c="4"/>rr:objectMap [ </text:p>
            <text:p text:style-name="P7"><text:s text:c="8"/>rr:parentTriplesMap <text:s text:c="2"/></text:p>
            <text:p text:style-name="P7"><text:s text:c="12"/>&lt;#PublisherTriplesMap&gt;;</text:p>
            <text:p text:style-name="P7"><text:s text:c="8"/>rr:joinCondition [</text:p>
            <text:p text:style-name="P7"><text:s text:c="12"/>rr:child "publisher";</text:p>
            <text:p text:style-name="P7"><text:s text:c="12"/>rr:parent "publisher";</text:p>
            <text:p text:style-name="P7"><text:s text:c="8"/>];</text:p>
            <text:p text:style-name="P7"><text:s text:c="4"/>];</text:p>
            <text:p text:style-name="P7">].</text:p>
            <text:p text:style-name="P7"/>
            <text:p text:style-name="P7">&lt;#PublisherTriplesMap&gt;</text:p>
            <text:p text:style-name="P7"><text:s text:c="4"/>rr:logicalTable [ rr:sqlQuery """</text:p>
            <text:p text:style-name="P7"><text:s text:c="8"/>SELECT distinct publisher</text:p>
            <text:p text:style-name="P7"><text:s text:c="8"/>FROM product p</text:p>
            <text:p text:style-name="P7"><text:s text:c="8"/>WHERE p.type='book'</text:p>
            <text:p text:style-name="P7"><text:s text:c="8"/>"""];</text:p>
            <text:p text:style-name="P7"><text:s text:c="4"/>rr:subjectMap [</text:p>
            <text:p text:style-name="P7"><text:s text:c="8"/>rr:template </text:p>
            <text:p text:style-name="P7"><text:s text:c="12"/>"publisher/{publisher}";</text:p>
            <text:p text:style-name="P7"><text:s text:c="8"/>rr:class s:Publ;</text:p>
            <text:p text:style-name="P7"><text:s text:c="4"/>];</text:p>
            <text:p text:style-name="P7"><text:s text:c="4"/>rr:predicateObjectMap [</text:p>
            <text:p text:style-name="P7"><text:s text:c="8"/>rr:predicate s:name;</text:p>
            <text:p text:style-name="P7"><text:s text:c="8"/>rr:objectMap [ </text:p>
            <text:p text:style-name="P7"><text:s text:c="12"/>rr:column "publisher" </text:p>
            <text:p text:style-name="P7"><text:s text:c="8"/>];</text:p>
            <text:p text:style-name="P7"><text:s text:c="4"/>].</text:p>
          </table:table-cell>
        </table:table-row>
      </table:table>
      <text:list xml:id="list34196100" text:continue-numbering="true" text:style-name="L14">
        <text:list-header>
          <text:p text:style-name="P19">Tabela 6.5 Conversão parcial do mapeamento da tabela Product do esquema Ebay</text:p>
        </text:list-header>
      </text:list>
      <text:h text:style-name="P66" text:outline-level="1">Trabalhos Futuros</text:h>
      <text:p text:style-name="P73">Um vez que a solução abordada até aqui preocupa-se com a simples publicação dos dados relacionais em RDF de forma virtual. Como propostas futuras, pensamos em realizar testes para medir a performance dessas publicações e tentar definir uma estratégia de como publicar os dados ou até mesmo parte deles. Ou seja, queremos descobrir quais subconjuntos dos dados devem ser virtualizados e quais devem ser materializados. Dessa forma definiríamos uma solução híbrida que atenda a requisitos não funcionais de performance nas consultas aos Endpoints SPARQL.</text:p>
      <text:h text:style-name="P66" text:outline-level="1">Referências</text:h>
      <text:list xml:id="list31476970" text:style-name="L15">
        <text:list-item>
          <text:p text:style-name="P13">Resource Description Framework (RDF) Model and Syntax Specification, W3C Proposed Recommendation 05 January 1999. Disponível em http://www.w3.org/TR/PR-rdf-syntax/. Acessado em 2012.</text:p>
        </text:list-item>
        <text:list-item>
          <text:p text:style-name="P13">Tim Berners-Lee: Linked Data, Design Issues. </text:p>
          <text:p text:style-name="P13">Disponível em: &lt;<text:a xlink:type="simple" xlink:href="http://www.w3.org/DesignIssues/LinkedData.html">http://www.w3.org/DesignIssues/LinkedData.html</text:a> &gt;. Acessado em 2012.</text:p>
        </text:list-item>
        <text:list-item>
          <text:p text:style-name="P13">A Direct Mapping of Relational Data to RDF, Marcelo Arenas, Eric Prud'hommeaux, Juan Sequeda, Editors. World Wide Web Consortium, 24 de Março de 2011. Disponível em <text:a xlink:type="simple" xlink:href="http://www.w3.org/TR/rdb-direct-mapping/">http://www.w3.org/TR/rdb-direct-mapping/</text:a>.</text:p>
        </text:list-item>
        <text:list-item>
          <text:p text:style-name="P13">Percy E. Salas, Karin K. Breitman, Marco A. Casanova, José Viterbo: StdTrip: Promoting the Reuse of Standard Vocabularies in Open Government Data.</text:p>
        </text:list-item>
        <text:list-item>
          <text:p text:style-name="P13">Sacramento, E., Vidal, V. M., Macêdo, J. A., Lóscio, B. F., Lopes, F. L. R., Casanova, M. A., and Lemos, F.: Towards automatic generation of application ontologies. In: Journal of Information and Data Management, Vol. V, No. N, Month <text:soft-page-break/>20YY, pp.1-16, 2010.</text:p>
        </text:list-item>
        <text:list-item>
          <text:p text:style-name="P13">David Beckett, Tim Berners-Lee: Turtle - Terse RDF Triple Language. Disponível em <text:a xlink:type="simple" xlink:href="http://www.w3.org/TeamSubmission/2008/SUBM-turtle-20080114/">http://www.w3.org/TeamSubmission/2008/SUBM-turtle-20080114/</text:a> .</text:p>
        </text:list-item>
        <text:list-item>
          <text:p text:style-name="P13">M. Dürst and M. Suignard: Internationalized Resource Identifiers (IRIs), Internet-Draft, June 2003, expires December 2003. This document is <text:a xlink:type="simple" xlink:href="http://www.w3.org/International/iri-edit/draft-duerst-iri-04">http://www.w3.org/International/iri-edit/draft-duerst-iri-04</text:a>.</text:p>
        </text:list-item>
        <text:list-item>
          <text:p text:style-name="P14">Hull, R. and Yoshikawa, M. Ilog: declarative creation and manipulation of object identifiers. In Proceedings of the 16th International Conference on Very Large Databases (VLDB). Morgan Kaufmann Publishers Inc., San Francisco, CA, USA, pp. 455#468, 1990.</text:p>
        </text:list-item>
        <text:list-item>
          <text:p text:style-name="P14">Leme, L. A. P. P., Casanova, M. A., Breitman, K. K., and Furtado, A. L. Instance-based OWL schema matching. In Proceedings of the 11th International Conference on Enterprise Information Systems. Lecture Notes in Business Information Processing, vol. 24. pp. 14-26, 2009.</text:p>
        </text:list-item>
        <text:list-item>
          <text:p text:style-name="P15"><text:span text:style-name="T40">Das Souripriya, Sundara Seema, Cyganiak Richard (2011), R2RML: RDB to RDF Mapping Language. Disponível em &lt;</text:span><text:a xlink:type="simple" xlink:href="http://www.w3.org/TR/r2rml/"><text:span text:style-name="T40">http://www.w3.org/TR/r2rml/</text:span></text:a><text:span text:style-name="T40">&gt;</text:span></text:p>
        </text:list-item>
        <text:list-item>
          <text:p text:style-name="P15">Bizer, C., Cyganiak, R.: D2R server – publishing relational databases on the Semantic Web. Disponível em: &lt;<text:a xlink:type="simple" xlink:href="http://www4.wiwiss.fu-berlin.de/bizer/pub/Bizer-Cyganiak-D2R-Server-ISWC2006.pdf">http://www4.wiwiss.fu-berlin.de/bizer/pub/Bizer-Cyganiak-D2R-Server-ISWC2006.pdf</text:a>&gt;.</text:p>
        </text:list-item>
        <text:list-item>
          <text:p text:style-name="P15">Jena - A Semantic Web Framework for Java. Disponível em: &lt;<text:a xlink:type="simple" xlink:href="http://jena.sourceforge.net/">http://jena.sourceforge.net</text:a>&g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CMSY10" svg:font-family="CMSY10"/>
    <style:font-face style:name="Lucidasans1" svg:font-family="Lucidasans"/>
    <style:font-face style:name="OpenSymbol" svg:font-family="OpenSymbol"/>
    <style:font-face style:name="Segoe UI1" svg:font-family="'Segoe UI'"/>
    <style:font-face style:name="Segoe UI" svg:font-family="'Segoe UI'" style:font-adornments="Regular"/>
    <style:font-face style:name="monospace" svg:font-family="monospace"/>
    <style:font-face style:name="Times New Roman1" svg:font-family="'Times New Roman'" style:font-adornments="Regular" style:font-family-generic="roman"/>
    <style:font-face style:name="TimesNewRoman,Bold" svg:font-family="'TimesNewRoman,Bold'" style:font-family-generic="roman"/>
    <style:font-face style:name="Tahoma" svg:font-family="Tahoma" style:font-adornments="Regular" style:font-family-generic="swiss"/>
    <style:font-face style:name="GraphicSabon-Roman" svg:font-family="GraphicSabon-Roman" style:font-family-generic="system"/>
    <style:font-face style:name="Monospace" svg:font-family="Monospace" style:font-pitch="fixed"/>
    <style:font-face style:name="Courier" svg:font-family="Courier" style:font-adornments="Regular" style:font-family-generic="modern" style:font-pitch="fixed"/>
    <style:font-face style:name="Courier New" svg:font-family="'Courier New'" style:font-family-generic="modern" style:font-pitch="fixed"/>
    <style:font-face style:name="Bitstream Vera Sans" svg:font-family="'Bitstream Vera Sans'" style:font-pitch="variable"/>
    <style:font-face style:name="Lucidasans" svg:font-family="Lucidasans" style:font-pitch="variable"/>
    <style:font-face style:name="Mangal" svg:font-family="Mangal" style:font-pitch="variable"/>
    <style:font-face style:name="Segoe Print" svg:font-family="'Segoe Print'" style:font-pitch="variable"/>
    <style:font-face style:name="Arial" svg:font-family="Arial" style:font-family-generic="roman" style:font-pitch="variable"/>
    <style:font-face style:name="Bitstream Vera Serif" svg:font-family="'Bitstream Vera Serif'" style:font-family-generic="roman"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Times2" svg:font-family="Times, 'Times New Roman'" style:font-family-generic="roman" style:font-pitch="variable"/>
    <style:font-face style:name="Helvetica" svg:font-family="Helvetica" style:font-adornments="Bold" style:font-family-generic="swiss" style:font-pitch="variable"/>
    <style:font-face style:name="MS Mincho" svg:font-family="'MS Mincho'" style:font-family-generic="system" style:font-pitch="variable"/>
    <style:font-face style:name="Mangal1"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erif" fo:font-size="12pt" fo:language="pt" fo:country="BR" style:font-name-asian="Bitstream Vera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0" fo:widows="0" fo:hyphenation-ladder-count="no-limit" style:writing-mode="lr-tb"/>
      <style:text-properties style:use-window-font-color="true" style:font-name="Times" fo:font-size="12pt" fo:font-weight="normal" style:font-name-asian="Times New Roman" style:font-size-asian="12pt" style:font-name-complex="Times New Roman" style:font-size-complex="10pt" fo:hyphenate="fals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Title" style:family="paragraph" style:parent-style-name="Standard" style:next-style-name="SBC_3a_author_28_s_29_" style:class="text" style:master-page-name="">
      <style:paragraph-properties fo:margin-top="0cm" fo:margin-bottom="0.4cm" fo:text-align="center" style:justify-single-word="false" style:page-number="auto" fo:keep-with-next="always"/>
      <style:text-properties fo:font-variant="small-caps" style:font-name="Times1" fo:font-size="18pt" fo:font-weight="bold" style:letter-kerning="true" style:font-name-asian="MS Mincho" style:font-size-asian="18pt" style:font-weight-asian="bold" style:font-name-complex="Tahoma1"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BC_3a_paragraph" style:class="text">
      <style:paragraph-properties fo:margin-left="0cm" fo:margin-right="0cm" fo:margin-top="0.635cm" fo:margin-bottom="0cm" fo:orphans="2" fo:widows="2" fo:text-indent="0cm" style:auto-text-indent="false" fo:keep-with-next="always">
        <style:tab-stops/>
      </style:paragraph-properties>
      <style:text-properties fo:font-variant="small-caps" style:use-window-font-color="true" style:font-name="Times1" fo:font-size="14pt" fo:language="pt" fo:country="BR" fo:font-weight="bold" style:font-name-asian="Times New Roman" style:font-size-asian="14pt" style:font-weight-asian="bold" style:font-name-complex="Times New Roman" style:font-size-complex="10pt"/>
    </style:style>
    <style:style style:name="Heading_20_2" style:display-name="Heading 2" style:family="paragraph" style:parent-style-name="Heading_20_1" style:next-style-name="SBC_3a_paragraph" style:class="text">
      <style:paragraph-properties fo:margin-left="0cm" fo:margin-right="0cm" fo:margin-top="0.423cm" fo:margin-bottom="0cm" fo:text-indent="0cm" style:auto-text-indent="false"/>
      <style:text-properties fo:font-variant="normal" fo:text-transform="none" fo:font-size="13pt" style:font-size-asian="13pt"/>
    </style:style>
    <style:style style:name="Heading_20_3" style:display-name="Heading 3" style:family="paragraph" style:parent-style-name="Standard" style:next-style-name="SBC_3a_paragraph" style:class="text">
      <style:paragraph-properties fo:margin-left="0cm" fo:margin-right="0cm" fo:margin-top="0.423cm" fo:margin-bottom="0cm" fo:text-indent="0cm" style:auto-text-indent="false" fo:keep-with-next="always"/>
      <style:text-properties fo:font-weight="bold" style:font-weight-asian="bold"/>
    </style:style>
    <style:style style:name="Heading_20_4" style:display-name="Heading 4" style:family="paragraph" style:parent-style-name="Standard" style:next-style-name="SBC_3a_paragraph" style:class="text">
      <style:paragraph-properties fo:margin-left="0cm" fo:margin-right="0cm" fo:text-align="justify" style:justify-single-word="false" fo:text-indent="0cm" style:auto-text-indent="false" fo:keep-with-next="always"/>
      <style:text-properties fo:font-style="italic" style:font-style-asian="italic"/>
    </style:style>
    <style:style style:name="Heading_20_5" style:display-name="Heading 5" style:family="paragraph" style:parent-style-name="Standard" style:next-style-name="SBC_3a_paragraph" style:class="text">
      <style:paragraph-properties fo:margin-left="0cm" fo:margin-right="0cm" fo:text-indent="0cm" style:auto-text-indent="false" fo:keep-with-next="always"/>
      <style:text-properties fo:color="#000000" style:font-name="TimesNewRoman,Bold" fo:language="pt" fo:country="BR" fo:font-weight="bold" style:language-asian="pt" style:country-asian="BR" style:font-weight-asian="bold"/>
    </style:style>
    <style:style style:name="Heading_20_6" style:display-name="Heading 6" style:family="paragraph" style:parent-style-name="Standard" style:next-style-name="SBC_3a_paragraph" style:class="text">
      <style:paragraph-properties fo:margin-left="0cm" fo:margin-right="0cm" fo:text-align="center" style:justify-single-word="false" fo:text-indent="0cm" style:auto-text-indent="false" fo:keep-with-next="always"/>
      <style:text-properties fo:color="#000000" fo:language="pt" fo:country="BR" fo:font-style="italic" fo:font-weight="bold" style:language-asian="pt" style:country-asian="BR" style:font-style-asian="italic" style:font-weight-asian="bold"/>
    </style:style>
    <style:style style:name="Heading_20_7" style:display-name="Heading 7" style:family="paragraph" style:parent-style-name="Standard" style:next-style-name="SBC_3a_paragraph" style:class="text">
      <style:paragraph-properties fo:margin-left="0cm" fo:margin-right="0cm" fo:text-align="justify" style:justify-single-word="false" fo:text-indent="0cm" style:auto-text-indent="false" fo:keep-with-next="always"/>
      <style:text-properties fo:language="pt" fo:country="BR" fo:font-weight="bold" style:language-asian="pt" style:country-asian="BR" style:font-weight-asian="bold"/>
    </style:style>
    <style:style style:name="Heading_20_8" style:display-name="Heading 8" style:family="paragraph" style:parent-style-name="Standard" style:next-style-name="SBC_3a_paragraph" style:class="text">
      <style:paragraph-properties fo:margin-left="0cm" fo:margin-right="0cm" fo:text-indent="0cm" style:auto-text-indent="false" fo:keep-with-next="always"/>
      <style:text-properties fo:font-weight="bold" style:font-weight-asian="bold"/>
    </style:style>
    <style:style style:name="Heading_20_9" style:display-name="Heading 9" style:family="paragraph" style:parent-style-name="Standard" style:next-style-name="SBC_3a_paragraph" style:class="text">
      <style:paragraph-properties fo:margin-left="0cm" fo:margin-right="0cm" fo:text-align="center" style:justify-single-word="false" fo:text-indent="0cm" style:auto-text-indent="false" fo:keep-with-next="always"/>
      <style:text-properties fo:language="pt" fo:country="BR" fo:font-weight="bold" style:language-asian="pt" style:country-asian="BR" style:font-weight-asian="bold"/>
    </style:style>
    <style:style style:name="Heading_20_10" style:display-name="Heading 10" style:family="paragraph" style:parent-style-name="Title"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Lucidasans1"/>
    </style:style>
    <style:style style:name="SBC_3a_author_28_s_29_" style:display-name="SBC:author(s)" style:family="paragraph" style:parent-style-name="Standard" style:next-style-name="SBC_3a_institution" style:master-page-name="">
      <style:paragraph-properties fo:margin-top="0.42cm" fo:margin-bottom="0cm" fo:text-align="center" style:justify-single-word="false" style:page-number="auto"/>
      <style:text-properties fo:color="#000000" fo:language="pt" fo:country="BR" fo:font-weight="bold" style:language-asian="pt" style:country-asian="BR"/>
    </style:style>
    <style:style style:name="SBC_3a_address" style:display-name="SBC:address" style:family="paragraph" style:parent-style-name="Standard" style:next-style-name="SBC_3a_institution" style:master-page-name="">
      <style:paragraph-properties fo:text-align="center" style:justify-single-word="false" style:page-number="auto"/>
      <style:text-properties style:use-window-font-color="true" fo:font-size="12pt" fo:language="pt" fo:country="BR" fo:font-weight="normal" style:language-asian="pt" style:country-asian="BR"/>
    </style:style>
    <style:style style:name="SBC_3a_reference" style:display-name="SBC:reference" style:family="paragraph" style:parent-style-name="Standard" style:master-page-name="">
      <style:paragraph-properties fo:margin-left="0.499cm" fo:margin-right="0cm" fo:margin-top="0.21cm" fo:margin-bottom="0cm" fo:text-align="justify" style:justify-single-word="false" fo:text-indent="-0.499cm" style:auto-text-indent="false" style:page-number="auto">
        <style:tab-stops/>
      </style:paragraph-properties>
      <style:text-properties fo:color="#000000" fo:language="pt" fo:country="BR" fo:font-weight="normal" style:language-asian="pt" style:country-asian="BR"/>
    </style:style>
    <style:style style:name="SBC_3a_paragraph" style:display-name="SBC:paragraph" style:family="paragraph" style:parent-style-name="Standard" style:master-page-name="">
      <style:paragraph-properties fo:margin-left="0cm" fo:margin-right="0cm" fo:margin-top="0.21cm" fo:margin-bottom="0cm" fo:text-align="justify" style:justify-single-word="false" fo:text-indent="1.251cm" style:auto-text-indent="false" style:page-number="auto"/>
      <style:text-properties fo:color="#000000" fo:language="pt" fo:country="BR" fo:font-weight="normal" style:language-asian="pt" style:country-asian="BR"/>
    </style:style>
    <style:style style:name="SBC_3a_institution" style:display-name="SBC:institution" style:family="paragraph" style:parent-style-name="Standard" style:next-style-name="SBC_3a_address" style:master-page-name="">
      <style:paragraph-properties fo:margin-top="0.42cm" fo:margin-bottom="0cm" fo:text-align="center" style:justify-single-word="false" style:page-number="auto"/>
      <style:text-properties fo:font-size="12pt"/>
    </style:style>
    <style:style style:name="SBC_3a_resumo" style:display-name="SBC:resumo" style:family="paragraph" style:parent-style-name="Standard" style:next-style-name="SBC_3a_title_3a_1" style:master-page-name="">
      <style:paragraph-properties fo:margin-left="0.801cm" fo:margin-right="0.801cm" fo:margin-top="0.21cm" fo:margin-bottom="0.21cm" fo:text-align="justify" style:justify-single-word="false" fo:text-indent="0cm" style:auto-text-indent="false" style:page-number="auto"/>
      <style:text-properties fo:font-size="12pt" fo:font-style="italic"/>
    </style:style>
    <style:style style:name="SBC_3a_abstract" style:display-name="SBC:abstract" style:family="paragraph" style:parent-style-name="Standard" style:next-style-name="SBC_3a_resumo" style:master-page-name="">
      <style:paragraph-properties fo:margin-left="0.801cm" fo:margin-right="0.801cm" fo:margin-top="0.21cm" fo:margin-bottom="0.21cm" fo:text-align="justify" style:justify-single-word="false" fo:text-indent="0cm" style:auto-text-indent="false" style:page-number="auto"/>
      <style:text-properties fo:language="en" fo:country="US" fo:font-style="italic" fo:font-weight="normal" style:font-style-asian="italic"/>
    </style:style>
    <style:style style:name="SBC_3a_list" style:display-name="SBC:list" style:family="paragraph" style:parent-style-name="Standard" style:list-style-name="SBC_3a_number_3a_list" style:master-page-name="">
      <style:paragraph-properties fo:margin-left="1.251cm" fo:margin-right="0cm" fo:text-align="justify" style:justify-single-word="false" fo:text-indent="0cm" style:auto-text-indent="false" style:page-number="auto">
        <style:tab-stops>
          <style:tab-stop style:position="0cm"/>
        </style:tab-stops>
      </style:paragraph-properties>
      <style:text-properties fo:language="pt" fo:country="BR" fo:font-weight="normal" style:language-asian="pt" style:country-asian="BR"/>
    </style:style>
    <style:style style:name="SBC_3a_figure" style:display-name="SBC:figure" style:family="paragraph" style:parent-style-name="Standard" style:next-style-name="SBC_3a_caption" style:master-page-name="">
      <style:paragraph-properties fo:margin-top="0.21cm" fo:margin-bottom="0cm" fo:text-align="center" style:justify-single-word="false" fo:orphans="2" fo:widows="2" style:page-number="auto" fo:keep-with-next="always"/>
      <style:text-properties style:use-window-font-color="true" style:font-name="Times" fo:font-size="12pt" style:font-name-asian="Times New Roman" style:font-size-asian="12pt" style:font-name-complex="Times New Roman" style:font-size-complex="10pt"/>
    </style:style>
    <style:style style:name="SBC_3a_caption" style:display-name="SBC:caption" style:family="paragraph" style:parent-style-name="Standard" style:next-style-name="SBC_3a_paragraph" style:master-page-name="">
      <style:paragraph-properties fo:margin-left="0.801cm" fo:margin-right="0.801cm" fo:margin-top="0.21cm" fo:margin-bottom="0.21cm" fo:text-align="center" style:justify-single-word="false" fo:orphans="2" fo:widows="2" fo:text-indent="0cm" style:auto-text-indent="false" style:page-number="auto"/>
      <style:text-properties style:use-window-font-color="true" style:font-name="Helvetica" fo:font-size="10pt" fo:language="pt" fo:country="BR" fo:font-weight="bold" style:font-name-asian="Times New Roman" style:font-size-asian="12pt" style:font-weight-asian="bold" style:font-name-complex="Times New Roman" style:font-size-complex="10pt"/>
    </style:style>
    <style:style style:name="SBC_3a_references" style:display-name="SBC:references" style:family="paragraph" style:parent-style-name="Standard" style:next-style-name="SBC_3a_reference" style:master-page-name="">
      <style:paragraph-properties fo:margin-top="0.42cm" fo:margin-bottom="0cm" style:page-number="auto" fo:keep-with-next="always">
        <style:tab-stops/>
      </style:paragraph-properties>
      <style:text-properties fo:font-variant="normal" fo:text-transform="none" fo:font-size="13pt" fo:font-weight="bold"/>
    </style:style>
    <style:style style:name="SBC_3a_title" style:display-name="SBC:title" style:family="paragraph" style:parent-style-name="Standard" style:next-style-name="SBC_3a_author_28_s_29_" style:master-page-name="">
      <style:paragraph-properties fo:margin-top="0.42cm" fo:margin-bottom="0cm" fo:text-align="center" style:justify-single-word="false" style:page-number="auto"/>
      <style:text-properties fo:font-variant="normal" fo:text-transform="none" fo:font-size="16pt" fo:font-weight="bold"/>
    </style:style>
    <style:style style:name="SBC_3a_title_3a_1" style:display-name="SBC:title:1" style:family="paragraph" style:parent-style-name="Standard" style:next-style-name="SBC_3a_paragraph_3a_first" style:default-outline-level="1" style:class="text" style:master-page-name="">
      <style:paragraph-properties fo:margin-top="0.42cm" fo:margin-bottom="0cm" style:page-number="auto" fo:keep-with-next="always"/>
      <style:text-properties fo:font-variant="normal" fo:text-transform="none" fo:font-size="13pt" fo:font-weight="bold"/>
    </style:style>
    <style:style style:name="SBC_3a_title_3a_2" style:display-name="SBC:title:2" style:family="paragraph" style:parent-style-name="Standard" style:next-style-name="SBC_3a_paragraph_3a_first" style:default-outline-level="2" style:class="text" style:master-page-name="">
      <style:paragraph-properties fo:margin-top="0.42cm" fo:margin-bottom="0cm" style:page-number="auto" fo:keep-with-next="always"/>
      <style:text-properties fo:font-size="12pt" fo:font-weight="bold"/>
    </style:style>
    <style:style style:name="SBC_3a_title_3a_3" style:display-name="SBC:title:3" style:family="paragraph" style:parent-style-name="Standard" style:next-style-name="SBC_3a_paragraph_3a_first" style:class="text" style:master-page-name="">
      <style:paragraph-properties fo:margin-top="0.199cm" fo:margin-bottom="0cm" style:page-number="auto" fo:keep-with-next="always"/>
      <style:text-properties fo:font-weight="normal"/>
    </style:style>
    <style:style style:name="SBC_3a_list_3a_numbered" style:display-name="SBC:list:numbered" style:family="paragraph" style:parent-style-name="Standard" style:list-style-name="SBC_3a_number_3a_list_3a_numbered" style:master-page-name="">
      <style:paragraph-properties fo:margin-left="0cm" fo:margin-right="0cm" fo:text-align="justify" style:justify-single-word="false" fo:text-indent="0cm" style:auto-text-indent="false" style:page-number="auto" text:number-lines="true" text:line-number="1">
        <style:tab-stops>
          <style:tab-stop style:position="0cm"/>
        </style:tab-stops>
      </style:paragraph-properties>
      <style:text-properties fo:language="pt" fo:country="BR"/>
    </style:style>
    <style:style style:name="SBC_3a_footnote" style:display-name="SBC:footnote" style:family="paragraph" style:parent-style-name="Standard" style:master-page-name="">
      <style:paragraph-properties fo:margin-left="0.499cm" fo:margin-right="0cm" fo:margin-top="0.109cm" fo:margin-bottom="0cm" fo:text-indent="-0.499cm" style:auto-text-indent="false" style:page-number="auto">
        <style:tab-stops/>
      </style:paragraph-properties>
      <style:text-properties fo:font-size="10pt"/>
    </style:style>
    <style:style style:name="SBC_3a_email" style:display-name="SBC:email" style:family="paragraph" style:parent-style-name="Standard" style:next-style-name="SBC_3a_abstract">
      <style:paragraph-properties fo:margin-top="0.21cm" fo:margin-bottom="0.21cm" fo:text-align="center" style:justify-single-word="false"/>
      <style:text-properties style:font-name="Courier" fo:font-size="10pt"/>
    </style:style>
    <style:style style:name="SBC_3a_paragraph_3a_first" style:display-name="SBC:paragraph:first" style:family="paragraph" style:parent-style-name="SBC_3a_paragraph" style:next-style-name="SBC_3a_paragraph">
      <style:paragraph-properties fo:margin-left="0cm" fo:margin-right="0cm" fo:margin-top="0.21cm" fo:margin-bottom="0cm" fo:text-indent="0cm" style:auto-text-indent="false"/>
    </style:style>
    <style:style style:name="SBC_3a_caption_3a_2lines" style:display-name="SBC:caption:2lines" style:family="paragraph" style:parent-style-name="SBC_3a_caption" style:next-style-name="SBC_3a_paragraph" style:master-page-name="">
      <style:paragraph-properties fo:text-align="justify" style:justify-single-word="false" style:page-number="auto"/>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Table_20_Contents_20__28_user_29_" style:display-name="Table Contents (user)" style:family="paragraph" style:parent-style-name="Text_20_body"/>
    <style:style style:name="Objeto_20_com_20_seta" style:display-name="Objeto com seta" style:family="paragraph" style:parent-style-name="Standard"/>
    <style:style style:name="Objeto_20_com_20_sombra" style:display-name="Objeto com sombra" style:family="paragraph" style:parent-style-name="Standard"/>
    <style:style style:name="Objeto_20_sem_20_preenchimento" style:display-name="Objeto sem preenchimento" style:family="paragraph" style:parent-style-name="Standard"/>
    <style:style style:name="Text" style:family="paragraph" style:parent-style-name="Caption" style:class="extra"/>
    <style:style style:name="Corpo_20_do_20_texto" style:display-name="Corpo do texto" style:family="paragraph" style:parent-style-name="Standard"/>
    <style:style style:name="Corpo_20_do_20_texto_20_justificado" style:display-name="Corpo do texto justificado" style:family="paragraph" style:parent-style-name="Standard">
      <style:paragraph-properties fo:text-align="start" style:justify-single-word="false"/>
    </style:style>
    <style:style style:name="Recuo_20_da_20_primeira_20_linha" style:display-name="Recuo da primeira linha" style:family="paragraph" style:parent-style-name="Standard">
      <style:paragraph-properties fo:margin-left="0cm" fo:margin-right="0cm" fo:text-indent="0.6cm" style:auto-text-indent="false"/>
    </style:style>
    <style:style style:name="Título1" style:family="paragraph" style:parent-style-name="Standard">
      <style:paragraph-properties fo:text-align="center" style:justify-single-word="false"/>
    </style:style>
    <style:style style:name="Título2" style:family="paragraph" style:parent-style-name="Standard">
      <style:paragraph-properties fo:margin-left="0cm" fo:margin-right="0.199cm" fo:margin-top="0.101cm" fo:margin-bottom="0.101cm" fo:text-align="center" style:justify-single-word="false" fo:text-indent="0cm" style:auto-text-indent="false"/>
    </style:style>
    <style:style style:name="WW-Título" style:family="paragraph" style:parent-style-name="Standard">
      <style:paragraph-properties fo:margin-top="0.42cm" fo:margin-bottom="0.21cm"/>
    </style:style>
    <style:style style:name="WW-Título1" style:family="paragraph" style:parent-style-name="Standard">
      <style:paragraph-properties fo:margin-top="0.42cm" fo:margin-bottom="0.21cm"/>
    </style:style>
    <style:style style:name="WW-Título2" style:family="paragraph" style:parent-style-name="Standard">
      <style:paragraph-properties fo:margin-top="0.42cm" fo:margin-bottom="0.21cm"/>
    </style:style>
    <style:style style:name="Linha_20_de_20_cota" style:display-name="Linha de cota" style:family="paragraph" style:parent-style-name="Standard"/>
    <style:style style:name="Padrão_7e_LT_7e_Gliederung_20_1" style:display-name="Padrão~LT~Gliederung 1" style:family="paragraph">
      <style:paragraph-properties fo:margin-top="0cm" fo:margin-bottom="0.499cm"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Padrão_7e_LT_7e_Gliederung_20_2" style:display-name="Padrão~LT~Gliederung 2" style:family="paragraph" style:parent-style-name="Padrão_7e_LT_7e_Gliederung_20_1">
      <style:paragraph-properties fo:margin-top="0cm" fo:margin-bottom="0.4cm"/>
      <style:text-properties fo:font-size="28pt" style:font-size-asian="28pt" style:font-size-complex="28pt"/>
    </style:style>
    <style:style style:name="Padrão_7e_LT_7e_Gliederung_20_3" style:display-name="Padrão~LT~Gliederung 3" style:family="paragraph" style:parent-style-name="Padrão_7e_LT_7e_Gliederung_20_2">
      <style:paragraph-properties fo:margin-top="0cm" fo:margin-bottom="0.3cm"/>
      <style:text-properties fo:font-size="24pt" style:font-size-asian="24pt" style:font-size-complex="24pt"/>
    </style:style>
    <style:style style:name="Padrão_7e_LT_7e_Gliederung_20_4" style:display-name="Padrão~LT~Gliederung 4" style:family="paragraph" style:parent-style-name="Padrão_7e_LT_7e_Gliederung_20_3">
      <style:paragraph-properties fo:margin-top="0cm" fo:margin-bottom="0.199cm"/>
      <style:text-properties fo:font-size="20pt" style:font-size-asian="20pt" style:font-size-complex="20pt"/>
    </style:style>
    <style:style style:name="Padrão_7e_LT_7e_Gliederung_20_5" style:display-name="Padrão~LT~Gliederung 5" style:family="paragraph" style:parent-style-name="Padrão_7e_LT_7e_Gliederung_20_4">
      <style:paragraph-properties fo:margin-top="0cm" fo:margin-bottom="0.101cm"/>
    </style:style>
    <style:style style:name="Padrão_7e_LT_7e_Gliederung_20_6" style:display-name="Padrão~LT~Gliederung 6" style:family="paragraph" style:parent-style-name="Padrão_7e_LT_7e_Gliederung_20_5"/>
    <style:style style:name="Padrão_7e_LT_7e_Gliederung_20_7" style:display-name="Padrão~LT~Gliederung 7" style:family="paragraph" style:parent-style-name="Padrão_7e_LT_7e_Gliederung_20_6"/>
    <style:style style:name="Padrão_7e_LT_7e_Gliederung_20_8" style:display-name="Padrão~LT~Gliederung 8" style:family="paragraph" style:parent-style-name="Padrão_7e_LT_7e_Gliederung_20_7"/>
    <style:style style:name="Padrão_7e_LT_7e_Gliederung_20_9" style:display-name="Padrão~LT~Gliederung 9" style:family="paragraph" style:parent-style-name="Padrão_7e_LT_7e_Gliederung_20_8"/>
    <style:style style:name="Padrão_7e_LT_7e_Titel" style:display-name="Padrão~LT~Titel"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Padrão_7e_LT_7e_Untertitel" style:display-name="Padrão~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Padrão_7e_LT_7e_Notizen" style:display-name="Padrão~LT~Notizen" style:family="paragraph">
      <style:paragraph-properties fo:margin-left="0.6cm" fo:margin-right="0cm" fo:text-indent="-0.6cm"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Padrão_7e_LT_7e_Hintergrundobjekte" style:display-name="Padrão~LT~Hintergrundobjekte" style:family="paragraph">
      <style:paragraph-properties style:text-autospace="none"/>
      <style:text-properties style:letter-kerning="true"/>
    </style:style>
    <style:style style:name="Padrão_7e_LT_7e_Hintergrund" style:display-name="Padrão~LT~Hintergrund" style:family="paragraph">
      <style:paragraph-properties style:text-autospace="none"/>
      <style:text-properties style:letter-kerning="tru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font-name="Mangal" fo:font-size="18pt" style:letter-kerning="true" style:font-name-asian="Mangal" style:font-size-asian="18pt" style:font-name-complex="Mangal"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ítulo12"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Objetos_20_do_20_plano_20_de_20_fundo" style:display-name="Objetos do plano de fundo" style:family="paragraph">
      <style:paragraph-properties style:text-autospace="none"/>
      <style:text-properties style:letter-kerning="true"/>
    </style:style>
    <style:style style:name="Plano_20_de_20_fundo" style:display-name="Plano de fundo" style:family="paragraph">
      <style:paragraph-properties style:text-autospace="none"/>
      <style:text-properties style:letter-kerning="true"/>
    </style:style>
    <style:style style:name="Notas" style:family="paragraph">
      <style:paragraph-properties fo:margin-left="0.6cm" fo:margin-right="0cm" fo:text-indent="-0.6cm"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Estrutura_20_de_20_tópicos_20_1" style:display-name="Estrutura de tópicos 1" style:family="paragraph">
      <style:paragraph-properties fo:margin-top="0cm" fo:margin-bottom="0.499cm"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Estrutura_20_de_20_tópicos_20_2" style:display-name="Estrutura de tópicos 2" style:family="paragraph" style:parent-style-name="Estrutura_20_de_20_tópicos_20_1">
      <style:paragraph-properties fo:margin-top="0cm" fo:margin-bottom="0.4cm"/>
      <style:text-properties fo:font-size="28pt" style:font-size-asian="28pt" style:font-size-complex="28pt"/>
    </style:style>
    <style:style style:name="Estrutura_20_de_20_tópicos_20_3" style:display-name="Estrutura de tópicos 3" style:family="paragraph" style:parent-style-name="Estrutura_20_de_20_tópicos_20_2">
      <style:paragraph-properties fo:margin-top="0cm" fo:margin-bottom="0.3cm"/>
      <style:text-properties fo:font-size="24pt" style:font-size-asian="24pt" style:font-size-complex="24pt"/>
    </style:style>
    <style:style style:name="Estrutura_20_de_20_tópicos_20_4" style:display-name="Estrutura de tópicos 4" style:family="paragraph" style:parent-style-name="Estrutura_20_de_20_tópicos_20_3">
      <style:paragraph-properties fo:margin-top="0cm" fo:margin-bottom="0.199cm"/>
      <style:text-properties fo:font-size="20pt" style:font-size-asian="20pt" style:font-size-complex="20pt"/>
    </style:style>
    <style:style style:name="Estrutura_20_de_20_tópicos_20_5" style:display-name="Estrutura de tópicos 5" style:family="paragraph" style:parent-style-name="Estrutura_20_de_20_tópicos_20_4">
      <style:paragraph-properties fo:margin-top="0cm" fo:margin-bottom="0.101cm"/>
    </style:style>
    <style:style style:name="Estrutura_20_de_20_tópicos_20_6" style:display-name="Estrutura de tópicos 6" style:family="paragraph" style:parent-style-name="Estrutura_20_de_20_tópicos_20_5"/>
    <style:style style:name="Estrutura_20_de_20_tópicos_20_7" style:display-name="Estrutura de tópicos 7" style:family="paragraph" style:parent-style-name="Estrutura_20_de_20_tópicos_20_6"/>
    <style:style style:name="Estrutura_20_de_20_tópicos_20_8" style:display-name="Estrutura de tópicos 8" style:family="paragraph" style:parent-style-name="Estrutura_20_de_20_tópicos_20_7"/>
    <style:style style:name="Estrutura_20_de_20_tópicos_20_9" style:display-name="Estrutura de tópicos 9" style:family="paragraph" style:parent-style-name="Estrutura_20_de_20_tópicos_20_8"/>
    <style:style style:name="Normal" style:family="paragraph">
      <style:paragraph-properties style:text-autospace="none"/>
      <style:text-properties fo:font-size="12pt" style:font-size-asian="12pt" style:font-size-complex="12pt"/>
    </style:style>
    <style:style style:name="Preformatted_20_Text_20__28_user_29_" style:display-name="Preformatted Text (user)" style:family="paragraph">
      <style:paragraph-properties style:text-autospace="none"/>
      <style:text-properties style:use-window-font-color="true" style:font-name="Courier New" fo:font-size="10pt" style:font-name-asian="Courier New" style:font-size-asian="10pt" style:font-name-complex="Courier New" style:font-size-complex="10pt"/>
    </style:style>
    <style:style style:name="caption" style:family="paragraph">
      <style:paragraph-properties fo:margin-top="0.374cm" fo:margin-bottom="0.374cm" style:text-autospace="none"/>
      <style:text-properties style:use-window-font-color="true" style:font-name="Times New Roman" fo:font-size="12pt" fo:font-style="italic" style:font-name-asian="Times New Roman" style:font-size-asian="12pt" style:font-style-asian="italic" style:font-name-complex="Times New Roman" style:font-size-complex="12pt" style:font-style-complex="italic"/>
    </style:style>
    <style:style style:name="Index_20__28_user_29_" style:display-name="Index (user)" style:family="paragraph">
      <style:paragraph-properties style:text-autospace="none"/>
      <style:text-properties style:use-window-font-color="true" style:font-name="Times New Roman" fo:font-size="12pt" style:font-name-asian="Times New Roman" style:font-size-asian="12pt" style:font-name-complex="Times New Roman" style:font-size-complex="12pt"/>
    </style:style>
    <style:style style:name="Numbering_20_Symbols" style:display-name="Numbering Symbols" style:family="paragraph">
      <style:paragraph-properties style:text-autospace="none"/>
      <style:text-properties fo:font-size="12pt" style:font-size-asian="12pt" style:font-size-complex="12pt"/>
    </style:style>
    <style:style style:name="Internet_20_link" style:display-name="Internet link" style:family="paragraph">
      <style:paragraph-properties style:text-autospace="none"/>
      <style:text-properties fo:color="#000080" fo:font-size="12pt" style:text-underline-style="solid" style:text-underline-width="auto" style:text-underline-color="font-color" style:font-size-asian="12pt" style:font-size-complex="12pt"/>
    </style:style>
    <style:style style:name="Footnote_20_Symbol" style:display-name="Footnote Symbol" style:family="text"/>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StarSymbol" fo:font-size="11pt" fo:background-color="transparen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Endnote_20_Symbol" style:display-name="Endnote Symbo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style:num-format="1">
        <style:list-level-properties text:min-label-width="0.75cm"/>
      </text:outline-level-style>
      <text:outline-level-style text:level="2" style:num-suffix="." style:num-format="1" text:display-levels="2">
        <style:list-level-properties text:min-label-width="1cm"/>
      </text:outline-level-style>
      <text:outline-level-style text:level="3" style:num-suffix="." style:num-format="1" text:display-levels="3">
        <style:list-level-properties text:min-label-width="1.251cm"/>
      </text:outline-level-style>
      <text:outline-level-style text:level="4" style:num-suffix="." style:num-format="1" text:display-levels="4">
        <style:list-level-properties text:min-label-width="1.524cm"/>
      </text:outline-level-style>
      <text:outline-level-style text:level="5" style:num-suffix="." style:num-format="1" text:display-levels="5">
        <style:list-level-properties text:min-label-width="1.778cm"/>
      </text:outline-level-style>
      <text:outline-level-style text:level="6" style:num-suffix="." style:num-format="1" text:display-levels="6">
        <style:list-level-properties text:min-label-width="2.032cm"/>
      </text:outline-level-style>
      <text:outline-level-style text:level="7" style:num-suffix="." style:num-format="1" text:display-levels="7">
        <style:list-level-properties text:min-label-width="2.286cm"/>
      </text:outline-level-style>
      <text:outline-level-style text:level="8" style:num-suffix="." style:num-format="1" text:display-levels="8">
        <style:list-level-properties text:min-label-width="2.54cm"/>
      </text:outline-level-style>
      <text:outline-level-style text:level="9" style:num-suffix="." style:num-format="1" text:display-levels="9">
        <style:list-level-properties text:min-label-width="2.794cm"/>
      </text:outline-level-style>
      <text:outline-level-style text:level="10" style:num-suffix="." style:num-format="1" text:display-levels="10">
        <style:list-level-properties/>
      </text:outline-level-style>
    </text:outline-style>
    <text:list-style style:name="SBC_3a_number_3a_list" style:display-name="SBC:number:list" text:consecutive-numbering="true">
      <text:list-level-style-bullet text:level="1" text:style-name="Zeichenformat" text:bullet-char="•">
        <style:list-level-properties text:min-label-width="0.499cm"/>
        <style:text-properties style:font-name="StarSymbol"/>
      </text:list-level-style-bullet>
      <text:list-level-style-bullet text:level="2" text:style-name="Zeichenformat" text:bullet-char="•">
        <style:list-level-properties text:space-before="0.501cm" text:min-label-width="0.499cm"/>
        <style:text-properties style:font-name="StarSymbol"/>
      </text:list-level-style-bullet>
      <text:list-level-style-bullet text:level="3" text:style-name="Zeichenformat" text:bullet-char="•">
        <style:list-level-properties text:space-before="1cm" text:min-label-width="0.499cm"/>
        <style:text-properties style:font-name="StarSymbol"/>
      </text:list-level-style-bullet>
      <text:list-level-style-bullet text:level="4" text:style-name="Zeichenformat" text:bullet-char="•">
        <style:list-level-properties text:space-before="1.501cm" text:min-label-width="0.499cm"/>
        <style:text-properties style:font-name="StarSymbol"/>
      </text:list-level-style-bullet>
      <text:list-level-style-bullet text:level="5" text:style-name="Zeichenformat" text:bullet-char="•">
        <style:list-level-properties text:space-before="2cm" text:min-label-width="0.499cm"/>
        <style:text-properties style:font-name="StarSymbol"/>
      </text:list-level-style-bullet>
      <text:list-level-style-bullet text:level="6" text:style-name="Zeichenformat" text:bullet-char="•">
        <style:list-level-properties text:space-before="2.501cm" text:min-label-width="0.499cm"/>
        <style:text-properties style:font-name="StarSymbol"/>
      </text:list-level-style-bullet>
      <text:list-level-style-bullet text:level="7" text:style-name="Zeichenformat" text:bullet-char="•">
        <style:list-level-properties text:space-before="3.001cm" text:min-label-width="0.499cm"/>
        <style:text-properties style:font-name="StarSymbol"/>
      </text:list-level-style-bullet>
      <text:list-level-style-bullet text:level="8" text:style-name="Zeichenformat" text:bullet-char="•">
        <style:list-level-properties text:space-before="3.502cm" text:min-label-width="0.499cm"/>
        <style:text-properties style:font-name="StarSymbol"/>
      </text:list-level-style-bullet>
      <text:list-level-style-bullet text:level="9" text:style-name="Zeichenformat" text:bullet-char="•">
        <style:list-level-properties text:space-before="4.001cm" text:min-label-width="0.499cm"/>
        <style:text-properties style:font-name="StarSymbol"/>
      </text:list-level-style-bullet>
      <text:list-level-style-bullet text:level="10" text:style-name="Zeichenformat" text:bullet-char="•">
        <style:list-level-properties text:space-before="4.502cm" text:min-label-width="0.499cm"/>
        <style:text-properties style:font-name="StarSymbol"/>
      </text:list-level-style-bullet>
    </text:list-style>
    <text:list-style style:name="SBC_3a_number_3a_list_3a_numbered" style:display-name="SBC:number:list:numbered" text:consecutive-numbering="true">
      <text:list-level-style-number text:level="1" text:style-name="Zeichenformat" style:num-suffix="." style:num-format="1">
        <style:list-level-properties text:space-before="1.25cm" text:min-label-width="0.75cm"/>
      </text:list-level-style-number>
      <text:list-level-style-number text:level="2" text:style-name="Zeichenformat" style:num-suffix="." style:num-format="1">
        <style:list-level-properties text:space-before="3.251cm" text:min-label-width="0.75cm"/>
      </text:list-level-style-number>
      <text:list-level-style-number text:level="3" text:style-name="Zeichenformat" style:num-suffix="." style:num-format="1">
        <style:list-level-properties text:space-before="5.251cm" text:min-label-width="0.75cm"/>
      </text:list-level-style-number>
      <text:list-level-style-number text:level="4" text:style-name="Zeichenformat" style:num-suffix="." style:num-format="1">
        <style:list-level-properties text:space-before="7.251cm" text:min-label-width="0.75cm"/>
      </text:list-level-style-number>
      <text:list-level-style-number text:level="5" text:style-name="Zeichenformat" style:num-suffix="." style:num-format="1">
        <style:list-level-properties text:space-before="9.251cm" text:min-label-width="0.75cm"/>
      </text:list-level-style-number>
      <text:list-level-style-number text:level="6" text:style-name="Zeichenformat" style:num-suffix="." style:num-format="1">
        <style:list-level-properties text:space-before="11.252cm" text:min-label-width="0.75cm"/>
      </text:list-level-style-number>
      <text:list-level-style-number text:level="7" text:style-name="Zeichenformat" style:num-suffix="." style:num-format="1">
        <style:list-level-properties text:space-before="13.252cm" text:min-label-width="0.75cm"/>
      </text:list-level-style-number>
      <text:list-level-style-number text:level="8" text:style-name="Zeichenformat" style:num-suffix="." style:num-format="1">
        <style:list-level-properties text:space-before="15.252cm" text:min-label-width="0.75cm"/>
      </text:list-level-style-number>
      <text:list-level-style-number text:level="9" text:style-name="Zeichenformat" style:num-suffix="." style:num-format="1">
        <style:list-level-properties text:space-before="17.252cm" text:min-label-width="0.75cm"/>
      </text:list-level-style-number>
      <text:list-level-style-number text:level="10" text:style-name="Zeichenformat" style:num-suffix="." style:num-format="1">
        <style:list-level-properties text:space-before="19.253cm" text:min-label-width="0.7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5cm" fo:margin-bottom="2.499cm" fo:margin-left="3cm" fo:margin-right="3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BrOffice.org/3.2$Win32 OpenOffice.org_project/320m18$Build-9502</meta:generator>
    <meta:creation-date>2010-08-03T10:11:27.48</meta:creation-date>
    <dc:language>pt-BR</dc:language>
    <meta:editing-cycles>571</meta:editing-cycles>
    <meta:editing-duration>PT337H08M43S</meta:editing-duration>
    <dc:date>2012-04-26T14:04:51.60</dc:date>
    <dc:creator>Luís Teixeira</dc:creator>
    <meta:document-statistic meta:table-count="5" meta:image-count="3" meta:object-count="6" meta:page-count="17" meta:paragraph-count="541" meta:word-count="5175" meta:character-count="34420"/>
    <meta:user-defined meta:name="Info 1"/>
    <meta:user-defined meta:name="Info 2"/>
    <meta:user-defined meta:name="Info 3"/>
    <meta:user-defined meta:name="Info 4"/>
  </office:meta>
</office:document-meta>
</file>

<file path=Object 1/content.xml><?xml version="1.0" encoding="utf-8"?>
<math xmlns="http://www.w3.org/1998/Math/MathML">
  <semantics>
    <mrow>
      <mi mathvariant="normal">∃</mi>
      <mrow>
        <mi>P</mi>
        <mi mathvariant="normal">⊆</mi>
        <mi>D</mi>
      </mrow>
    </mrow>
    <annotation encoding="StarMath 5.0">exists P subseteq D</annotation>
  </semantics>
</math>
</file>

<file path=Object 2/content.xml><?xml version="1.0" encoding="utf-8"?>
<math xmlns="http://www.w3.org/1998/Math/MathML">
  <semantics>
    <mrow>
      <mi mathvariant="normal">∃</mi>
      <mrow>
        <msup>
          <mi>P</mi>
          <mrow>
            <mi mathvariant="normal">−</mi>
          </mrow>
        </msup>
        <mi mathvariant="normal">⊆</mi>
        <mi>R</mi>
      </mrow>
    </mrow>
    <annotation encoding="StarMath 5.0">exists P^-{} subseteq R</annotation>
  </semantics>
</math>
</file>

<file path=Object 3/content.xml><?xml version="1.0" encoding="utf-8"?>
<math xmlns="http://www.w3.org/1998/Math/MathML">
  <semantics>
    <mrow>
      <mrow>
        <mi>D</mi>
        <mi mathvariant="normal">⊆</mi>
        <mrow>
          <mo stretchy="false">(</mo>
          <mrow>
            <mo stretchy="false">≥</mo>
            <mi mathvariant="italic">kP</mi>
          </mrow>
          <mo stretchy="false">)</mo>
        </mrow>
      </mrow>
      <mi>,</mi>
      <mi mathvariant="italic">onde</mi>
      <mi>D</mi>
      <mi>é</mi>
      <mi mathvariant="italic">domínio</mi>
      <mi mathvariant="italic">de</mi>
      <mi>P</mi>
    </mrow>
    <annotation encoding="StarMath 5.0">D subseteq ({}geslant kP), onde D é domínio de P</annotation>
  </semantics>
</math>
</file>

<file path=Object 4/content.xml><?xml version="1.0" encoding="utf-8"?>
<math xmlns="http://www.w3.org/1998/Math/MathML">
  <semantics>
    <mrow>
      <mrow>
        <mi>D</mi>
        <mi mathvariant="normal">⊆</mi>
        <mrow>
          <mo stretchy="false">(</mo>
          <mrow>
            <mo stretchy="false">≤</mo>
            <mi mathvariant="italic">kP</mi>
          </mrow>
          <mo stretchy="false">)</mo>
        </mrow>
      </mrow>
      <mi>,</mi>
      <mi mathvariant="italic">onde</mi>
      <mi>D</mi>
      <mi>é</mi>
      <mi mathvariant="italic">domínio</mi>
      <mi mathvariant="italic">de</mi>
      <mi>P</mi>
    </mrow>
    <annotation encoding="StarMath 5.0">D subseteq ({} leslant kP), onde D é domínio de P</annotation>
  </semantics>
</math>
</file>

<file path=Object 5/content.xml><?xml version="1.0" encoding="utf-8"?>
<math xmlns="http://www.w3.org/1998/Math/MathML">
  <semantics>
    <mrow>
      <mi>C</mi>
      <mi mathvariant="normal">⊆</mi>
      <mi>D</mi>
    </mrow>
    <annotation encoding="StarMath 5.0">C subseteq D</annotation>
  </semantics>
</math>
</file>

<file path=Object 6/content.xml><?xml version="1.0" encoding="utf-8"?>
<math xmlns="http://www.w3.org/1998/Math/MathML">
  <semantics>
    <mrow>
      <mi>C</mi>
      <mi mathvariant="normal">∣</mi>
      <mi>D</mi>
    </mrow>
    <annotation encoding="StarMath 5.0">C divides D</annotation>
  </semantics>
</math>
</file>